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e47d98" officeooo:paragraph-rsid="04e47d98"/>
    </style:style>
    <style:style style:name="P207" style:family="paragraph" style:parent-style-name="Исходный_20_код">
      <style:text-properties officeooo:paragraph-rsid="05049cfa"/>
    </style:style>
    <style:style style:name="P208" style:family="paragraph" style:parent-style-name="Text_20_body">
      <style:text-properties officeooo:paragraph-rsid="050502b2"/>
    </style:style>
    <style:style style:name="P209" style:family="paragraph" style:parent-style-name="Text_20_body">
      <style:text-properties officeooo:rsid="0507ef00" officeooo:paragraph-rsid="0507ef00"/>
    </style:style>
    <style:style style:name="P210" style:family="paragraph" style:parent-style-name="Text_20_body">
      <style:text-properties officeooo:rsid="050abf9a" officeooo:paragraph-rsid="050abf9a"/>
    </style:style>
    <style:style style:name="P211" style:family="paragraph" style:parent-style-name="Text_20_body">
      <style:text-properties officeooo:rsid="0510db32" officeooo:paragraph-rsid="0510db32"/>
    </style:style>
    <style:style style:name="P212" style:family="paragraph" style:parent-style-name="Text_20_body">
      <style:text-properties officeooo:rsid="0512ffb4" officeooo:paragraph-rsid="0512ffb4"/>
    </style:style>
    <style:style style:name="P213" style:family="paragraph" style:parent-style-name="Text_20_body">
      <style:text-properties officeooo:rsid="051ab4f0" officeooo:paragraph-rsid="051ab4f0"/>
    </style:style>
    <style:style style:name="P214" style:family="paragraph" style:parent-style-name="Text_20_body">
      <style:text-properties officeooo:rsid="051d031f" officeooo:paragraph-rsid="051d031f"/>
    </style:style>
    <style:style style:name="P215" style:family="paragraph" style:parent-style-name="Text_20_body">
      <style:text-properties officeooo:rsid="052166d2" officeooo:paragraph-rsid="052166d2"/>
    </style:style>
    <style:style style:name="P216" style:family="paragraph" style:parent-style-name="Text_20_body">
      <style:text-properties officeooo:rsid="052166d2" officeooo:paragraph-rsid="05354e78"/>
    </style:style>
    <style:style style:name="P217" style:family="paragraph" style:parent-style-name="Text_20_body">
      <style:text-properties officeooo:rsid="0530753c" officeooo:paragraph-rsid="053248e7"/>
    </style:style>
    <style:style style:name="P218" style:family="paragraph" style:parent-style-name="Text_20_body">
      <style:text-properties officeooo:rsid="0530753c" officeooo:paragraph-rsid="0530753c"/>
    </style:style>
    <style:style style:name="P219" style:family="paragraph" style:parent-style-name="Text_20_body">
      <style:text-properties officeooo:rsid="0533cbdb" officeooo:paragraph-rsid="0533cbdb"/>
    </style:style>
    <style:style style:name="P220" style:family="paragraph" style:parent-style-name="Исходный_20_код">
      <style:text-properties officeooo:paragraph-rsid="050a0cbb"/>
    </style:style>
    <style:style style:name="P221" style:family="paragraph" style:parent-style-name="Text_20_body">
      <style:text-properties officeooo:rsid="055251ce" officeooo:paragraph-rsid="055251ce"/>
    </style:style>
    <style:style style:name="P222" style:family="paragraph" style:parent-style-name="Text_20_body">
      <style:text-properties officeooo:rsid="0553fa1d" officeooo:paragraph-rsid="056fabf7"/>
    </style:style>
    <style:style style:name="P223" style:family="paragraph" style:parent-style-name="Text_20_body">
      <style:text-properties officeooo:rsid="0564b2e0" officeooo:paragraph-rsid="0564b2e0"/>
    </style:style>
    <style:style style:name="P224" style:family="paragraph" style:parent-style-name="Исходный_20_код">
      <style:text-properties officeooo:rsid="0565ca3e" officeooo:paragraph-rsid="0565ca3e"/>
    </style:style>
    <style:style style:name="P225" style:family="paragraph" style:parent-style-name="Text_20_body">
      <style:text-properties officeooo:rsid="05738872" officeooo:paragraph-rsid="05738872"/>
    </style:style>
    <style:style style:name="P226" style:family="paragraph" style:parent-style-name="Text_20_body">
      <style:text-properties officeooo:rsid="05861cab" officeooo:paragraph-rsid="05861cab"/>
    </style:style>
    <style:style style:name="P227" style:family="paragraph" style:parent-style-name="Исходный_20_код">
      <style:text-properties officeooo:rsid="05598566" officeooo:paragraph-rsid="0584226d"/>
    </style:style>
    <style:style style:name="P228" style:family="paragraph" style:parent-style-name="Text_20_body">
      <style:text-properties officeooo:rsid="05920142" officeooo:paragraph-rsid="05920142"/>
    </style:style>
    <style:style style:name="P229" style:family="paragraph" style:parent-style-name="Text_20_body">
      <style:text-properties officeooo:rsid="0593a96b" officeooo:paragraph-rsid="0593a96b"/>
    </style:style>
    <style:style style:name="P230" style:family="paragraph" style:parent-style-name="Text_20_body">
      <style:text-properties officeooo:rsid="0598e2b5" officeooo:paragraph-rsid="0598e2b5"/>
    </style:style>
    <style:style style:name="P231" style:family="paragraph" style:parent-style-name="Text_20_body">
      <style:text-properties officeooo:rsid="059ad923" officeooo:paragraph-rsid="059ad923"/>
    </style:style>
    <style:style style:name="P232" style:family="paragraph" style:parent-style-name="Text_20_body">
      <style:text-properties officeooo:rsid="059c866d" officeooo:paragraph-rsid="059c866d"/>
    </style:style>
    <style:style style:name="P233" style:family="paragraph" style:parent-style-name="Text_20_body">
      <style:text-properties officeooo:rsid="059de58d" officeooo:paragraph-rsid="059de58d"/>
    </style:style>
    <style:style style:name="P234" style:family="paragraph" style:parent-style-name="Text_20_body">
      <style:text-properties officeooo:rsid="05adf266" officeooo:paragraph-rsid="05adf266"/>
    </style:style>
    <style:style style:name="P235" style:family="paragraph" style:parent-style-name="Text_20_body">
      <style:text-properties officeooo:rsid="05b0dc3b" officeooo:paragraph-rsid="05b0dc3b"/>
    </style:style>
    <style:style style:name="P236" style:family="paragraph" style:parent-style-name="Text_20_body">
      <style:text-properties officeooo:rsid="05b0dc3b" officeooo:paragraph-rsid="0aad3452"/>
    </style:style>
    <style:style style:name="P237" style:family="paragraph" style:parent-style-name="Исходный_20_код">
      <style:text-properties officeooo:paragraph-rsid="05a292c6"/>
    </style:style>
    <style:style style:name="P238" style:family="paragraph" style:parent-style-name="Исходный_20_код">
      <style:text-properties officeooo:paragraph-rsid="05b36f57"/>
    </style:style>
    <style:style style:name="P239" style:family="paragraph" style:parent-style-name="Исходный_20_код">
      <style:text-properties officeooo:paragraph-rsid="05b53f40"/>
    </style:style>
    <style:style style:name="P240" style:family="paragraph" style:parent-style-name="Text_20_body">
      <style:text-properties officeooo:rsid="05cb0c17" officeooo:paragraph-rsid="05ebd4ef"/>
    </style:style>
    <style:style style:name="P241" style:family="paragraph" style:parent-style-name="Text_20_body">
      <style:text-properties officeooo:rsid="05cc541c" officeooo:paragraph-rsid="05cc541c"/>
    </style:style>
    <style:style style:name="P242" style:family="paragraph" style:parent-style-name="Text_20_body">
      <style:text-properties officeooo:rsid="05cc541c" officeooo:paragraph-rsid="0b408571"/>
    </style:style>
    <style:style style:name="P243" style:family="paragraph" style:parent-style-name="Исходный_20_код">
      <style:text-properties officeooo:paragraph-rsid="05eba585"/>
    </style:style>
    <style:style style:name="P244" style:family="paragraph" style:parent-style-name="Исходный_20_код">
      <style:text-properties officeooo:rsid="0315ed85" officeooo:paragraph-rsid="0315ed85"/>
    </style:style>
    <style:style style:name="P245" style:family="paragraph" style:parent-style-name="Исходный_20_код">
      <style:text-properties officeooo:rsid="05eba585" officeooo:paragraph-rsid="05eba585"/>
    </style:style>
    <style:style style:name="P246" style:family="paragraph" style:parent-style-name="Text_20_body">
      <style:text-properties officeooo:rsid="05f7b27b" officeooo:paragraph-rsid="05f7b27b"/>
    </style:style>
    <style:style style:name="P247" style:family="paragraph" style:parent-style-name="Text_20_body">
      <style:text-properties officeooo:rsid="05f7b27b" officeooo:paragraph-rsid="09582543"/>
    </style:style>
    <style:style style:name="P248" style:family="paragraph" style:parent-style-name="Text_20_body">
      <style:text-properties officeooo:rsid="05f7b27b" officeooo:paragraph-rsid="0975b3ad"/>
    </style:style>
    <style:style style:name="P249" style:family="paragraph" style:parent-style-name="Text_20_body">
      <style:text-properties officeooo:rsid="05f86f03" officeooo:paragraph-rsid="05f86f03"/>
    </style:style>
    <style:style style:name="P250" style:family="paragraph" style:parent-style-name="Text_20_body">
      <style:text-properties officeooo:rsid="05f86f03" officeooo:paragraph-rsid="09582543"/>
    </style:style>
    <style:style style:name="P251" style:family="paragraph" style:parent-style-name="Text_20_body">
      <style:text-properties officeooo:rsid="05f86f03" officeooo:paragraph-rsid="0975b3ad"/>
    </style:style>
    <style:style style:name="P252" style:family="paragraph" style:parent-style-name="Text_20_body">
      <style:text-properties officeooo:rsid="05fc5a8b" officeooo:paragraph-rsid="05fc5a8b"/>
    </style:style>
    <style:style style:name="P253" style:family="paragraph" style:parent-style-name="Text_20_body">
      <style:text-properties officeooo:rsid="05fc5a8b" officeooo:paragraph-rsid="09582543"/>
    </style:style>
    <style:style style:name="P254" style:family="paragraph" style:parent-style-name="Text_20_body">
      <style:text-properties officeooo:rsid="06005d4c" officeooo:paragraph-rsid="06005d4c"/>
    </style:style>
    <style:style style:name="P255" style:family="paragraph" style:parent-style-name="Text_20_body">
      <style:text-properties officeooo:rsid="06005d4c" officeooo:paragraph-rsid="09582543"/>
    </style:style>
    <style:style style:name="P256" style:family="paragraph" style:parent-style-name="Text_20_body">
      <style:text-properties officeooo:rsid="06005d4c" officeooo:paragraph-rsid="0975b3ad"/>
    </style:style>
    <style:style style:name="P257" style:family="paragraph" style:parent-style-name="Text_20_body">
      <style:text-properties officeooo:rsid="0601ba37" officeooo:paragraph-rsid="0601ba37"/>
    </style:style>
    <style:style style:name="P258" style:family="paragraph" style:parent-style-name="Text_20_body">
      <style:text-properties officeooo:rsid="0601ba37" officeooo:paragraph-rsid="09582543"/>
    </style:style>
    <style:style style:name="P259" style:family="paragraph" style:parent-style-name="Text_20_body">
      <style:text-properties officeooo:rsid="0601ba37" officeooo:paragraph-rsid="0975b3ad"/>
    </style:style>
    <style:style style:name="P260" style:family="paragraph" style:parent-style-name="Text_20_body">
      <style:text-properties officeooo:rsid="03112720" officeooo:paragraph-rsid="03112720"/>
    </style:style>
    <style:style style:name="P261" style:family="paragraph" style:parent-style-name="Text_20_body">
      <style:text-properties officeooo:paragraph-rsid="06086fbd"/>
    </style:style>
    <style:style style:name="P262" style:family="paragraph" style:parent-style-name="Исходный_20_код">
      <style:text-properties officeooo:paragraph-rsid="06086fbd"/>
    </style:style>
    <style:style style:name="P263" style:family="paragraph" style:parent-style-name="Text_20_body">
      <style:text-properties officeooo:rsid="033764c2" officeooo:paragraph-rsid="033764c2"/>
    </style:style>
    <style:style style:name="P264" style:family="paragraph" style:parent-style-name="Text_20_body">
      <style:text-properties officeooo:rsid="033764c2" officeooo:paragraph-rsid="0609f852"/>
    </style:style>
    <style:style style:name="P265" style:family="paragraph" style:parent-style-name="Text_20_body">
      <style:text-properties officeooo:rsid="03bfd133" officeooo:paragraph-rsid="03daeedf"/>
    </style:style>
    <style:style style:name="P266" style:family="paragraph" style:parent-style-name="Text_20_body">
      <style:text-properties officeooo:rsid="03bfd133" officeooo:paragraph-rsid="060ad3d7"/>
    </style:style>
    <style:style style:name="P267" style:family="paragraph" style:parent-style-name="Text_20_body">
      <style:text-properties officeooo:paragraph-rsid="060af3f5"/>
    </style:style>
    <style:style style:name="P268" style:family="paragraph" style:parent-style-name="Исходный_20_код">
      <style:text-properties officeooo:paragraph-rsid="060af3f5"/>
    </style:style>
    <style:style style:name="P269" style:family="paragraph" style:parent-style-name="Text_20_body">
      <style:text-properties officeooo:rsid="03a412d8" officeooo:paragraph-rsid="03a412d8"/>
    </style:style>
    <style:style style:name="P270" style:family="paragraph" style:parent-style-name="Text_20_body">
      <style:text-properties officeooo:rsid="03a412d8" officeooo:paragraph-rsid="060c39b8"/>
    </style:style>
    <style:style style:name="P271" style:family="paragraph" style:parent-style-name="Text_20_body">
      <style:text-properties officeooo:rsid="03a412d8" officeooo:paragraph-rsid="060f284b"/>
    </style:style>
    <style:style style:name="P272" style:family="paragraph" style:parent-style-name="Text_20_body">
      <style:text-properties officeooo:rsid="03a412d8" officeooo:paragraph-rsid="061d21be"/>
    </style:style>
    <style:style style:name="P273" style:family="paragraph" style:parent-style-name="Text_20_body">
      <style:text-properties officeooo:rsid="03a412d8" officeooo:paragraph-rsid="06cd0ea7"/>
    </style:style>
    <style:style style:name="P274" style:family="paragraph" style:parent-style-name="Text_20_body">
      <style:text-properties officeooo:rsid="0613474a" officeooo:paragraph-rsid="0613474a"/>
    </style:style>
    <style:style style:name="P275" style:family="paragraph" style:parent-style-name="Text_20_body">
      <style:text-properties officeooo:rsid="0613474a" officeooo:paragraph-rsid="096ff565"/>
    </style:style>
    <style:style style:name="P276" style:family="paragraph" style:parent-style-name="Text_20_body">
      <style:text-properties officeooo:rsid="0613474a" officeooo:paragraph-rsid="0975b3ad"/>
    </style:style>
    <style:style style:name="P277" style:family="paragraph" style:parent-style-name="Исходный_20_код">
      <style:text-properties officeooo:paragraph-rsid="05fab04e"/>
    </style:style>
    <style:style style:name="P278" style:family="paragraph" style:parent-style-name="Исходный_20_код">
      <style:text-properties officeooo:paragraph-rsid="0609f852"/>
    </style:style>
    <style:style style:name="P279" style:family="paragraph" style:parent-style-name="Исходный_20_код">
      <style:text-properties officeooo:paragraph-rsid="060ad3d7"/>
    </style:style>
    <style:style style:name="P280" style:family="paragraph" style:parent-style-name="Исходный_20_код">
      <style:text-properties officeooo:paragraph-rsid="060c39b8"/>
    </style:style>
    <style:style style:name="P281" style:family="paragraph" style:parent-style-name="Исходный_20_код">
      <style:text-properties officeooo:paragraph-rsid="061d21be"/>
    </style:style>
    <style:style style:name="P282" style:family="paragraph" style:parent-style-name="Text_20_body">
      <style:text-properties officeooo:rsid="03a87793" officeooo:paragraph-rsid="03a87793"/>
    </style:style>
    <style:style style:name="P283" style:family="paragraph" style:parent-style-name="Text_20_body">
      <style:text-properties officeooo:rsid="0620e95d" officeooo:paragraph-rsid="063e9233"/>
    </style:style>
    <style:style style:name="P284" style:family="paragraph" style:parent-style-name="Text_20_body">
      <style:text-properties officeooo:rsid="0634c7b6" officeooo:paragraph-rsid="0634c7b6"/>
    </style:style>
    <style:style style:name="P285" style:family="paragraph" style:parent-style-name="Text_20_body">
      <style:text-properties officeooo:rsid="05002b32" officeooo:paragraph-rsid="05002b32"/>
    </style:style>
    <style:style style:name="P286" style:family="paragraph" style:parent-style-name="Исходный_20_код">
      <style:text-properties officeooo:paragraph-rsid="066218da"/>
    </style:style>
    <style:style style:name="P287" style:family="paragraph" style:parent-style-name="Исходный_20_код">
      <style:text-properties officeooo:rsid="066218da" officeooo:paragraph-rsid="066218da"/>
    </style:style>
    <style:style style:name="P288" style:family="paragraph" style:parent-style-name="Исходный_20_код">
      <style:text-properties officeooo:rsid="066218da" officeooo:paragraph-rsid="087a0a4f"/>
    </style:style>
    <style:style style:name="P289" style:family="paragraph" style:parent-style-name="Исходный_20_код">
      <style:text-properties officeooo:paragraph-rsid="066b3141"/>
    </style:style>
    <style:style style:name="P290" style:family="paragraph" style:parent-style-name="Исходный_20_код">
      <style:text-properties officeooo:paragraph-rsid="066b5984"/>
    </style:style>
    <style:style style:name="P291" style:family="paragraph" style:parent-style-name="Text_20_body">
      <style:text-properties officeooo:rsid="0627815a" officeooo:paragraph-rsid="06d42fd3"/>
    </style:style>
    <style:style style:name="P292" style:family="paragraph" style:parent-style-name="Text_20_body">
      <style:text-properties officeooo:rsid="062a8f9d" officeooo:paragraph-rsid="06d42fd3"/>
    </style:style>
    <style:style style:name="P29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7" style:family="paragraph" style:parent-style-name="Исходный_20_код">
      <style:text-properties officeooo:paragraph-rsid="06903f5c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0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1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2" style:family="paragraph" style:parent-style-name="Исходный_20_код">
      <style:text-properties officeooo:paragraph-rsid="069e3f3c"/>
    </style:style>
    <style:style style:name="P303" style:family="paragraph" style:parent-style-name="Text_20_body">
      <style:text-properties officeooo:rsid="00d615d9" officeooo:paragraph-rsid="0723ea59"/>
    </style:style>
    <style:style style:name="P304" style:family="paragraph" style:parent-style-name="Text_20_body">
      <style:text-properties officeooo:rsid="00e49875" officeooo:paragraph-rsid="072afc5d"/>
    </style:style>
    <style:style style:name="P305" style:family="paragraph" style:parent-style-name="Text_20_body">
      <style:text-properties officeooo:rsid="07577a03" officeooo:paragraph-rsid="07577a03"/>
    </style:style>
    <style:style style:name="P306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7" style:family="paragraph" style:parent-style-name="Text_20_body">
      <style:text-properties officeooo:rsid="07577a03" officeooo:paragraph-rsid="076dde53"/>
    </style:style>
    <style:style style:name="P308" style:family="paragraph" style:parent-style-name="Text_20_body">
      <style:text-properties officeooo:rsid="07577a03" officeooo:paragraph-rsid="076ee35a"/>
    </style:style>
    <style:style style:name="P309" style:family="paragraph" style:parent-style-name="Text_20_body">
      <style:text-properties officeooo:rsid="075b1c15" officeooo:paragraph-rsid="075b1c15"/>
    </style:style>
    <style:style style:name="P310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1" style:family="paragraph" style:parent-style-name="Text_20_body">
      <style:text-properties officeooo:rsid="075fe862" officeooo:paragraph-rsid="075fe862"/>
    </style:style>
    <style:style style:name="P312" style:family="paragraph" style:parent-style-name="Text_20_body">
      <style:text-properties officeooo:rsid="0764e0b4" officeooo:paragraph-rsid="0764e0b4"/>
    </style:style>
    <style:style style:name="P313" style:family="paragraph" style:parent-style-name="Text_20_body">
      <style:text-properties officeooo:rsid="0764e0b4" officeooo:paragraph-rsid="076c388a"/>
    </style:style>
    <style:style style:name="P314" style:family="paragraph" style:parent-style-name="Text_20_body">
      <style:text-properties officeooo:rsid="01e6a17f" officeooo:paragraph-rsid="07b729ce"/>
    </style:style>
    <style:style style:name="P315" style:family="paragraph" style:parent-style-name="Исходный_20_код">
      <style:text-properties officeooo:paragraph-rsid="0750966a"/>
    </style:style>
    <style:style style:name="P316" style:family="paragraph" style:parent-style-name="Исходный_20_код">
      <style:text-properties officeooo:paragraph-rsid="06690a4e"/>
    </style:style>
    <style:style style:name="P317" style:family="paragraph" style:parent-style-name="Исходный_20_код">
      <style:text-properties officeooo:paragraph-rsid="07632cc8"/>
    </style:style>
    <style:style style:name="P318" style:family="paragraph" style:parent-style-name="Text_20_body">
      <style:text-properties officeooo:rsid="07bc1eef" officeooo:paragraph-rsid="07be8631"/>
    </style:style>
    <style:style style:name="P319" style:family="paragraph" style:parent-style-name="Text_20_body">
      <style:text-properties officeooo:rsid="07bd6177" officeooo:paragraph-rsid="07bd6177"/>
    </style:style>
    <style:style style:name="P320" style:family="paragraph" style:parent-style-name="Text_20_body">
      <style:text-properties officeooo:rsid="07bd96ca" officeooo:paragraph-rsid="07bd96ca"/>
    </style:style>
    <style:style style:name="P321" style:family="paragraph" style:parent-style-name="Text_20_body">
      <style:text-properties officeooo:rsid="07c16ce6" officeooo:paragraph-rsid="07c16ce6"/>
    </style:style>
    <style:style style:name="P322" style:family="paragraph" style:parent-style-name="Исходный_20_код">
      <style:text-properties officeooo:paragraph-rsid="06fa67cc"/>
    </style:style>
    <style:style style:name="P323" style:family="paragraph" style:parent-style-name="Text_20_body">
      <style:text-properties officeooo:rsid="07c974ee" officeooo:paragraph-rsid="07c974ee"/>
    </style:style>
    <style:style style:name="P324" style:family="paragraph" style:parent-style-name="Text_20_body">
      <style:text-properties officeooo:rsid="07cc2237" officeooo:paragraph-rsid="07cc2237"/>
    </style:style>
    <style:style style:name="P325" style:family="paragraph" style:parent-style-name="Text_20_body">
      <style:text-properties officeooo:rsid="07cc2237" officeooo:paragraph-rsid="07e7abec"/>
    </style:style>
    <style:style style:name="P326" style:family="paragraph" style:parent-style-name="Text_20_body">
      <style:text-properties officeooo:rsid="07ce040e" officeooo:paragraph-rsid="07ec9397"/>
    </style:style>
    <style:style style:name="P327" style:family="paragraph" style:parent-style-name="Text_20_body">
      <style:text-properties officeooo:rsid="07ce040e" officeooo:paragraph-rsid="07eeae75"/>
    </style:style>
    <style:style style:name="P328" style:family="paragraph" style:parent-style-name="Text_20_body">
      <style:text-properties officeooo:rsid="07ce040e" officeooo:paragraph-rsid="07f12425"/>
    </style:style>
    <style:style style:name="P329" style:family="paragraph" style:parent-style-name="Text_20_body">
      <style:text-properties officeooo:rsid="07ce040e" officeooo:paragraph-rsid="07f22e13"/>
    </style:style>
    <style:style style:name="P330" style:family="paragraph" style:parent-style-name="Text_20_body">
      <style:text-properties officeooo:rsid="07e30975" officeooo:paragraph-rsid="07e30975"/>
    </style:style>
    <style:style style:name="P331" style:family="paragraph" style:parent-style-name="Исходный_20_код">
      <style:text-properties officeooo:paragraph-rsid="066f57ff"/>
    </style:style>
    <style:style style:name="P332" style:family="paragraph" style:parent-style-name="Исходный_20_код">
      <style:text-properties officeooo:paragraph-rsid="0672426f"/>
    </style:style>
    <style:style style:name="P333" style:family="paragraph" style:parent-style-name="Text_20_body">
      <style:text-properties officeooo:rsid="08376563" officeooo:paragraph-rsid="08376563"/>
    </style:style>
    <style:style style:name="P334" style:family="paragraph" style:parent-style-name="Text_20_body">
      <style:text-properties officeooo:rsid="05da01fa" officeooo:paragraph-rsid="05da01fa"/>
    </style:style>
    <style:style style:name="P335" style:family="paragraph" style:parent-style-name="Text_20_body">
      <style:text-properties officeooo:rsid="0815f31e" officeooo:paragraph-rsid="0815f31e"/>
    </style:style>
    <style:style style:name="P336" style:family="paragraph" style:parent-style-name="Text_20_body">
      <style:text-properties officeooo:rsid="0815f31e" officeooo:paragraph-rsid="0aa4b11b"/>
    </style:style>
    <style:style style:name="P337" style:family="paragraph" style:parent-style-name="Text_20_body">
      <style:text-properties officeooo:rsid="08195eda" officeooo:paragraph-rsid="081d68db"/>
    </style:style>
    <style:style style:name="P338" style:family="paragraph" style:parent-style-name="Text_20_body">
      <style:text-properties officeooo:paragraph-rsid="081a0aa8"/>
    </style:style>
    <style:style style:name="P339" style:family="paragraph" style:parent-style-name="Text_20_body">
      <style:text-properties officeooo:rsid="00c42a1b" officeooo:paragraph-rsid="08376563"/>
    </style:style>
    <style:style style:name="P340" style:family="paragraph" style:parent-style-name="Исходный_20_код">
      <style:text-properties officeooo:paragraph-rsid="0822c67e"/>
    </style:style>
    <style:style style:name="P341" style:family="paragraph" style:parent-style-name="Исходный_20_код">
      <style:text-properties officeooo:paragraph-rsid="0845f5a3"/>
    </style:style>
    <style:style style:name="P342" style:family="paragraph" style:parent-style-name="Text_20_body">
      <style:text-properties officeooo:rsid="084794a4" officeooo:paragraph-rsid="084a7113"/>
    </style:style>
    <style:style style:name="P343" style:family="paragraph" style:parent-style-name="Text_20_body">
      <style:text-properties officeooo:rsid="084e411f" officeooo:paragraph-rsid="084e411f"/>
    </style:style>
    <style:style style:name="P344" style:family="paragraph" style:parent-style-name="Text_20_body">
      <style:text-properties officeooo:rsid="084e411f" officeooo:paragraph-rsid="08505a1a"/>
    </style:style>
    <style:style style:name="P345" style:family="paragraph" style:parent-style-name="Исходный_20_код">
      <style:text-properties officeooo:paragraph-rsid="083e787c"/>
    </style:style>
    <style:style style:name="P346" style:family="paragraph" style:parent-style-name="Исходный_20_код">
      <style:text-properties officeooo:paragraph-rsid="08446432"/>
    </style:style>
    <style:style style:name="P347" style:family="paragraph" style:parent-style-name="Исходный_20_код">
      <style:text-properties officeooo:paragraph-rsid="08505a1a"/>
    </style:style>
    <style:style style:name="P348" style:family="paragraph" style:parent-style-name="Исходный_20_код">
      <style:text-properties officeooo:paragraph-rsid="0858963c"/>
    </style:style>
    <style:style style:name="P349" style:family="paragraph" style:parent-style-name="Text_20_body">
      <style:text-properties officeooo:rsid="08569c4b" officeooo:paragraph-rsid="08569c4b"/>
    </style:style>
    <style:style style:name="P350" style:family="paragraph" style:parent-style-name="Text_20_body">
      <style:text-properties officeooo:rsid="08569c4b" officeooo:paragraph-rsid="085e8842"/>
    </style:style>
    <style:style style:name="P351" style:family="paragraph" style:parent-style-name="Text_20_body">
      <style:text-properties officeooo:rsid="085cffdc" officeooo:paragraph-rsid="085cffdc"/>
    </style:style>
    <style:style style:name="P352" style:family="paragraph" style:parent-style-name="Text_20_body">
      <style:text-properties officeooo:rsid="0861cddb" officeooo:paragraph-rsid="0869d2bd"/>
    </style:style>
    <style:style style:name="P353" style:family="paragraph" style:parent-style-name="Text_20_body">
      <style:text-properties officeooo:rsid="0861cddb" officeooo:paragraph-rsid="087290ff"/>
    </style:style>
    <style:style style:name="P354" style:family="paragraph" style:parent-style-name="Text_20_body">
      <style:text-properties officeooo:rsid="0861cddb" officeooo:paragraph-rsid="087306ba"/>
    </style:style>
    <style:style style:name="P355" style:family="paragraph" style:parent-style-name="Text_20_body">
      <style:text-properties officeooo:rsid="0861cddb" officeooo:paragraph-rsid="0874e748"/>
    </style:style>
    <style:style style:name="P356" style:family="paragraph" style:parent-style-name="Text_20_body">
      <style:text-properties officeooo:rsid="0861cddb" officeooo:paragraph-rsid="087d3abf"/>
    </style:style>
    <style:style style:name="P357" style:family="paragraph" style:parent-style-name="Text_20_body">
      <style:text-properties officeooo:paragraph-rsid="0870bacb"/>
    </style:style>
    <style:style style:name="P358" style:family="paragraph" style:parent-style-name="Исходный_20_код">
      <style:text-properties officeooo:paragraph-rsid="087290ff"/>
    </style:style>
    <style:style style:name="P359" style:family="paragraph" style:parent-style-name="Исходный_20_код">
      <style:text-properties officeooo:paragraph-rsid="087306ba"/>
    </style:style>
    <style:style style:name="P360" style:family="paragraph" style:parent-style-name="Исходный_20_код">
      <style:text-properties officeooo:paragraph-rsid="0874e748"/>
    </style:style>
    <style:style style:name="P361" style:family="paragraph" style:parent-style-name="Исходный_20_код">
      <style:text-properties officeooo:paragraph-rsid="087d3abf"/>
    </style:style>
    <style:style style:name="P362" style:family="paragraph" style:parent-style-name="Исходный_20_код">
      <style:text-properties officeooo:paragraph-rsid="087f2f39"/>
    </style:style>
    <style:style style:name="P363" style:family="paragraph" style:parent-style-name="Исходный_20_код">
      <style:text-properties officeooo:paragraph-rsid="08828c49"/>
    </style:style>
    <style:style style:name="P364" style:family="paragraph" style:parent-style-name="Text_20_body">
      <style:text-properties officeooo:rsid="087768a5" officeooo:paragraph-rsid="087768a5"/>
    </style:style>
    <style:style style:name="P365" style:family="paragraph" style:parent-style-name="Text_20_body">
      <style:text-properties officeooo:rsid="087f2f39" officeooo:paragraph-rsid="087f2f39"/>
    </style:style>
    <style:style style:name="P366" style:family="paragraph" style:parent-style-name="Text_20_body">
      <style:text-properties officeooo:rsid="087f2f39" officeooo:paragraph-rsid="08828c49"/>
    </style:style>
    <style:style style:name="P367" style:family="paragraph" style:parent-style-name="Исходный_20_код">
      <style:text-properties officeooo:paragraph-rsid="088437af"/>
    </style:style>
    <style:style style:name="P368" style:family="paragraph" style:parent-style-name="Исходный_20_код">
      <style:text-properties officeooo:paragraph-rsid="088978d3"/>
    </style:style>
    <style:style style:name="P369" style:family="paragraph" style:parent-style-name="Text_20_body">
      <style:text-properties officeooo:rsid="089fcd00" officeooo:paragraph-rsid="089fcd00"/>
    </style:style>
    <style:style style:name="P370" style:family="paragraph" style:parent-style-name="Исходный_20_код">
      <style:text-properties officeooo:paragraph-rsid="089539aa"/>
    </style:style>
    <style:style style:name="P371" style:family="paragraph" style:parent-style-name="Text_20_body">
      <style:text-properties officeooo:rsid="088f2807" officeooo:paragraph-rsid="088f2807"/>
    </style:style>
    <style:style style:name="P372" style:family="paragraph" style:parent-style-name="Text_20_body">
      <style:text-properties officeooo:rsid="089539aa" officeooo:paragraph-rsid="089c4f1c"/>
    </style:style>
    <style:style style:name="P373" style:family="paragraph" style:parent-style-name="Text_20_body">
      <style:text-properties officeooo:rsid="089830a1" officeooo:paragraph-rsid="089830a1"/>
    </style:style>
    <style:style style:name="P374" style:family="paragraph" style:parent-style-name="Text_20_body">
      <style:text-properties officeooo:rsid="089fff8f" officeooo:paragraph-rsid="089fff8f"/>
    </style:style>
    <style:style style:name="P375" style:family="paragraph" style:parent-style-name="Text_20_body">
      <style:text-properties officeooo:rsid="08ab5a51" officeooo:paragraph-rsid="08ab5a51"/>
    </style:style>
    <style:style style:name="P376" style:family="paragraph" style:parent-style-name="Text_20_body">
      <style:text-properties officeooo:rsid="08ae6576" officeooo:paragraph-rsid="08b5bdc5"/>
    </style:style>
    <style:style style:name="P377" style:family="paragraph" style:parent-style-name="Text_20_body">
      <style:text-properties officeooo:rsid="08af039e" officeooo:paragraph-rsid="08af039e"/>
    </style:style>
    <style:style style:name="P378" style:family="paragraph" style:parent-style-name="Исходный_20_код">
      <style:text-properties officeooo:paragraph-rsid="08928c6c"/>
    </style:style>
    <style:style style:name="P379" style:family="paragraph" style:parent-style-name="Text_20_body">
      <style:text-properties officeooo:paragraph-rsid="08d53d8c"/>
    </style:style>
    <style:style style:name="P380" style:family="paragraph" style:parent-style-name="Исходный_20_код">
      <style:text-properties officeooo:paragraph-rsid="08d53d8c"/>
    </style:style>
    <style:style style:name="P381" style:family="paragraph" style:parent-style-name="Синтаксическое_20_правило">
      <style:text-properties officeooo:paragraph-rsid="08d53d8c"/>
    </style:style>
    <style:style style:name="P382" style:family="paragraph" style:parent-style-name="Синтаксическое_20_правило">
      <style:paragraph-properties fo:margin-left="0.3cm" fo:margin-right="0.3cm" fo:text-indent="0cm" style:auto-text-indent="false"/>
      <style:text-properties officeooo:paragraph-rsid="08d53d8c"/>
    </style:style>
    <style:style style:name="P383" style:family="paragraph" style:parent-style-name="Text_20_body">
      <style:text-properties officeooo:rsid="08dd77e6" officeooo:paragraph-rsid="08dd77e6"/>
    </style:style>
    <style:style style:name="P384" style:family="paragraph" style:parent-style-name="Text_20_body">
      <style:text-properties officeooo:rsid="08dd77e6" officeooo:paragraph-rsid="09260fd6"/>
    </style:style>
    <style:style style:name="P385" style:family="paragraph" style:parent-style-name="Text_20_body">
      <style:text-properties officeooo:rsid="00951bc6" officeooo:paragraph-rsid="08d53d8c"/>
    </style:style>
    <style:style style:name="P386" style:family="paragraph" style:parent-style-name="Text_20_body">
      <style:text-properties officeooo:rsid="08e4c7b0" officeooo:paragraph-rsid="08e4c7b0"/>
    </style:style>
    <style:style style:name="P387" style:family="paragraph" style:parent-style-name="Text_20_body">
      <style:text-properties officeooo:rsid="08e6ddf6" officeooo:paragraph-rsid="08e6ddf6"/>
    </style:style>
    <style:style style:name="P388" style:family="paragraph" style:parent-style-name="Text_20_body">
      <style:text-properties officeooo:rsid="08ee940e" officeooo:paragraph-rsid="08ee940e"/>
    </style:style>
    <style:style style:name="P389" style:family="paragraph" style:parent-style-name="Text_20_body">
      <style:text-properties officeooo:rsid="08f17972" officeooo:paragraph-rsid="08f17972"/>
    </style:style>
    <style:style style:name="P390" style:family="paragraph" style:parent-style-name="Text_20_body">
      <style:text-properties officeooo:rsid="08f6b53a" officeooo:paragraph-rsid="08f6b53a"/>
    </style:style>
    <style:style style:name="P391" style:family="paragraph" style:parent-style-name="Text_20_body">
      <style:text-properties officeooo:rsid="08f815b1" officeooo:paragraph-rsid="08f815b1"/>
    </style:style>
    <style:style style:name="P392" style:family="paragraph" style:parent-style-name="Text_20_body">
      <style:text-properties officeooo:rsid="08f89a21" officeooo:paragraph-rsid="08f89a21"/>
    </style:style>
    <style:style style:name="P393" style:family="paragraph" style:parent-style-name="Text_20_body">
      <style:text-properties officeooo:rsid="0901a250" officeooo:paragraph-rsid="0901a250"/>
    </style:style>
    <style:style style:name="P394" style:family="paragraph" style:parent-style-name="Text_20_body">
      <style:text-properties officeooo:rsid="09048a2d" officeooo:paragraph-rsid="09048a2d"/>
    </style:style>
    <style:style style:name="P395" style:family="paragraph" style:parent-style-name="Text_20_body">
      <style:text-properties officeooo:rsid="0904b99b" officeooo:paragraph-rsid="0904b99b"/>
    </style:style>
    <style:style style:name="P396" style:family="paragraph" style:parent-style-name="Text_20_body">
      <style:text-properties officeooo:rsid="09089e80" officeooo:paragraph-rsid="09089e80"/>
    </style:style>
    <style:style style:name="P397" style:family="paragraph" style:parent-style-name="Text_20_body">
      <style:text-properties officeooo:rsid="09089e80" officeooo:paragraph-rsid="090c53cb"/>
    </style:style>
    <style:style style:name="P398" style:family="paragraph" style:parent-style-name="Text_20_body">
      <style:text-properties officeooo:rsid="090ffc8a" officeooo:paragraph-rsid="090ffc8a"/>
    </style:style>
    <style:style style:name="P399" style:family="paragraph" style:parent-style-name="Text_20_body">
      <style:text-properties officeooo:rsid="091162cc" officeooo:paragraph-rsid="091162cc"/>
    </style:style>
    <style:style style:name="P400" style:family="paragraph" style:parent-style-name="Text_20_body">
      <style:text-properties officeooo:rsid="091a5b33" officeooo:paragraph-rsid="091a5b33"/>
    </style:style>
    <style:style style:name="P401" style:family="paragraph" style:parent-style-name="Text_20_body">
      <style:text-properties officeooo:rsid="09294072" officeooo:paragraph-rsid="09294072"/>
    </style:style>
    <style:style style:name="P402" style:family="paragraph" style:parent-style-name="Text_20_body">
      <style:text-properties officeooo:paragraph-rsid="08a66b1d"/>
    </style:style>
    <style:style style:name="P403" style:family="paragraph" style:parent-style-name="Text_20_body">
      <style:text-properties officeooo:rsid="092b0c67" officeooo:paragraph-rsid="092b0c67"/>
    </style:style>
    <style:style style:name="P404" style:family="paragraph" style:parent-style-name="Text_20_body">
      <style:text-properties officeooo:rsid="092dc161" officeooo:paragraph-rsid="092dc161"/>
    </style:style>
    <style:style style:name="P405" style:family="paragraph" style:parent-style-name="Text_20_body">
      <style:text-properties officeooo:rsid="092e9839" officeooo:paragraph-rsid="092e9839"/>
    </style:style>
    <style:style style:name="P406" style:family="paragraph" style:parent-style-name="Text_20_body">
      <style:text-properties officeooo:rsid="092ffedd" officeooo:paragraph-rsid="092ffedd"/>
    </style:style>
    <style:style style:name="P407" style:family="paragraph" style:parent-style-name="Text_20_body">
      <style:text-properties officeooo:rsid="0935eb79" officeooo:paragraph-rsid="0945e383"/>
    </style:style>
    <style:style style:name="P408" style:family="paragraph" style:parent-style-name="Text_20_body">
      <style:text-properties officeooo:rsid="093a1e20" officeooo:paragraph-rsid="093a1e20"/>
    </style:style>
    <style:style style:name="P409" style:family="paragraph" style:parent-style-name="Исходный_20_код">
      <style:text-properties officeooo:rsid="0619a082" officeooo:paragraph-rsid="08d53d8c"/>
    </style:style>
    <style:style style:name="P410" style:family="paragraph" style:parent-style-name="Исходный_20_код">
      <style:text-properties officeooo:rsid="061a2143" officeooo:paragraph-rsid="08d53d8c"/>
    </style:style>
    <style:style style:name="P411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2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957784"/>
    </style:style>
    <style:style style:name="P429" style:family="paragraph" style:parent-style-name="Text_20_body">
      <style:text-properties officeooo:rsid="098772db" officeooo:paragraph-rsid="09af3c4c"/>
    </style:style>
    <style:style style:name="P430" style:family="paragraph" style:parent-style-name="Text_20_body">
      <style:text-properties officeooo:rsid="098772db" officeooo:paragraph-rsid="09b7465e"/>
    </style:style>
    <style:style style:name="P431" style:family="paragraph" style:parent-style-name="Text_20_body">
      <style:text-properties officeooo:rsid="098772db" officeooo:paragraph-rsid="0b5213bb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bc4ab9e"/>
    </style:style>
    <style:style style:name="P434" style:family="paragraph" style:parent-style-name="Text_20_body">
      <style:text-properties officeooo:rsid="09912f37" officeooo:paragraph-rsid="09912f37"/>
    </style:style>
    <style:style style:name="P435" style:family="paragraph" style:parent-style-name="Text_20_body">
      <style:text-properties officeooo:rsid="09957784" officeooo:paragraph-rsid="09a88a41"/>
    </style:style>
    <style:style style:name="P436" style:family="paragraph" style:parent-style-name="Text_20_body">
      <style:text-properties officeooo:rsid="09957784" officeooo:paragraph-rsid="09af3c4c"/>
    </style:style>
    <style:style style:name="P437" style:family="paragraph" style:parent-style-name="Text_20_body">
      <style:text-properties officeooo:rsid="09972dd3" officeooo:paragraph-rsid="09972dd3"/>
    </style:style>
    <style:style style:name="P438" style:family="paragraph" style:parent-style-name="Text_20_body">
      <style:text-properties officeooo:rsid="09973b55" officeooo:paragraph-rsid="09973b55"/>
    </style:style>
    <style:style style:name="P439" style:family="paragraph" style:parent-style-name="Text_20_body">
      <style:text-properties officeooo:rsid="099a0df6" officeooo:paragraph-rsid="09a88a41"/>
    </style:style>
    <style:style style:name="P440" style:family="paragraph" style:parent-style-name="Text_20_body">
      <style:text-properties officeooo:rsid="099a0df6" officeooo:paragraph-rsid="09af3c4c"/>
    </style:style>
    <style:style style:name="P441" style:family="paragraph" style:parent-style-name="Text_20_body">
      <style:text-properties officeooo:rsid="09b39771" officeooo:paragraph-rsid="09b39771"/>
    </style:style>
    <style:style style:name="P442" style:family="paragraph" style:parent-style-name="Text_20_body">
      <style:text-properties officeooo:rsid="09bb1301" officeooo:paragraph-rsid="09bb1301"/>
    </style:style>
    <style:style style:name="P443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justify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444" style:family="paragraph" style:parent-style-name="Text_20_body">
      <style:text-properties officeooo:rsid="09dd7bfb" officeooo:paragraph-rsid="09dd7bfb"/>
    </style:style>
    <style:style style:name="P445" style:family="paragraph" style:parent-style-name="Text_20_body">
      <style:text-properties officeooo:rsid="09e0ece4" officeooo:paragraph-rsid="09e0ece4"/>
    </style:style>
    <style:style style:name="P446" style:family="paragraph" style:parent-style-name="Text_20_body">
      <style:text-properties officeooo:rsid="09e30721" officeooo:paragraph-rsid="09e30721"/>
    </style:style>
    <style:style style:name="P447" style:family="paragraph" style:parent-style-name="Text_20_body">
      <style:text-properties officeooo:rsid="09e9b60b" officeooo:paragraph-rsid="09eb7d22"/>
    </style:style>
    <style:style style:name="P448" style:family="paragraph" style:parent-style-name="Исходный_20_код">
      <style:text-properties officeooo:paragraph-rsid="09e16604"/>
    </style:style>
    <style:style style:name="P449" style:family="paragraph" style:parent-style-name="Исходный_20_код">
      <style:text-properties officeooo:paragraph-rsid="09e99054"/>
    </style:style>
    <style:style style:name="P450" style:family="paragraph" style:parent-style-name="Text_20_body">
      <style:text-properties officeooo:rsid="09efb48b" officeooo:paragraph-rsid="09efb48b"/>
    </style:style>
    <style:style style:name="P451" style:family="paragraph" style:parent-style-name="Text_20_body">
      <style:text-properties officeooo:rsid="09f1d0ec" officeooo:paragraph-rsid="09f1d0ec"/>
    </style:style>
    <style:style style:name="P452" style:family="paragraph" style:parent-style-name="Text_20_body">
      <style:text-properties officeooo:rsid="09f5b3fd" officeooo:paragraph-rsid="09f5b3fd"/>
    </style:style>
    <style:style style:name="P453" style:family="paragraph" style:parent-style-name="Text_20_body">
      <style:text-properties officeooo:rsid="09fdb381" officeooo:paragraph-rsid="09fdb381"/>
    </style:style>
    <style:style style:name="P454" style:family="paragraph" style:parent-style-name="Text_20_body">
      <style:text-properties officeooo:rsid="0a001ed1" officeooo:paragraph-rsid="0a001ed1"/>
    </style:style>
    <style:style style:name="P455" style:family="paragraph" style:parent-style-name="Text_20_body">
      <style:text-properties officeooo:rsid="0a06bbfc" officeooo:paragraph-rsid="0a072126"/>
    </style:style>
    <style:style style:name="P456" style:family="paragraph" style:parent-style-name="Text_20_body">
      <style:text-properties officeooo:rsid="0a09a764" officeooo:paragraph-rsid="0a09a764"/>
    </style:style>
    <style:style style:name="P457" style:family="paragraph" style:parent-style-name="Text_20_body">
      <style:text-properties officeooo:rsid="0a0eac73" officeooo:paragraph-rsid="0a0eac73"/>
    </style:style>
    <style:style style:name="P458" style:family="paragraph" style:parent-style-name="Text_20_body">
      <style:text-properties officeooo:rsid="0a1162ae" officeooo:paragraph-rsid="0a1162ae"/>
    </style:style>
    <style:style style:name="P459" style:family="paragraph" style:parent-style-name="Text_20_body">
      <style:text-properties officeooo:rsid="0a1162ae" officeooo:paragraph-rsid="0a6abdfc"/>
    </style:style>
    <style:style style:name="P460" style:family="paragraph" style:parent-style-name="Исходный_20_код">
      <style:text-properties officeooo:paragraph-rsid="09f1055c"/>
    </style:style>
    <style:style style:name="P461" style:family="paragraph" style:parent-style-name="Исходный_20_код">
      <style:text-properties officeooo:paragraph-rsid="0a21f69c"/>
    </style:style>
    <style:style style:name="P462" style:family="paragraph" style:parent-style-name="Text_20_body">
      <style:text-properties officeooo:rsid="0a14d7d2" officeooo:paragraph-rsid="0a14d7d2"/>
    </style:style>
    <style:style style:name="P463" style:family="paragraph" style:parent-style-name="Text_20_body">
      <style:text-properties officeooo:rsid="0a14d7d2" officeooo:paragraph-rsid="0a959714"/>
    </style:style>
    <style:style style:name="P464" style:family="paragraph" style:parent-style-name="Text_20_body">
      <style:text-properties officeooo:rsid="0a14d7d2" officeooo:paragraph-rsid="0a6abdfc"/>
    </style:style>
    <style:style style:name="P465" style:family="paragraph" style:parent-style-name="Text_20_body">
      <style:text-properties officeooo:rsid="0a3c5021" officeooo:paragraph-rsid="0a3c5021"/>
    </style:style>
    <style:style style:name="P466" style:family="paragraph" style:parent-style-name="Text_20_body">
      <style:text-properties officeooo:rsid="0a3d22c6" officeooo:paragraph-rsid="0a3d22c6"/>
    </style:style>
    <style:style style:name="P467" style:family="paragraph" style:parent-style-name="Text_20_body">
      <style:text-properties officeooo:rsid="0a3d460c" officeooo:paragraph-rsid="0a3d460c"/>
    </style:style>
    <style:style style:name="P468" style:family="paragraph" style:parent-style-name="Text_20_body">
      <style:text-properties officeooo:rsid="0a3d460c" officeooo:paragraph-rsid="0a48fc08"/>
    </style:style>
    <style:style style:name="P469" style:family="paragraph" style:parent-style-name="Text_20_body">
      <style:text-properties officeooo:rsid="0a5d69ef" officeooo:paragraph-rsid="0a5d69ef"/>
    </style:style>
    <style:style style:name="P470" style:family="paragraph" style:parent-style-name="Исходный_20_код">
      <style:text-properties officeooo:paragraph-rsid="0a48fc08"/>
    </style:style>
    <style:style style:name="P471" style:family="paragraph" style:parent-style-name="Исходный_20_код">
      <style:text-properties officeooo:rsid="0a50630e" officeooo:paragraph-rsid="0a576a46"/>
    </style:style>
    <style:style style:name="P472" style:family="paragraph" style:parent-style-name="Исходный_20_код">
      <style:text-properties officeooo:rsid="0a59dd24" officeooo:paragraph-rsid="0a5a3afc"/>
    </style:style>
    <style:style style:name="P473" style:family="paragraph" style:parent-style-name="Text_20_body">
      <style:text-properties style:text-underline-style="none" officeooo:rsid="0a8bb85d" officeooo:paragraph-rsid="0a8bb85d"/>
    </style:style>
    <style:style style:name="P474" style:family="paragraph" style:parent-style-name="Text_20_body">
      <style:text-properties style:text-underline-style="none" officeooo:rsid="0a8c203b" officeooo:paragraph-rsid="0a8c203b"/>
    </style:style>
    <style:style style:name="P475" style:family="paragraph" style:parent-style-name="Text_20_body">
      <style:text-properties style:text-underline-style="none" officeooo:rsid="0a8cca7f" officeooo:paragraph-rsid="0a8cca7f"/>
    </style:style>
    <style:style style:name="P476" style:family="paragraph" style:parent-style-name="Text_20_body">
      <style:text-properties officeooo:rsid="0a8f1e09" officeooo:paragraph-rsid="0a8f1e09"/>
    </style:style>
    <style:style style:name="P477" style:family="paragraph" style:parent-style-name="Text_20_body">
      <style:text-properties officeooo:rsid="0a9145db" officeooo:paragraph-rsid="0a9145db"/>
    </style:style>
    <style:style style:name="P478" style:family="paragraph" style:parent-style-name="Text_20_body">
      <style:text-properties officeooo:rsid="0823fcfa" officeooo:paragraph-rsid="0823fcfa"/>
    </style:style>
    <style:style style:name="P479" style:family="paragraph" style:parent-style-name="Text_20_body">
      <style:text-properties officeooo:rsid="0a997589" officeooo:paragraph-rsid="0aa0afd0"/>
    </style:style>
    <style:style style:name="P480" style:family="paragraph" style:parent-style-name="Text_20_body">
      <style:text-properties officeooo:rsid="08194868" officeooo:paragraph-rsid="08194868"/>
    </style:style>
    <style:style style:name="P481" style:family="paragraph" style:parent-style-name="Text_20_body">
      <style:text-properties officeooo:rsid="0aaded0a" officeooo:paragraph-rsid="0aaded0a"/>
    </style:style>
    <style:style style:name="P482" style:family="paragraph" style:parent-style-name="Text_20_body">
      <style:text-properties officeooo:rsid="052e20cd" officeooo:paragraph-rsid="052e20cd"/>
    </style:style>
    <style:style style:name="P483" style:family="paragraph" style:parent-style-name="Text_20_body">
      <style:text-properties officeooo:rsid="0ab8db10" officeooo:paragraph-rsid="0ab8db10"/>
    </style:style>
    <style:style style:name="P484" style:family="paragraph" style:parent-style-name="Text_20_body">
      <style:text-properties officeooo:rsid="0aced00b" officeooo:paragraph-rsid="0aced00b"/>
    </style:style>
    <style:style style:name="P485" style:family="paragraph" style:parent-style-name="Text_20_body">
      <style:text-properties officeooo:rsid="0ad205ef" officeooo:paragraph-rsid="0ad205ef"/>
    </style:style>
    <style:style style:name="P486" style:family="paragraph" style:parent-style-name="Text_20_body">
      <style:text-properties officeooo:rsid="0ae208eb" officeooo:paragraph-rsid="0ae208eb"/>
    </style:style>
    <style:style style:name="P487" style:family="paragraph" style:parent-style-name="Text_20_body">
      <style:text-properties officeooo:rsid="0ae208eb" officeooo:paragraph-rsid="0ae9a132"/>
    </style:style>
    <style:style style:name="P488" style:family="paragraph" style:parent-style-name="Text_20_body">
      <style:text-properties officeooo:rsid="0ae430c1" officeooo:paragraph-rsid="0ae430c1"/>
    </style:style>
    <style:style style:name="P489" style:family="paragraph" style:parent-style-name="Text_20_body">
      <style:text-properties officeooo:rsid="0ae430c1" officeooo:paragraph-rsid="0ae9a132"/>
    </style:style>
    <style:style style:name="P490" style:family="paragraph" style:parent-style-name="Исходный_20_код">
      <style:text-properties officeooo:paragraph-rsid="052ec773"/>
    </style:style>
    <style:style style:name="P491" style:family="paragraph" style:parent-style-name="Исходный_20_код">
      <style:text-properties officeooo:paragraph-rsid="0aba05b1"/>
    </style:style>
    <style:style style:name="P492" style:family="paragraph" style:parent-style-name="Исходный_20_код">
      <style:text-properties officeooo:paragraph-rsid="09af3c4c"/>
    </style:style>
    <style:style style:name="P493" style:family="paragraph" style:parent-style-name="Text_20_body">
      <style:text-properties officeooo:paragraph-rsid="0b408571"/>
    </style:style>
    <style:style style:name="P494" style:family="paragraph" style:parent-style-name="Text_20_body">
      <style:text-properties officeooo:rsid="0b484b4e" officeooo:paragraph-rsid="0b484b4e"/>
    </style:style>
    <style:style style:name="P495" style:family="paragraph" style:parent-style-name="Text_20_body">
      <style:text-properties officeooo:rsid="0b4dddfd" officeooo:paragraph-rsid="0b4dddfd"/>
    </style:style>
    <style:style style:name="P496" style:family="paragraph" style:parent-style-name="Text_20_body">
      <style:text-properties officeooo:rsid="0b5bb9eb" officeooo:paragraph-rsid="0b5bb9eb"/>
    </style:style>
    <style:style style:name="P497" style:family="paragraph" style:parent-style-name="Text_20_body">
      <style:text-properties officeooo:rsid="0b5e5f62" officeooo:paragraph-rsid="0b5f8f0b"/>
    </style:style>
    <style:style style:name="P498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4" style:family="paragraph" style:parent-style-name="Исходный_20_код">
      <style:text-properties officeooo:paragraph-rsid="0b590892"/>
    </style:style>
    <style:style style:name="P505" style:family="paragraph" style:parent-style-name="Text_20_body">
      <style:text-properties officeooo:rsid="0b9b4934" officeooo:paragraph-rsid="0b9b4934"/>
    </style:style>
    <style:style style:name="P506" style:family="paragraph" style:parent-style-name="Text_20_body">
      <style:text-properties officeooo:rsid="0b9e30b6" officeooo:paragraph-rsid="0b9e30b6"/>
    </style:style>
    <style:style style:name="P507" style:family="paragraph" style:parent-style-name="Text_20_body">
      <style:text-properties officeooo:rsid="0ba1daf7" officeooo:paragraph-rsid="0ba4d5c3"/>
    </style:style>
    <style:style style:name="P508" style:family="paragraph" style:parent-style-name="Text_20_body">
      <style:text-properties officeooo:rsid="0ba6cac0" officeooo:paragraph-rsid="0ba6cac0"/>
    </style:style>
    <style:style style:name="P509" style:family="paragraph" style:parent-style-name="Исходный_20_код">
      <style:text-properties officeooo:paragraph-rsid="08e4c7b0"/>
    </style:style>
    <style:style style:name="P510" style:family="paragraph" style:parent-style-name="Исходный_20_код">
      <style:text-properties officeooo:paragraph-rsid="0bae9d3e"/>
    </style:style>
    <style:style style:name="P511" style:family="paragraph" style:parent-style-name="Text_20_body">
      <style:text-properties officeooo:rsid="04dc9a9f" officeooo:paragraph-rsid="04dc9a9f"/>
    </style:style>
    <style:style style:name="P512" style:family="paragraph" style:parent-style-name="Text_20_body">
      <style:text-properties officeooo:rsid="0bb8dced" officeooo:paragraph-rsid="0bb8dced"/>
    </style:style>
    <style:style style:name="P513" style:family="paragraph" style:parent-style-name="Text_20_body">
      <style:text-properties officeooo:rsid="04da2339" officeooo:paragraph-rsid="04da2339"/>
    </style:style>
    <style:style style:name="P514" style:family="paragraph" style:parent-style-name="Text_20_body">
      <style:text-properties officeooo:rsid="04da2413" officeooo:paragraph-rsid="04da2413"/>
    </style:style>
    <style:style style:name="P515" style:family="paragraph" style:parent-style-name="Text_20_body">
      <style:text-properties officeooo:rsid="0bb94d4a" officeooo:paragraph-rsid="0bb94d4a"/>
    </style:style>
    <style:style style:name="P516" style:family="paragraph" style:parent-style-name="Исходный_20_код">
      <style:text-properties officeooo:paragraph-rsid="0bbdb743"/>
    </style:style>
    <style:style style:name="P517" style:family="paragraph" style:parent-style-name="Исходный_20_код">
      <style:text-properties officeooo:rsid="0bc4ab9e" officeooo:paragraph-rsid="0bc4ab9e"/>
    </style:style>
    <style:style style:name="P518" style:family="paragraph" style:parent-style-name="Text_20_body">
      <style:text-properties officeooo:rsid="0bc4ab9e" officeooo:paragraph-rsid="0bc4ab9e"/>
    </style:style>
    <style:style style:name="P519" style:family="paragraph" style:parent-style-name="Text_20_body">
      <style:text-properties officeooo:paragraph-rsid="06354b6b"/>
    </style:style>
    <style:style style:name="P520" style:family="paragraph" style:parent-style-name="Text_20_body">
      <style:text-properties officeooo:rsid="0991581f" officeooo:paragraph-rsid="0991581f"/>
    </style:style>
    <style:style style:name="P521" style:family="paragraph" style:parent-style-name="Heading_20_1">
      <style:text-properties officeooo:rsid="030668d5" officeooo:paragraph-rsid="09af3c4c"/>
    </style:style>
    <style:style style:name="P522" style:family="paragraph" style:parent-style-name="Heading_20_1">
      <style:text-properties officeooo:rsid="08376563" officeooo:paragraph-rsid="0975b3ad"/>
    </style:style>
    <style:style style:name="P523" style:family="paragraph" style:parent-style-name="Heading_20_1">
      <style:text-properties officeooo:paragraph-rsid="01023fd0"/>
    </style:style>
    <style:style style:name="P524" style:family="paragraph" style:parent-style-name="Heading_20_2">
      <style:text-properties officeooo:paragraph-rsid="09af3c4c"/>
    </style:style>
    <style:style style:name="P525" style:family="paragraph" style:parent-style-name="Heading_20_2">
      <style:text-properties officeooo:rsid="0b4cbee6" officeooo:paragraph-rsid="0b4cbee6"/>
    </style:style>
    <style:style style:name="P526" style:family="paragraph" style:parent-style-name="Heading_20_2">
      <style:text-properties officeooo:rsid="0b9b4934" officeooo:paragraph-rsid="0b9b4934"/>
    </style:style>
    <style:style style:name="P527" style:family="paragraph" style:parent-style-name="Heading_20_2">
      <style:text-properties officeooo:paragraph-rsid="0bc0ed1b"/>
    </style:style>
    <style:style style:name="P528" style:family="paragraph" style:parent-style-name="Heading_20_2">
      <style:text-properties officeooo:paragraph-rsid="07294ebc"/>
    </style:style>
    <style:style style:name="P529" style:family="paragraph" style:parent-style-name="Heading_20_2">
      <style:text-properties officeooo:rsid="0506f2f0" officeooo:paragraph-rsid="0506f2f0"/>
    </style:style>
    <style:style style:name="P530" style:family="paragraph" style:parent-style-name="Heading_20_2">
      <style:text-properties officeooo:rsid="0007ce7d" officeooo:paragraph-rsid="01023fd0"/>
    </style:style>
    <style:style style:name="P531" style:family="paragraph" style:parent-style-name="Heading_20_2">
      <style:text-properties officeooo:paragraph-rsid="0ae9a132"/>
    </style:style>
    <style:style style:name="P532" style:family="paragraph" style:parent-style-name="Heading_20_2">
      <style:text-properties officeooo:rsid="02524ea3" officeooo:paragraph-rsid="02524ea3"/>
    </style:style>
    <style:style style:name="P533" style:family="paragraph" style:parent-style-name="Heading_20_2">
      <style:text-properties officeooo:rsid="047bd7da" officeooo:paragraph-rsid="047bd7da"/>
    </style:style>
    <style:style style:name="P534" style:family="paragraph" style:parent-style-name="Heading_20_2">
      <style:text-properties officeooo:rsid="0251c04e" officeooo:paragraph-rsid="089539aa"/>
    </style:style>
    <style:style style:name="P535" style:family="paragraph" style:parent-style-name="Heading_20_2">
      <style:text-properties officeooo:rsid="0251c04e" officeooo:paragraph-rsid="0251c04e"/>
    </style:style>
    <style:style style:name="P536" style:family="paragraph" style:parent-style-name="Heading_20_2">
      <style:text-properties officeooo:rsid="0251c04e" officeooo:paragraph-rsid="05049cfa"/>
    </style:style>
    <style:style style:name="P537" style:family="paragraph" style:parent-style-name="Heading_20_2">
      <style:text-properties officeooo:rsid="04306acc" officeooo:paragraph-rsid="04306acc"/>
    </style:style>
    <style:style style:name="P538" style:family="paragraph" style:parent-style-name="Heading_20_2">
      <style:text-properties officeooo:paragraph-rsid="0845f5a3"/>
    </style:style>
    <style:style style:name="P539" style:family="paragraph" style:parent-style-name="Heading_20_3">
      <style:text-properties officeooo:rsid="061d21be" officeooo:paragraph-rsid="061d21be"/>
    </style:style>
    <style:style style:name="P540" style:family="paragraph" style:parent-style-name="Heading_20_3">
      <style:text-properties officeooo:rsid="09582543" officeooo:paragraph-rsid="09582543"/>
    </style:style>
    <style:style style:name="P541" style:family="paragraph" style:parent-style-name="Heading_20_3">
      <style:text-properties officeooo:rsid="0975b3ad" officeooo:paragraph-rsid="0975b3ad"/>
    </style:style>
    <style:style style:name="P542" style:family="paragraph" style:parent-style-name="Heading_20_3">
      <style:text-properties officeooo:paragraph-rsid="01023fd0"/>
    </style:style>
    <style:style style:name="P543" style:family="paragraph" style:parent-style-name="Heading_20_3">
      <style:text-properties officeooo:rsid="00fb200b" officeooo:paragraph-rsid="01023fd0"/>
    </style:style>
    <style:style style:name="P544" style:family="paragraph" style:parent-style-name="Heading_20_3">
      <style:text-properties officeooo:paragraph-rsid="025e6b69"/>
    </style:style>
    <style:style style:name="P545" style:family="paragraph" style:parent-style-name="Heading_20_3">
      <style:text-properties officeooo:rsid="07060c18" officeooo:paragraph-rsid="07060c18"/>
    </style:style>
    <style:style style:name="P546" style:family="paragraph" style:parent-style-name="Heading_20_3">
      <style:text-properties officeooo:rsid="04a0107e" officeooo:paragraph-rsid="04c9d0e6"/>
    </style:style>
    <style:style style:name="P547" style:family="paragraph" style:parent-style-name="Heading_20_3">
      <style:text-properties officeooo:rsid="04a0107e" officeooo:paragraph-rsid="04a0107e"/>
    </style:style>
    <style:style style:name="P548" style:family="paragraph" style:parent-style-name="Heading_20_3">
      <style:text-properties officeooo:rsid="04a234b8" officeooo:paragraph-rsid="04a234b8"/>
    </style:style>
    <style:style style:name="P549" style:family="paragraph" style:parent-style-name="Heading_20_3">
      <style:text-properties officeooo:rsid="04a4a5b3" officeooo:paragraph-rsid="04a4a5b3"/>
    </style:style>
    <style:style style:name="P550" style:family="paragraph" style:parent-style-name="Heading_20_3">
      <style:text-properties officeooo:rsid="04a4e6c6" officeooo:paragraph-rsid="04a4e6c6"/>
    </style:style>
    <style:style style:name="P551" style:family="paragraph" style:parent-style-name="Heading_20_3">
      <style:text-properties officeooo:rsid="04a88932" officeooo:paragraph-rsid="04a88932"/>
    </style:style>
    <style:style style:name="P552" style:family="paragraph" style:parent-style-name="Heading_20_3">
      <style:text-properties officeooo:rsid="04aa6536" officeooo:paragraph-rsid="04aa6536"/>
    </style:style>
    <style:style style:name="P553" style:family="paragraph" style:parent-style-name="Heading_20_3">
      <style:text-properties officeooo:rsid="04b01eb2" officeooo:paragraph-rsid="04b01eb2"/>
    </style:style>
    <style:style style:name="P554" style:family="paragraph" style:parent-style-name="Heading_20_3">
      <style:text-properties officeooo:rsid="088978d3" officeooo:paragraph-rsid="088978d3"/>
    </style:style>
    <style:style style:name="P555" style:family="paragraph" style:parent-style-name="Heading_20_3">
      <style:text-properties officeooo:paragraph-rsid="087a0a4f"/>
    </style:style>
    <style:style style:name="P556" style:family="paragraph" style:parent-style-name="Heading_20_3">
      <style:text-properties officeooo:paragraph-rsid="069e3f3c"/>
    </style:style>
    <style:style style:name="P557" style:family="paragraph" style:parent-style-name="Heading_20_3">
      <style:text-properties officeooo:paragraph-rsid="06903f5c"/>
    </style:style>
    <style:style style:name="P558" style:family="paragraph" style:parent-style-name="Heading_20_3">
      <style:text-properties officeooo:rsid="07d05194" officeooo:paragraph-rsid="084bf5e0"/>
    </style:style>
    <style:style style:name="P559" style:family="paragraph" style:parent-style-name="Heading_20_3">
      <style:text-properties officeooo:rsid="07d05194" officeooo:paragraph-rsid="08505a1a"/>
    </style:style>
    <style:style style:name="P560" style:family="paragraph" style:parent-style-name="Heading_20_3">
      <style:text-properties officeooo:paragraph-rsid="0858963c"/>
    </style:style>
    <style:style style:name="P561" style:family="paragraph" style:parent-style-name="Heading_20_3">
      <style:text-properties officeooo:paragraph-rsid="087290ff"/>
    </style:style>
    <style:style style:name="P562" style:family="paragraph" style:parent-style-name="Heading_20_3">
      <style:text-properties officeooo:paragraph-rsid="087306ba"/>
    </style:style>
    <style:style style:name="P563" style:family="paragraph" style:parent-style-name="Heading_20_3">
      <style:text-properties officeooo:paragraph-rsid="0874e748"/>
    </style:style>
    <style:style style:name="P564" style:family="paragraph" style:parent-style-name="Heading_20_3">
      <style:text-properties officeooo:paragraph-rsid="087d3abf"/>
    </style:style>
    <style:style style:name="P565" style:family="paragraph" style:parent-style-name="Heading_20_3">
      <style:text-properties officeooo:paragraph-rsid="087f2f39"/>
    </style:style>
    <style:style style:name="P566" style:family="paragraph" style:parent-style-name="Heading_20_3">
      <style:text-properties officeooo:paragraph-rsid="08828c49"/>
    </style:style>
    <style:style style:name="P567" style:family="paragraph" style:parent-style-name="Heading_20_3">
      <style:text-properties officeooo:paragraph-rsid="089539aa"/>
    </style:style>
    <style:style style:name="P568" style:family="paragraph" style:parent-style-name="Heading_20_3">
      <style:text-properties officeooo:rsid="096892a8" officeooo:paragraph-rsid="096892a8"/>
    </style:style>
    <style:style style:name="P569" style:family="paragraph" style:parent-style-name="Heading_20_3">
      <style:text-properties officeooo:rsid="096892a8" officeooo:paragraph-rsid="096a22d5"/>
    </style:style>
    <style:style style:name="P570" style:family="paragraph" style:parent-style-name="Heading_20_3">
      <style:text-properties officeooo:paragraph-rsid="096a22d5"/>
    </style:style>
    <style:style style:name="P571" style:family="paragraph" style:parent-style-name="Heading_20_3">
      <style:text-properties officeooo:paragraph-rsid="02d46ef4"/>
    </style:style>
    <style:style style:name="P572" style:family="paragraph" style:parent-style-name="Heading_20_3">
      <style:text-properties officeooo:paragraph-rsid="04321c81"/>
    </style:style>
    <style:style style:name="P573" style:family="paragraph" style:parent-style-name="Heading_20_3">
      <style:text-properties officeooo:paragraph-rsid="0432b9bb"/>
    </style:style>
    <style:style style:name="P574" style:family="paragraph" style:parent-style-name="Heading_20_3">
      <style:text-properties officeooo:paragraph-rsid="043b125e"/>
    </style:style>
    <style:style style:name="P575" style:family="paragraph" style:parent-style-name="Heading_20_3">
      <style:text-properties officeooo:paragraph-rsid="043ce005"/>
    </style:style>
    <style:style style:name="P576" style:family="paragraph" style:parent-style-name="Heading_20_3">
      <style:text-properties officeooo:paragraph-rsid="043f83fe"/>
    </style:style>
    <style:style style:name="P577" style:family="paragraph" style:parent-style-name="Heading_20_3">
      <style:text-properties officeooo:paragraph-rsid="04406dcf"/>
    </style:style>
    <style:style style:name="P578" style:family="paragraph" style:parent-style-name="Heading_20_3">
      <style:text-properties officeooo:paragraph-rsid="04423082"/>
    </style:style>
    <style:style style:name="P579" style:family="paragraph" style:parent-style-name="Heading_20_3">
      <style:text-properties officeooo:paragraph-rsid="04429bdc"/>
    </style:style>
    <style:style style:name="P580" style:family="paragraph" style:parent-style-name="Heading_20_3">
      <style:text-properties officeooo:paragraph-rsid="0443e35b"/>
    </style:style>
    <style:style style:name="P581" style:family="paragraph" style:parent-style-name="Heading_20_3">
      <style:text-properties officeooo:paragraph-rsid="05049cfa"/>
    </style:style>
    <style:style style:name="P582" style:family="paragraph" style:parent-style-name="Heading_20_3">
      <style:text-properties officeooo:paragraph-rsid="01091fb4"/>
    </style:style>
    <style:style style:name="P583" style:family="paragraph" style:parent-style-name="Heading_20_3">
      <style:text-properties officeooo:rsid="0112e62a" officeooo:paragraph-rsid="0112e62a"/>
    </style:style>
    <style:style style:name="P584" style:family="paragraph" style:parent-style-name="Heading_20_3">
      <style:text-properties officeooo:rsid="0112e62a" officeooo:paragraph-rsid="08446432"/>
    </style:style>
    <style:style style:name="P585" style:family="paragraph" style:parent-style-name="Heading_20_3">
      <style:text-properties officeooo:rsid="0112e62a" officeooo:paragraph-rsid="0845f5a3"/>
    </style:style>
    <style:style style:name="P586" style:family="paragraph" style:parent-style-name="Heading_20_3">
      <style:text-properties officeooo:paragraph-rsid="0139fdf0"/>
    </style:style>
    <style:style style:name="P587" style:family="paragraph" style:parent-style-name="Heading_20_3">
      <style:text-properties officeooo:rsid="01c5a1f7" officeooo:paragraph-rsid="01dfee0d"/>
    </style:style>
    <style:style style:name="P588" style:family="paragraph" style:parent-style-name="Heading_20_3">
      <style:text-properties officeooo:rsid="084794a4" officeooo:paragraph-rsid="084794a4"/>
    </style:style>
    <style:style style:name="P589" style:family="paragraph" style:parent-style-name="Heading_20_4">
      <style:text-properties officeooo:rsid="06051fca" officeooo:paragraph-rsid="06051fca"/>
    </style:style>
    <style:style style:name="P590" style:family="paragraph" style:parent-style-name="Heading_20_4">
      <style:text-properties officeooo:rsid="06051fca" officeooo:paragraph-rsid="06086fbd"/>
    </style:style>
    <style:style style:name="P591" style:family="paragraph" style:parent-style-name="Heading_20_4">
      <style:text-properties officeooo:rsid="06051fca" officeooo:paragraph-rsid="0609f852"/>
    </style:style>
    <style:style style:name="P592" style:family="paragraph" style:parent-style-name="Heading_20_4">
      <style:text-properties officeooo:rsid="06051fca" officeooo:paragraph-rsid="060ad3d7"/>
    </style:style>
    <style:style style:name="P593" style:family="paragraph" style:parent-style-name="Heading_20_4">
      <style:text-properties officeooo:rsid="06051fca" officeooo:paragraph-rsid="060af3f5"/>
    </style:style>
    <style:style style:name="P594" style:family="paragraph" style:parent-style-name="Heading_20_4">
      <style:text-properties officeooo:rsid="06051fca" officeooo:paragraph-rsid="060c39b8"/>
    </style:style>
    <style:style style:name="P595" style:family="paragraph" style:parent-style-name="Heading_20_4">
      <style:text-properties officeooo:rsid="06051fca" officeooo:paragraph-rsid="06d1b10a"/>
    </style:style>
    <style:style style:name="P596" style:family="paragraph" style:parent-style-name="Heading_20_4">
      <style:text-properties officeooo:rsid="034fdf84" officeooo:paragraph-rsid="03d7655a"/>
    </style:style>
    <style:style style:name="P597" style:family="paragraph" style:parent-style-name="Heading_20_4">
      <style:text-properties officeooo:rsid="034fdf84" officeooo:paragraph-rsid="03dd9cce"/>
    </style:style>
    <style:style style:name="P598" style:family="paragraph" style:parent-style-name="Heading_20_4">
      <style:text-properties officeooo:rsid="060f284b" officeooo:paragraph-rsid="060f284b"/>
    </style:style>
    <style:style style:name="P599" style:family="paragraph" style:parent-style-name="Heading_20_4">
      <style:text-properties officeooo:rsid="060f284b" officeooo:paragraph-rsid="061d21be"/>
    </style:style>
    <style:style style:name="P600" style:family="paragraph" style:parent-style-name="Heading_20_4">
      <style:text-properties officeooo:paragraph-rsid="061d21be"/>
    </style:style>
    <style:style style:name="P601" style:family="paragraph" style:parent-style-name="Heading_20_4">
      <style:text-properties officeooo:rsid="060d7cba" officeooo:paragraph-rsid="060d7cba"/>
    </style:style>
    <style:style style:name="P602" style:family="paragraph" style:parent-style-name="Heading_20_4">
      <style:text-properties officeooo:rsid="060d7cba" officeooo:paragraph-rsid="09582543"/>
    </style:style>
    <style:style style:name="P603" style:family="paragraph" style:parent-style-name="Heading_20_4">
      <style:text-properties officeooo:rsid="060d7cba" officeooo:paragraph-rsid="0975b3ad"/>
    </style:style>
    <style:style style:name="P604" style:family="paragraph" style:parent-style-name="Heading_20_4">
      <style:text-properties officeooo:paragraph-rsid="09582543"/>
    </style:style>
    <style:style style:name="P605" style:family="paragraph" style:parent-style-name="Heading_20_4">
      <style:text-properties officeooo:paragraph-rsid="0975b3ad"/>
    </style:style>
    <style:style style:name="P606" style:family="paragraph" style:parent-style-name="Heading_20_4">
      <style:text-properties officeooo:paragraph-rsid="07e7abec"/>
    </style:style>
    <style:style style:name="P607" style:family="paragraph" style:parent-style-name="Heading_20_4">
      <style:text-properties officeooo:paragraph-rsid="07ec9397"/>
    </style:style>
    <style:style style:name="P608" style:family="paragraph" style:parent-style-name="Heading_20_4">
      <style:text-properties officeooo:paragraph-rsid="022f637c"/>
    </style:style>
    <style:style style:name="P609" style:family="paragraph" style:parent-style-name="Text_20_body" style:list-style-name="L1">
      <style:text-properties officeooo:paragraph-rsid="089fff8f"/>
    </style:style>
    <style:style style:name="P610" style:family="paragraph" style:parent-style-name="Text_20_body" style:list-style-name="L1">
      <style:text-properties officeooo:rsid="08a73dc6" officeooo:paragraph-rsid="08a73dc6"/>
    </style:style>
    <style:style style:name="P611" style:family="paragraph" style:parent-style-name="Text_20_body" style:list-style-name="L1">
      <style:text-properties officeooo:rsid="089fff8f" officeooo:paragraph-rsid="089fff8f"/>
    </style:style>
    <style:style style:name="P612" style:family="paragraph" style:parent-style-name="Text_20_body" style:list-style-name="L2">
      <style:text-properties officeooo:rsid="08ae6576" officeooo:paragraph-rsid="08b5bdc5"/>
    </style:style>
    <style:style style:name="P613" style:family="paragraph" style:parent-style-name="Text_20_body" style:list-style-name="L3">
      <style:text-properties officeooo:rsid="08ae6576" officeooo:paragraph-rsid="08ae6576"/>
    </style:style>
    <style:style style:name="P614" style:family="paragraph" style:parent-style-name="Text_20_body" style:list-style-name="L3">
      <style:text-properties officeooo:paragraph-rsid="08ab5a51"/>
    </style:style>
    <style:style style:name="P615" style:family="paragraph" style:parent-style-name="Text_20_body" style:list-style-name="L3">
      <style:text-properties officeooo:rsid="08bbbe4a" officeooo:paragraph-rsid="08bbbe4a"/>
    </style:style>
    <style:style style:name="P616" style:family="paragraph" style:parent-style-name="Text_20_body" style:list-style-name="L3">
      <style:text-properties officeooo:rsid="08c2cdb8" officeooo:paragraph-rsid="08c2cdb8"/>
    </style:style>
    <style:style style:name="P617" style:family="paragraph" style:parent-style-name="Text_20_body" style:list-style-name="L3">
      <style:text-properties officeooo:rsid="08c5140a" officeooo:paragraph-rsid="08c5140a"/>
    </style:style>
    <style:style style:name="P618" style:family="paragraph" style:parent-style-name="Text_20_body" style:list-style-name="L3">
      <style:text-properties officeooo:rsid="08c6f77f" officeooo:paragraph-rsid="08d35a7d"/>
    </style:style>
    <style:style style:name="P619" style:family="paragraph" style:parent-style-name="Text_20_body" style:list-style-name="L4">
      <style:text-properties officeooo:paragraph-rsid="08d53d8c"/>
    </style:style>
    <style:style style:name="P620" style:family="paragraph" style:parent-style-name="Text_20_body" style:list-style-name="L5">
      <style:text-properties officeooo:paragraph-rsid="08d53d8c"/>
    </style:style>
    <style:style style:name="P621" style:family="paragraph" style:parent-style-name="Text_20_body" style:list-style-name="L6">
      <style:text-properties officeooo:rsid="092e9839" officeooo:paragraph-rsid="092e9839"/>
    </style:style>
    <style:style style:name="P622" style:family="paragraph" style:parent-style-name="Text_20_body" style:list-style-name="L7">
      <style:text-properties officeooo:paragraph-rsid="093a1e20"/>
    </style:style>
    <style:style style:name="P623" style:family="paragraph" style:parent-style-name="Text_20_body" style:list-style-name="L7">
      <style:text-properties officeooo:rsid="093b0e08" officeooo:paragraph-rsid="093b0e08"/>
    </style:style>
    <style:style style:name="P624" style:family="paragraph" style:parent-style-name="Text_20_body" style:list-style-name="L8">
      <style:text-properties officeooo:rsid="0b5bb9eb" officeooo:paragraph-rsid="0b5bb9eb"/>
    </style:style>
    <style:style style:name="P625" style:family="paragraph" style:parent-style-name="Text_20_body" style:list-style-name="L9">
      <style:text-properties officeooo:paragraph-rsid="0ba4d5c3"/>
    </style:style>
    <style:style style:name="P626" style:family="paragraph" style:parent-style-name="Text_20_body" style:list-style-name="L10">
      <style:text-properties officeooo:rsid="039cc364" officeooo:paragraph-rsid="0473ccea"/>
    </style:style>
    <style:style style:name="P627" style:family="paragraph" style:parent-style-name="Text_20_body" style:list-style-name="L10">
      <style:text-properties officeooo:rsid="039cc364" officeooo:paragraph-rsid="039cc364"/>
    </style:style>
    <style:style style:name="P628" style:family="paragraph" style:parent-style-name="Text_20_body" style:list-style-name="L10">
      <style:text-properties fo:font-weight="normal" officeooo:rsid="039cc364" officeooo:paragraph-rsid="039cc364" style:font-weight-asian="normal" style:font-weight-complex="normal"/>
    </style:style>
    <style:style style:name="P629" style:family="paragraph" style:parent-style-name="Text_20_body" style:list-style-name="L11">
      <style:text-properties officeooo:paragraph-rsid="00c89376"/>
    </style:style>
    <style:style style:name="P630" style:family="paragraph" style:parent-style-name="Text_20_body" style:list-style-name="L11">
      <style:text-properties officeooo:rsid="00c6b5db" officeooo:paragraph-rsid="00c89376"/>
    </style:style>
    <style:style style:name="P631" style:family="paragraph" style:parent-style-name="Text_20_body" style:list-style-name="L11">
      <style:text-properties officeooo:rsid="00ca897b" officeooo:paragraph-rsid="00ca897b"/>
    </style:style>
    <style:style style:name="P632" style:family="paragraph" style:parent-style-name="Text_20_body" style:list-style-name="L11">
      <style:text-properties officeooo:rsid="00cab932" officeooo:paragraph-rsid="00cab932"/>
    </style:style>
    <style:style style:name="P633" style:family="paragraph" style:parent-style-name="Text_20_body" style:list-style-name="L11">
      <style:text-properties officeooo:rsid="06ea49fa" officeooo:paragraph-rsid="06ea49fa"/>
    </style:style>
    <style:style style:name="P634" style:family="paragraph" style:parent-style-name="Text_20_body" style:list-style-name="L12">
      <style:text-properties officeooo:paragraph-rsid="0ad205ef"/>
    </style:style>
    <style:style style:name="P635" style:family="paragraph" style:parent-style-name="Text_20_body" style:list-style-name="L12">
      <style:text-properties officeooo:rsid="0ad205ef" officeooo:paragraph-rsid="0ad205ef"/>
    </style:style>
    <style:style style:name="P636" style:family="paragraph" style:parent-style-name="Text_20_body" style:list-style-name="L13">
      <style:text-properties officeooo:rsid="001998ef" officeooo:paragraph-rsid="01023fd0"/>
    </style:style>
    <style:style style:name="P637" style:family="paragraph" style:parent-style-name="Text_20_body" style:list-style-name="L14">
      <style:text-properties officeooo:rsid="001998ef" officeooo:paragraph-rsid="01023fd0"/>
    </style:style>
    <style:style style:name="P638" style:family="paragraph" style:parent-style-name="Text_20_body" style:list-style-name="L15">
      <style:text-properties officeooo:rsid="05b0dc3b" officeooo:paragraph-rsid="05b0dc3b"/>
    </style:style>
    <style:style style:name="P639" style:family="paragraph" style:parent-style-name="Text_20_body" style:list-style-name="L16">
      <style:text-properties officeooo:paragraph-rsid="05cc541c"/>
    </style:style>
    <style:style style:name="P640" style:family="paragraph" style:parent-style-name="Text_20_body" style:list-style-name="L16">
      <style:text-properties officeooo:rsid="05cc541c" officeooo:paragraph-rsid="05cc541c"/>
    </style:style>
    <style:style style:name="P641" style:family="paragraph" style:parent-style-name="Text_20_body" style:list-style-name="L17">
      <style:text-properties officeooo:rsid="0a5d69ef" officeooo:paragraph-rsid="0a5d69ef"/>
    </style:style>
    <style:style style:name="P642" style:family="paragraph" style:parent-style-name="Text_20_body" style:list-style-name="L18">
      <style:text-properties officeooo:rsid="0a6abdfc" officeooo:paragraph-rsid="0a6abdfc"/>
    </style:style>
    <style:style style:name="P643" style:family="paragraph" style:parent-style-name="Text_20_body" style:list-style-name="L19">
      <style:text-properties officeooo:paragraph-rsid="04078734"/>
    </style:style>
    <style:style style:name="P644" style:family="paragraph" style:parent-style-name="Text_20_body" style:list-style-name="L19">
      <style:text-properties officeooo:rsid="026903af" officeooo:paragraph-rsid="026903af"/>
    </style:style>
    <style:style style:name="P645" style:family="paragraph" style:parent-style-name="Text_20_body" style:list-style-name="L19">
      <style:text-properties officeooo:rsid="026ade76" officeooo:paragraph-rsid="0417c449"/>
    </style:style>
    <style:style style:name="P646" style:family="paragraph" style:parent-style-name="Text_20_body" style:list-style-name="L20">
      <style:text-properties officeooo:paragraph-rsid="07c16ce6"/>
    </style:style>
    <style:style style:name="P647" style:family="paragraph" style:parent-style-name="Text_20_body" style:list-style-name="L20">
      <style:text-properties officeooo:rsid="07c16ce6" officeooo:paragraph-rsid="07c16ce6"/>
    </style:style>
    <style:style style:name="P648" style:family="paragraph" style:parent-style-name="Text_20_body" style:list-style-name="L21">
      <style:text-properties officeooo:paragraph-rsid="07ce040e"/>
    </style:style>
    <style:style style:name="P649" style:family="paragraph" style:parent-style-name="Text_20_body" style:list-style-name="L21">
      <style:text-properties officeooo:paragraph-rsid="07e7abec"/>
    </style:style>
    <style:style style:name="P650" style:family="paragraph" style:parent-style-name="Text_20_body" style:list-style-name="L21">
      <style:text-properties officeooo:rsid="07ce040e" officeooo:paragraph-rsid="07ce040e"/>
    </style:style>
    <style:style style:name="P651" style:family="paragraph" style:parent-style-name="Text_20_body" style:list-style-name="L21">
      <style:text-properties officeooo:rsid="07ce0f00" officeooo:paragraph-rsid="07ce0f00"/>
    </style:style>
    <style:style style:name="P652" style:family="paragraph" style:parent-style-name="Text_20_body" style:list-style-name="L21">
      <style:text-properties officeooo:rsid="07ce0f00" officeooo:paragraph-rsid="07e7abec"/>
    </style:style>
    <style:style style:name="P653" style:family="paragraph" style:parent-style-name="Text_20_body" style:list-style-name="L21">
      <style:text-properties officeooo:rsid="07d05194" officeooo:paragraph-rsid="07d05194"/>
    </style:style>
    <style:style style:name="P654" style:family="paragraph" style:parent-style-name="Text_20_body" style:list-style-name="L21">
      <style:text-properties officeooo:rsid="07d05194" officeooo:paragraph-rsid="07e7abec"/>
    </style:style>
    <style:style style:name="P655" style:family="paragraph" style:parent-style-name="Text_20_body" style:list-style-name="L21">
      <style:text-properties officeooo:rsid="07d05194" officeooo:paragraph-rsid="07ec9397"/>
    </style:style>
    <style:style style:name="P656" style:family="paragraph" style:parent-style-name="Text_20_body" style:list-style-name="L22">
      <style:text-properties officeooo:rsid="07d05194" officeooo:paragraph-rsid="07d42575"/>
    </style:style>
    <style:style style:name="P657" style:family="paragraph" style:parent-style-name="Text_20_body" style:list-style-name="L22">
      <style:text-properties officeooo:rsid="07d1e99f" officeooo:paragraph-rsid="07d1e99f"/>
    </style:style>
    <style:style style:name="P658" style:family="paragraph" style:parent-style-name="Text_20_body" style:list-style-name="L21">
      <style:text-properties officeooo:rsid="07d1e99f" officeooo:paragraph-rsid="07ec9397"/>
    </style:style>
    <style:style style:name="P659" style:family="paragraph" style:parent-style-name="Text_20_body" style:list-style-name="L22">
      <style:text-properties officeooo:rsid="07d2dfac" officeooo:paragraph-rsid="07d2dfac"/>
    </style:style>
    <style:style style:name="P660" style:family="paragraph" style:parent-style-name="Text_20_body" style:list-style-name="L21">
      <style:text-properties officeooo:rsid="07d2dfac" officeooo:paragraph-rsid="07ec93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58d4"/>
    </style:style>
    <style:style style:name="T620" style:family="text">
      <style:text-properties officeooo:rsid="05cc541c"/>
    </style:style>
    <style:style style:name="T621" style:family="text">
      <style:text-properties officeooo:rsid="05cd2502"/>
    </style:style>
    <style:style style:name="T622" style:family="text">
      <style:text-properties officeooo:rsid="05d0754e"/>
    </style:style>
    <style:style style:name="T623" style:family="text">
      <style:text-properties officeooo:rsid="05d0f9b2"/>
    </style:style>
    <style:style style:name="T624" style:family="text">
      <style:text-properties officeooo:rsid="05d29889"/>
    </style:style>
    <style:style style:name="T625" style:family="text">
      <style:text-properties officeooo:rsid="05d46a28"/>
    </style:style>
    <style:style style:name="T626" style:family="text">
      <style:text-properties officeooo:rsid="05d5d109"/>
    </style:style>
    <style:style style:name="T627" style:family="text">
      <style:text-properties officeooo:rsid="05d74cd6"/>
    </style:style>
    <style:style style:name="T628" style:family="text">
      <style:text-properties officeooo:rsid="05d7f79c"/>
    </style:style>
    <style:style style:name="T629" style:family="text">
      <style:text-properties officeooo:rsid="05d9c8b5"/>
    </style:style>
    <style:style style:name="T630" style:family="text">
      <style:text-properties officeooo:rsid="05dbf847"/>
    </style:style>
    <style:style style:name="T631" style:family="text">
      <style:text-properties officeooo:rsid="05dec2ce"/>
    </style:style>
    <style:style style:name="T632" style:family="text">
      <style:text-properties officeooo:rsid="05e07efd"/>
    </style:style>
    <style:style style:name="T633" style:family="text">
      <style:text-properties officeooo:rsid="05e6ab55"/>
    </style:style>
    <style:style style:name="T634" style:family="text">
      <style:text-properties officeooo:rsid="05e79034"/>
    </style:style>
    <style:style style:name="T635" style:family="text">
      <style:text-properties officeooo:rsid="05e8221b"/>
    </style:style>
    <style:style style:name="T636" style:family="text">
      <style:text-properties officeooo:rsid="05e91cab"/>
    </style:style>
    <style:style style:name="T637" style:family="text">
      <style:text-properties officeooo:rsid="05ea8f2c"/>
    </style:style>
    <style:style style:name="T638" style:family="text">
      <style:text-properties officeooo:rsid="05eba585"/>
    </style:style>
    <style:style style:name="T639" style:family="text">
      <style:text-properties officeooo:rsid="05ebd4ef"/>
    </style:style>
    <style:style style:name="T640" style:family="text">
      <style:text-properties officeooo:rsid="05ed25ed"/>
    </style:style>
    <style:style style:name="T641" style:family="text">
      <style:text-properties officeooo:rsid="05efedba"/>
    </style:style>
    <style:style style:name="T642" style:family="text">
      <style:text-properties officeooo:rsid="05f1a256"/>
    </style:style>
    <style:style style:name="T643" style:family="text">
      <style:text-properties officeooo:rsid="05f64025"/>
    </style:style>
    <style:style style:name="T644" style:family="text">
      <style:text-properties officeooo:rsid="05f6ac15"/>
    </style:style>
    <style:style style:name="T645" style:family="text">
      <style:text-properties officeooo:rsid="05f86f03"/>
    </style:style>
    <style:style style:name="T646" style:family="text">
      <style:text-properties officeooo:rsid="05f9ba46"/>
    </style:style>
    <style:style style:name="T647" style:family="text">
      <style:text-properties officeooo:rsid="05fa2cdb"/>
    </style:style>
    <style:style style:name="T648" style:family="text">
      <style:text-properties officeooo:rsid="05fab04e"/>
    </style:style>
    <style:style style:name="T649" style:family="text">
      <style:text-properties officeooo:rsid="05fd2575"/>
    </style:style>
    <style:style style:name="T650" style:family="text">
      <style:text-properties officeooo:rsid="05febb41"/>
    </style:style>
    <style:style style:name="T651" style:family="text">
      <style:text-properties officeooo:rsid="0603ba34"/>
    </style:style>
    <style:style style:name="T652" style:family="text">
      <style:text-properties officeooo:rsid="06045f7b"/>
    </style:style>
    <style:style style:name="T653" style:family="text">
      <style:text-properties officeooo:rsid="06058356"/>
    </style:style>
    <style:style style:name="T654" style:family="text">
      <style:text-properties officeooo:rsid="03112720"/>
    </style:style>
    <style:style style:name="T655" style:family="text">
      <style:text-properties officeooo:rsid="06086fbd"/>
    </style:style>
    <style:style style:name="T656" style:family="text">
      <style:text-properties officeooo:rsid="0609f852"/>
    </style:style>
    <style:style style:name="T657" style:family="text">
      <style:text-properties officeooo:rsid="060ad3d7"/>
    </style:style>
    <style:style style:name="T658" style:family="text">
      <style:text-properties officeooo:rsid="060af3f5"/>
    </style:style>
    <style:style style:name="T659" style:family="text">
      <style:text-properties officeooo:rsid="060c39b8"/>
    </style:style>
    <style:style style:name="T660" style:family="text">
      <style:text-properties officeooo:rsid="0613474a"/>
    </style:style>
    <style:style style:name="T661" style:family="text">
      <style:text-properties officeooo:rsid="061555f3"/>
    </style:style>
    <style:style style:name="T662" style:family="text">
      <style:text-properties officeooo:rsid="06157f82"/>
    </style:style>
    <style:style style:name="T663" style:family="text">
      <style:text-properties officeooo:rsid="0617326b"/>
    </style:style>
    <style:style style:name="T664" style:family="text">
      <style:text-properties officeooo:rsid="061757a2"/>
    </style:style>
    <style:style style:name="T665" style:family="text">
      <style:text-properties officeooo:rsid="061a385b"/>
    </style:style>
    <style:style style:name="T666" style:family="text">
      <style:text-properties officeooo:rsid="061bd79b"/>
    </style:style>
    <style:style style:name="T667" style:family="text">
      <style:text-properties officeooo:rsid="061d21be"/>
    </style:style>
    <style:style style:name="T668" style:family="text">
      <style:text-properties officeooo:rsid="061f4f9c"/>
    </style:style>
    <style:style style:name="T669" style:family="text">
      <style:text-properties officeooo:rsid="06215d56"/>
    </style:style>
    <style:style style:name="T670" style:family="text">
      <style:text-properties officeooo:rsid="0625277d"/>
    </style:style>
    <style:style style:name="T671" style:family="text">
      <style:text-properties officeooo:rsid="0627b679"/>
    </style:style>
    <style:style style:name="T672" style:family="text">
      <style:text-properties officeooo:rsid="0629875e"/>
    </style:style>
    <style:style style:name="T673" style:family="text">
      <style:text-properties officeooo:rsid="062c31af"/>
    </style:style>
    <style:style style:name="T674" style:family="text">
      <style:text-properties officeooo:rsid="062d3f84"/>
    </style:style>
    <style:style style:name="T675" style:family="text">
      <style:text-properties officeooo:rsid="062f324e"/>
    </style:style>
    <style:style style:name="T676" style:family="text">
      <style:text-properties officeooo:rsid="062fbcd6"/>
    </style:style>
    <style:style style:name="T677" style:family="text">
      <style:text-properties officeooo:rsid="0632e3da"/>
    </style:style>
    <style:style style:name="T678" style:family="text">
      <style:text-properties officeooo:rsid="0634c7b6"/>
    </style:style>
    <style:style style:name="T679" style:family="text">
      <style:text-properties officeooo:rsid="06354b6b"/>
    </style:style>
    <style:style style:name="T680" style:family="text">
      <style:text-properties officeooo:rsid="0636eaa8"/>
    </style:style>
    <style:style style:name="T681" style:family="text">
      <style:text-properties officeooo:rsid="063a5e79"/>
    </style:style>
    <style:style style:name="T682" style:family="text">
      <style:text-properties officeooo:rsid="063c9232"/>
    </style:style>
    <style:style style:name="T683" style:family="text">
      <style:text-properties officeooo:rsid="063e2dc1"/>
    </style:style>
    <style:style style:name="T684" style:family="text">
      <style:text-properties officeooo:rsid="063e9233"/>
    </style:style>
    <style:style style:name="T685" style:family="text">
      <style:text-properties officeooo:rsid="06409836"/>
    </style:style>
    <style:style style:name="T686" style:family="text">
      <style:text-properties officeooo:rsid="0640c641"/>
    </style:style>
    <style:style style:name="T687" style:family="text">
      <style:text-properties officeooo:rsid="0640ffcc"/>
    </style:style>
    <style:style style:name="T688" style:family="text">
      <style:text-properties officeooo:rsid="0641df49"/>
    </style:style>
    <style:style style:name="T689" style:family="text">
      <style:text-properties officeooo:rsid="06422c26"/>
    </style:style>
    <style:style style:name="T690" style:family="text">
      <style:text-properties officeooo:rsid="06440ffd"/>
    </style:style>
    <style:style style:name="T691" style:family="text">
      <style:text-properties officeooo:rsid="06448f0a"/>
    </style:style>
    <style:style style:name="T692" style:family="text">
      <style:text-properties officeooo:rsid="06476f6d"/>
    </style:style>
    <style:style style:name="T693" style:family="text">
      <style:text-properties officeooo:rsid="064d9428"/>
    </style:style>
    <style:style style:name="T694" style:family="text">
      <style:text-properties officeooo:rsid="064f35b0"/>
    </style:style>
    <style:style style:name="T695" style:family="text">
      <style:text-properties officeooo:rsid="065177a8"/>
    </style:style>
    <style:style style:name="T696" style:family="text">
      <style:text-properties officeooo:rsid="0652071d"/>
    </style:style>
    <style:style style:name="T697" style:family="text">
      <style:text-properties officeooo:rsid="0652e0c9"/>
    </style:style>
    <style:style style:name="T698" style:family="text">
      <style:text-properties officeooo:rsid="06538d69"/>
    </style:style>
    <style:style style:name="T699" style:family="text">
      <style:text-properties officeooo:rsid="066218da"/>
    </style:style>
    <style:style style:name="T700" style:family="text">
      <style:text-properties officeooo:rsid="066377a9"/>
    </style:style>
    <style:style style:name="T701" style:family="text">
      <style:text-properties officeooo:rsid="06690a4e"/>
    </style:style>
    <style:style style:name="T702" style:family="text">
      <style:text-properties officeooo:rsid="066b3141"/>
    </style:style>
    <style:style style:name="T703" style:family="text">
      <style:text-properties officeooo:rsid="066b5984"/>
    </style:style>
    <style:style style:name="T704" style:family="text">
      <style:text-properties officeooo:rsid="066ba6b7"/>
    </style:style>
    <style:style style:name="T705" style:family="text">
      <style:text-properties officeooo:rsid="066cb29f"/>
    </style:style>
    <style:style style:name="T706" style:family="text">
      <style:text-properties officeooo:rsid="066f57ff"/>
    </style:style>
    <style:style style:name="T707" style:family="text">
      <style:text-properties officeooo:rsid="066f5a60"/>
    </style:style>
    <style:style style:name="T708" style:family="text">
      <style:text-properties officeooo:rsid="0670db4e"/>
    </style:style>
    <style:style style:name="T709" style:family="text">
      <style:text-properties officeooo:rsid="0670f1c7"/>
    </style:style>
    <style:style style:name="T710" style:family="text">
      <style:text-properties officeooo:rsid="0672426f"/>
    </style:style>
    <style:style style:name="T711" style:family="text">
      <style:text-properties officeooo:rsid="067713fd"/>
    </style:style>
    <style:style style:name="T712" style:family="text">
      <style:text-properties officeooo:rsid="06823666"/>
    </style:style>
    <style:style style:name="T713" style:family="text">
      <style:text-properties officeooo:rsid="068880ef"/>
    </style:style>
    <style:style style:name="T714" style:family="text">
      <style:text-properties officeooo:rsid="068aa851"/>
    </style:style>
    <style:style style:name="T715" style:family="text">
      <style:text-properties officeooo:rsid="068c0046"/>
    </style:style>
    <style:style style:name="T716" style:family="text">
      <style:text-properties officeooo:rsid="06903f5c"/>
    </style:style>
    <style:style style:name="T717" style:family="text">
      <style:text-properties officeooo:rsid="069e3f3c"/>
    </style:style>
    <style:style style:name="T718" style:family="text">
      <style:text-properties officeooo:rsid="06a5894c"/>
    </style:style>
    <style:style style:name="T719" style:family="text">
      <style:text-properties officeooo:rsid="06a77c9d"/>
    </style:style>
    <style:style style:name="T720" style:family="text">
      <style:text-properties officeooo:rsid="06a982cd"/>
    </style:style>
    <style:style style:name="T721" style:family="text">
      <style:text-properties officeooo:rsid="06ace1e8"/>
    </style:style>
    <style:style style:name="T722" style:family="text">
      <style:text-properties officeooo:rsid="06aeefe3"/>
    </style:style>
    <style:style style:name="T723" style:family="text">
      <style:text-properties officeooo:rsid="06b232a1"/>
    </style:style>
    <style:style style:name="T724" style:family="text">
      <style:text-properties officeooo:rsid="06b41c8c"/>
    </style:style>
    <style:style style:name="T725" style:family="text">
      <style:text-properties officeooo:rsid="06b69599"/>
    </style:style>
    <style:style style:name="T726" style:family="text">
      <style:text-properties officeooo:rsid="06bde250"/>
    </style:style>
    <style:style style:name="T727" style:family="text">
      <style:text-properties officeooo:rsid="06c0acd6"/>
    </style:style>
    <style:style style:name="T728" style:family="text">
      <style:text-properties officeooo:rsid="06ca7224"/>
    </style:style>
    <style:style style:name="T729" style:family="text">
      <style:text-properties officeooo:rsid="06cb304e"/>
    </style:style>
    <style:style style:name="T730" style:family="text">
      <style:text-properties officeooo:rsid="06cd0ea7"/>
    </style:style>
    <style:style style:name="T731" style:family="text">
      <style:text-properties officeooo:rsid="06d34c49"/>
    </style:style>
    <style:style style:name="T732" style:family="text">
      <style:text-properties officeooo:rsid="06d6e703"/>
    </style:style>
    <style:style style:name="T733" style:family="text">
      <style:text-properties officeooo:rsid="06d7c28d"/>
    </style:style>
    <style:style style:name="T734" style:family="text">
      <style:text-properties officeooo:rsid="06db3c30"/>
    </style:style>
    <style:style style:name="T735" style:family="text">
      <style:text-properties officeooo:rsid="06dddd87"/>
    </style:style>
    <style:style style:name="T736" style:family="text">
      <style:text-properties officeooo:rsid="06e39fe8"/>
    </style:style>
    <style:style style:name="T737" style:family="text">
      <style:text-properties officeooo:rsid="06e7dec8"/>
    </style:style>
    <style:style style:name="T738" style:family="text">
      <style:text-properties officeooo:rsid="06ea7091"/>
    </style:style>
    <style:style style:name="T739" style:family="text">
      <style:text-properties officeooo:rsid="06ec9652"/>
    </style:style>
    <style:style style:name="T740" style:family="text">
      <style:text-properties officeooo:rsid="06eea9dc"/>
    </style:style>
    <style:style style:name="T741" style:family="text">
      <style:text-properties officeooo:rsid="06f1f316"/>
    </style:style>
    <style:style style:name="T742" style:family="text">
      <style:text-properties officeooo:rsid="06f39c4d"/>
    </style:style>
    <style:style style:name="T743" style:family="text">
      <style:text-properties officeooo:rsid="06f8657a"/>
    </style:style>
    <style:style style:name="T744" style:family="text">
      <style:text-properties officeooo:rsid="06fa67cc"/>
    </style:style>
    <style:style style:name="T745" style:family="text">
      <style:text-properties officeooo:rsid="06faf284"/>
    </style:style>
    <style:style style:name="T746" style:family="text">
      <style:text-properties officeooo:rsid="06faf6de"/>
    </style:style>
    <style:style style:name="T747" style:family="text">
      <style:text-properties officeooo:rsid="06fc29c9"/>
    </style:style>
    <style:style style:name="T748" style:family="text">
      <style:text-properties officeooo:rsid="06fd4c4f"/>
    </style:style>
    <style:style style:name="T749" style:family="text">
      <style:text-properties officeooo:rsid="06ff0e9d"/>
    </style:style>
    <style:style style:name="T750" style:family="text">
      <style:text-properties officeooo:rsid="07005ff3"/>
    </style:style>
    <style:style style:name="T751" style:family="text">
      <style:text-properties officeooo:rsid="07033ede"/>
    </style:style>
    <style:style style:name="T752" style:family="text">
      <style:text-properties officeooo:rsid="0704cc8f"/>
    </style:style>
    <style:style style:name="T753" style:family="text">
      <style:text-properties officeooo:rsid="07086371"/>
    </style:style>
    <style:style style:name="T754" style:family="text">
      <style:text-properties officeooo:rsid="0709d32c"/>
    </style:style>
    <style:style style:name="T755" style:family="text">
      <style:text-properties officeooo:rsid="0717d5b7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259521"/>
    </style:style>
    <style:style style:name="T759" style:family="text">
      <style:text-properties officeooo:rsid="0730b50e"/>
    </style:style>
    <style:style style:name="T760" style:family="text">
      <style:text-properties officeooo:rsid="07317418"/>
    </style:style>
    <style:style style:name="T761" style:family="text">
      <style:text-properties officeooo:rsid="07321227"/>
    </style:style>
    <style:style style:name="T762" style:family="text">
      <style:text-properties officeooo:rsid="07322ddb"/>
    </style:style>
    <style:style style:name="T763" style:family="text">
      <style:text-properties officeooo:rsid="0732d496"/>
    </style:style>
    <style:style style:name="T764" style:family="text">
      <style:text-properties officeooo:rsid="07332d8f"/>
    </style:style>
    <style:style style:name="T765" style:family="text">
      <style:text-properties officeooo:rsid="0736e651"/>
    </style:style>
    <style:style style:name="T766" style:family="text">
      <style:text-properties officeooo:rsid="073727fe"/>
    </style:style>
    <style:style style:name="T767" style:family="text">
      <style:text-properties officeooo:rsid="07390b95"/>
    </style:style>
    <style:style style:name="T768" style:family="text">
      <style:text-properties officeooo:rsid="073cc43a"/>
    </style:style>
    <style:style style:name="T769" style:family="text">
      <style:text-properties officeooo:rsid="073d6416"/>
    </style:style>
    <style:style style:name="T770" style:family="text">
      <style:text-properties officeooo:rsid="073f60ae"/>
    </style:style>
    <style:style style:name="T771" style:family="text">
      <style:text-properties officeooo:rsid="07400827"/>
    </style:style>
    <style:style style:name="T772" style:family="text">
      <style:text-properties officeooo:rsid="074018af"/>
    </style:style>
    <style:style style:name="T773" style:family="text">
      <style:text-properties officeooo:rsid="0740c370"/>
    </style:style>
    <style:style style:name="T774" style:family="text">
      <style:text-properties officeooo:rsid="0741127e"/>
    </style:style>
    <style:style style:name="T775" style:family="text">
      <style:text-properties officeooo:rsid="0742cb23"/>
    </style:style>
    <style:style style:name="T776" style:family="text">
      <style:text-properties officeooo:rsid="07448ac8"/>
    </style:style>
    <style:style style:name="T777" style:family="text">
      <style:text-properties officeooo:rsid="07449890"/>
    </style:style>
    <style:style style:name="T778" style:family="text">
      <style:text-properties officeooo:rsid="0746052f"/>
    </style:style>
    <style:style style:name="T779" style:family="text">
      <style:text-properties officeooo:rsid="074811af"/>
    </style:style>
    <style:style style:name="T780" style:family="text">
      <style:text-properties officeooo:rsid="074b7844"/>
    </style:style>
    <style:style style:name="T781" style:family="text">
      <style:text-properties officeooo:rsid="074dabb9"/>
    </style:style>
    <style:style style:name="T782" style:family="text">
      <style:text-properties officeooo:rsid="075027e6"/>
    </style:style>
    <style:style style:name="T783" style:family="text">
      <style:text-properties officeooo:rsid="0750966a"/>
    </style:style>
    <style:style style:name="T784" style:family="text">
      <style:text-properties officeooo:rsid="0752dee5"/>
    </style:style>
    <style:style style:name="T785" style:family="text">
      <style:text-properties officeooo:rsid="075920e0"/>
    </style:style>
    <style:style style:name="T786" style:family="text">
      <style:text-properties officeooo:rsid="07598a85"/>
    </style:style>
    <style:style style:name="T787" style:family="text">
      <style:text-properties officeooo:rsid="0759a1b2"/>
    </style:style>
    <style:style style:name="T788" style:family="text">
      <style:text-properties officeooo:rsid="0759d3a3"/>
    </style:style>
    <style:style style:name="T789" style:family="text">
      <style:text-properties officeooo:rsid="075ce370"/>
    </style:style>
    <style:style style:name="T790" style:family="text">
      <style:text-properties officeooo:rsid="075d51d0"/>
    </style:style>
    <style:style style:name="T791" style:family="text">
      <style:text-properties officeooo:rsid="075e0569"/>
    </style:style>
    <style:style style:name="T792" style:family="text">
      <style:text-properties officeooo:rsid="075fc138"/>
    </style:style>
    <style:style style:name="T793" style:family="text">
      <style:text-properties officeooo:rsid="075ff862"/>
    </style:style>
    <style:style style:name="T794" style:family="text">
      <style:text-properties officeooo:rsid="07601cd9"/>
    </style:style>
    <style:style style:name="T795" style:family="text">
      <style:text-properties officeooo:rsid="0761e988"/>
    </style:style>
    <style:style style:name="T796" style:family="text">
      <style:text-properties officeooo:rsid="0767c80e"/>
    </style:style>
    <style:style style:name="T797" style:family="text">
      <style:text-properties officeooo:rsid="0769c79d"/>
    </style:style>
    <style:style style:name="T798" style:family="text">
      <style:text-properties officeooo:rsid="076c388a"/>
    </style:style>
    <style:style style:name="T799" style:family="text">
      <style:text-properties officeooo:rsid="0770e6b7"/>
    </style:style>
    <style:style style:name="T800" style:family="text">
      <style:text-properties style:font-weight-asian="bold" style:font-weight-complex="bold"/>
    </style:style>
    <style:style style:name="T801" style:family="text">
      <style:text-properties officeooo:rsid="05d74cd6" style:font-weight-asian="bold" style:font-weight-complex="bold"/>
    </style:style>
    <style:style style:name="T802" style:family="text">
      <style:text-properties officeooo:rsid="07332d8f" style:font-weight-asian="bold" style:font-weight-complex="bold"/>
    </style:style>
    <style:style style:name="T803" style:family="text">
      <style:text-properties officeooo:rsid="06086fbd" style:font-weight-asian="bold" style:font-weight-complex="bold"/>
    </style:style>
    <style:style style:name="T804" style:family="text">
      <style:text-properties officeooo:rsid="0609f852" style:font-weight-asian="bold" style:font-weight-complex="bold"/>
    </style:style>
    <style:style style:name="T805" style:family="text">
      <style:text-properties officeooo:rsid="060ad3d7" style:font-weight-asian="bold" style:font-weight-complex="bold"/>
    </style:style>
    <style:style style:name="T806" style:family="text">
      <style:text-properties officeooo:rsid="0632e3da" style:font-weight-asian="bold" style:font-weight-complex="bold"/>
    </style:style>
    <style:style style:name="T807" style:family="text">
      <style:text-properties officeooo:rsid="0437df6e" style:font-weight-asian="bold" style:font-weight-complex="bold"/>
    </style:style>
    <style:style style:name="T808" style:family="text">
      <style:text-properties officeooo:rsid="0372aeaf" style:font-weight-asian="bold" style:font-weight-complex="bold"/>
    </style:style>
    <style:style style:name="T809" style:family="text">
      <style:text-properties officeooo:rsid="060af3f5" style:font-weight-asian="bold" style:font-weight-complex="bold"/>
    </style:style>
    <style:style style:name="T810" style:family="text">
      <style:text-properties officeooo:rsid="04238af5" style:font-weight-asian="bold" style:font-weight-complex="bold"/>
    </style:style>
    <style:style style:name="T811" style:family="text">
      <style:text-properties officeooo:rsid="060c39b8" style:font-weight-asian="bold" style:font-weight-complex="bold"/>
    </style:style>
    <style:style style:name="T812" style:family="text">
      <style:text-properties officeooo:rsid="03a4e9a6" style:font-weight-asian="bold" style:font-weight-complex="bold"/>
    </style:style>
    <style:style style:name="T813" style:family="text">
      <style:text-properties officeooo:rsid="061f4f9c" style:font-weight-asian="bold" style:font-weight-complex="bold"/>
    </style:style>
    <style:style style:name="T814" style:family="text">
      <style:text-properties officeooo:rsid="06ca7224" style:font-weight-asian="bold" style:font-weight-complex="bold"/>
    </style:style>
    <style:style style:name="T815" style:family="text">
      <style:text-properties officeooo:rsid="0625277d" style:font-weight-asian="bold" style:font-weight-complex="bold"/>
    </style:style>
    <style:style style:name="T816" style:family="text">
      <style:text-properties officeooo:rsid="06cd0ea7" style:font-weight-asian="bold" style:font-weight-complex="bold"/>
    </style:style>
    <style:style style:name="T817" style:family="text">
      <style:text-properties officeooo:rsid="063e9233" style:font-weight-asian="bold" style:font-weight-complex="bold"/>
    </style:style>
    <style:style style:name="T818" style:family="text">
      <style:text-properties officeooo:rsid="061df09b" style:font-weight-asian="bold" style:font-weight-complex="bold"/>
    </style:style>
    <style:style style:name="T819" style:family="text">
      <style:text-properties officeooo:rsid="062f324e" style:font-weight-asian="bold" style:font-weight-complex="bold"/>
    </style:style>
    <style:style style:name="T820" style:family="text">
      <style:text-properties officeooo:rsid="0634c7b6" style:font-weight-asian="bold" style:font-weight-complex="bold"/>
    </style:style>
    <style:style style:name="T821" style:family="text">
      <style:text-properties officeooo:rsid="05f9ba46" style:font-weight-asian="bold" style:font-weight-complex="bold"/>
    </style:style>
    <style:style style:name="T822" style:family="text">
      <style:text-properties officeooo:rsid="06ea7091" style:font-weight-asian="bold" style:font-weight-complex="bold"/>
    </style:style>
    <style:style style:name="T823" style:family="text">
      <style:text-properties officeooo:rsid="042e993b" style:font-weight-asian="bold" style:font-weight-complex="bold"/>
    </style:style>
    <style:style style:name="T824" style:family="text">
      <style:text-properties officeooo:rsid="050bb4ca" style:font-weight-asian="bold" style:font-weight-complex="bold"/>
    </style:style>
    <style:style style:name="T825" style:family="text">
      <style:text-properties officeooo:rsid="051d8c5e" style:font-weight-asian="bold" style:font-weight-complex="bold"/>
    </style:style>
    <style:style style:name="T826" style:family="text">
      <style:text-properties officeooo:rsid="0523a25e" style:font-weight-asian="bold" style:font-weight-complex="bold"/>
    </style:style>
    <style:style style:name="T827" style:family="text">
      <style:text-properties officeooo:rsid="053248e7" style:font-weight-asian="bold" style:font-weight-complex="bold"/>
    </style:style>
    <style:style style:name="T828" style:family="text">
      <style:text-properties officeooo:rsid="05354e78" style:font-weight-asian="bold" style:font-weight-complex="bold"/>
    </style:style>
    <style:style style:name="T829" style:family="text">
      <style:text-properties officeooo:rsid="0537219d" style:font-weight-asian="bold" style:font-weight-complex="bold"/>
    </style:style>
    <style:style style:name="T830" style:family="text">
      <style:text-properties officeooo:rsid="055469f5" style:font-weight-asian="bold" style:font-weight-complex="bold"/>
    </style:style>
    <style:style style:name="T831" style:family="text">
      <style:text-properties officeooo:rsid="05a0a2ac" style:font-weight-asian="bold" style:font-weight-complex="bold"/>
    </style:style>
    <style:style style:name="T832" style:family="text">
      <style:text-properties officeooo:rsid="05d29889" style:font-weight-asian="bold" style:font-weight-complex="bold"/>
    </style:style>
    <style:style style:name="T833" style:family="text">
      <style:text-properties officeooo:rsid="05b8f47d" style:font-weight-asian="bold" style:font-weight-complex="bold"/>
    </style:style>
    <style:style style:name="T834" style:family="text">
      <style:text-properties officeooo:rsid="05c958d4" style:font-weight-asian="bold" style:font-weight-complex="bold"/>
    </style:style>
    <style:style style:name="T835" style:family="text">
      <style:text-properties officeooo:rsid="05e07efd" style:font-weight-asian="bold" style:font-weight-complex="bold"/>
    </style:style>
    <style:style style:name="T836" style:family="text">
      <style:text-properties officeooo:rsid="025caa0e" style:font-weight-asian="bold" style:font-weight-complex="bold"/>
    </style:style>
    <style:style style:name="T837" style:family="text">
      <style:text-properties officeooo:rsid="04d86354" style:font-weight-asian="bold" style:font-weight-complex="bold"/>
    </style:style>
    <style:style style:name="T838" style:family="text">
      <style:text-properties officeooo:rsid="04de7130" style:font-weight-asian="bold" style:font-weight-complex="bold"/>
    </style:style>
    <style:style style:name="T839" style:family="text">
      <style:text-properties officeooo:rsid="0753718c" style:font-weight-asian="bold" style:font-weight-complex="bold"/>
    </style:style>
    <style:style style:name="T840" style:family="text">
      <style:text-properties officeooo:rsid="07550873" style:font-weight-asian="bold" style:font-weight-complex="bold"/>
    </style:style>
    <style:style style:name="T841" style:family="text">
      <style:text-properties officeooo:rsid="04bf7578" style:font-weight-asian="bold" style:font-weight-complex="bold"/>
    </style:style>
    <style:style style:name="T842" style:family="text">
      <style:text-properties officeooo:rsid="04b6c830" style:font-weight-asian="bold" style:font-weight-complex="bold"/>
    </style:style>
    <style:style style:name="T843" style:family="text">
      <style:text-properties officeooo:rsid="0766af6c" style:font-weight-asian="bold" style:font-weight-complex="bold"/>
    </style:style>
    <style:style style:name="T844" style:family="text">
      <style:text-properties officeooo:rsid="0767c80e" style:font-weight-asian="bold" style:font-weight-complex="bold"/>
    </style:style>
    <style:style style:name="T845" style:family="text">
      <style:text-properties officeooo:rsid="07598a85" style:font-weight-asian="bold" style:font-weight-complex="bold"/>
    </style:style>
    <style:style style:name="T846" style:family="text">
      <style:text-properties officeooo:rsid="0759d3a3" style:font-weight-asian="bold" style:font-weight-complex="bold"/>
    </style:style>
    <style:style style:name="T847" style:family="text">
      <style:text-properties officeooo:rsid="075fc138" style:font-weight-asian="bold" style:font-weight-complex="bold"/>
    </style:style>
    <style:style style:name="T848" style:family="text">
      <style:text-properties officeooo:rsid="014cf5a9" style:font-weight-asian="bold" style:font-weight-complex="bold"/>
    </style:style>
    <style:style style:name="T849" style:family="text">
      <style:text-properties officeooo:rsid="02b3acad" style:font-weight-asian="bold" style:font-weight-complex="bold"/>
    </style:style>
    <style:style style:name="T850" style:family="text">
      <style:text-properties officeooo:rsid="02c27374" style:font-weight-asian="bold" style:font-weight-complex="bold"/>
    </style:style>
    <style:style style:name="T851" style:family="text">
      <style:text-properties officeooo:rsid="02d7f4b0" style:font-weight-asian="bold" style:font-weight-complex="bold"/>
    </style:style>
    <style:style style:name="T852" style:family="text">
      <style:text-properties officeooo:rsid="02e6e887" style:font-weight-asian="bold" style:font-weight-complex="bold"/>
    </style:style>
    <style:style style:name="T853" style:family="text">
      <style:text-properties officeooo:rsid="0118a6a6" style:font-weight-asian="bold" style:font-weight-complex="bold"/>
    </style:style>
    <style:style style:name="T854" style:family="text">
      <style:text-properties officeooo:rsid="0118e77e" style:font-weight-asian="bold" style:font-weight-complex="bold"/>
    </style:style>
    <style:style style:name="T855" style:family="text">
      <style:text-properties officeooo:rsid="01d4361f" style:font-weight-asian="bold" style:font-weight-complex="bold"/>
    </style:style>
    <style:style style:name="T856" style:family="text">
      <style:text-properties officeooo:rsid="0120ea38" style:font-weight-asian="bold" style:font-weight-complex="bold"/>
    </style:style>
    <style:style style:name="T857" style:family="text">
      <style:text-properties officeooo:rsid="01311a80" style:font-weight-asian="bold" style:font-weight-complex="bold"/>
    </style:style>
    <style:style style:name="T858" style:family="text">
      <style:text-properties officeooo:rsid="01318492" style:font-weight-asian="bold" style:font-weight-complex="bold"/>
    </style:style>
    <style:style style:name="T859" style:family="text">
      <style:text-properties officeooo:rsid="01384f38" style:font-weight-asian="bold" style:font-weight-complex="bold"/>
    </style:style>
    <style:style style:name="T860" style:family="text">
      <style:text-properties officeooo:rsid="0133721b" style:font-weight-asian="bold" style:font-weight-complex="bold"/>
    </style:style>
    <style:style style:name="T861" style:family="text">
      <style:text-properties officeooo:rsid="013de234" style:font-weight-asian="bold" style:font-weight-complex="bold"/>
    </style:style>
    <style:style style:name="T862" style:family="text">
      <style:text-properties officeooo:rsid="01438800" style:font-weight-asian="bold" style:font-weight-complex="bold"/>
    </style:style>
    <style:style style:name="T863" style:family="text">
      <style:text-properties officeooo:rsid="014feb0b" style:font-weight-asian="bold" style:font-weight-complex="bold"/>
    </style:style>
    <style:style style:name="T864" style:family="text">
      <style:text-properties officeooo:rsid="0173fa91" style:font-weight-asian="bold" style:font-weight-complex="bold"/>
    </style:style>
    <style:style style:name="T865" style:family="text">
      <style:text-properties officeooo:rsid="017a0847" style:font-weight-asian="bold" style:font-weight-complex="bold"/>
    </style:style>
    <style:style style:name="T866" style:family="text">
      <style:text-properties officeooo:rsid="017aa7f2" style:font-weight-asian="bold" style:font-weight-complex="bold"/>
    </style:style>
    <style:style style:name="T867" style:family="text">
      <style:text-properties officeooo:rsid="019ce3cc" style:font-weight-asian="bold" style:font-weight-complex="bold"/>
    </style:style>
    <style:style style:name="T868" style:family="text">
      <style:text-properties officeooo:rsid="019e2b1f" style:font-weight-asian="bold" style:font-weight-complex="bold"/>
    </style:style>
    <style:style style:name="T869" style:family="text">
      <style:text-properties officeooo:rsid="01bf3ed5" style:font-weight-asian="bold" style:font-weight-complex="bold"/>
    </style:style>
    <style:style style:name="T870" style:family="text">
      <style:text-properties officeooo:rsid="02227558" style:font-weight-asian="bold" style:font-weight-complex="bold"/>
    </style:style>
    <style:style style:name="T871" style:family="text">
      <style:text-properties officeooo:rsid="0830bbed" style:font-weight-asian="bold" style:font-weight-complex="bold"/>
    </style:style>
    <style:style style:name="T872" style:family="text">
      <style:text-properties officeooo:rsid="09582543" style:font-weight-asian="bold" style:font-weight-complex="bold"/>
    </style:style>
    <style:style style:name="T873" style:family="text">
      <style:text-properties officeooo:rsid="09582648" style:font-weight-asian="bold" style:font-weight-complex="bold"/>
    </style:style>
    <style:style style:name="T874" style:family="text">
      <style:text-properties officeooo:rsid="09602b06" style:font-weight-asian="bold" style:font-weight-complex="bold"/>
    </style:style>
    <style:style style:name="T875" style:family="text">
      <style:text-properties officeooo:rsid="096699c3" style:font-weight-asian="bold" style:font-weight-complex="bold"/>
    </style:style>
    <style:style style:name="T876" style:family="text">
      <style:text-properties officeooo:rsid="0975b3ad" style:font-weight-asian="bold" style:font-weight-complex="bold"/>
    </style:style>
    <style:style style:name="T877" style:family="text">
      <style:text-properties officeooo:rsid="0976943b" style:font-weight-asian="bold" style:font-weight-complex="bold"/>
    </style:style>
    <style:style style:name="T878" style:family="text">
      <style:text-properties officeooo:rsid="098139f5" style:font-weight-asian="bold" style:font-weight-complex="bold"/>
    </style:style>
    <style:style style:name="T879" style:family="text">
      <style:text-properties officeooo:rsid="00ea2ee5" style:font-size-asian="12pt" style:font-weight-asian="bold" style:font-size-complex="12pt" style:font-weight-complex="bold"/>
    </style:style>
    <style:style style:name="T880" style:family="text">
      <style:text-properties officeooo:rsid="079340a9"/>
    </style:style>
    <style:style style:name="T881" style:family="text">
      <style:text-properties officeooo:rsid="07943d53"/>
    </style:style>
    <style:style style:name="T882" style:family="text">
      <style:text-properties officeooo:rsid="07a0537a"/>
    </style:style>
    <style:style style:name="T883" style:family="text">
      <style:text-properties officeooo:rsid="07a8a14b"/>
    </style:style>
    <style:style style:name="T884" style:family="text">
      <style:text-properties officeooo:rsid="07aa0252"/>
    </style:style>
    <style:style style:name="T885" style:family="text">
      <style:text-properties officeooo:rsid="07b0c38b"/>
    </style:style>
    <style:style style:name="T886" style:family="text">
      <style:text-properties officeooo:rsid="07b729ce"/>
    </style:style>
    <style:style style:name="T887" style:family="text">
      <style:text-properties officeooo:rsid="07b896f7"/>
    </style:style>
    <style:style style:name="T888" style:family="text">
      <style:text-properties officeooo:rsid="07b93712"/>
    </style:style>
    <style:style style:name="T889" style:family="text">
      <style:text-properties officeooo:rsid="07bd6177"/>
    </style:style>
    <style:style style:name="T890" style:family="text">
      <style:text-properties officeooo:rsid="07bd96ca"/>
    </style:style>
    <style:style style:name="T891" style:family="text">
      <style:text-properties officeooo:rsid="07be8631"/>
    </style:style>
    <style:style style:name="T892" style:family="text">
      <style:text-properties officeooo:rsid="07bf300a"/>
    </style:style>
    <style:style style:name="T893" style:family="text">
      <style:text-properties officeooo:rsid="07bf79f7"/>
    </style:style>
    <style:style style:name="T894" style:family="text">
      <style:text-properties officeooo:rsid="07c16ce6"/>
    </style:style>
    <style:style style:name="T895" style:family="text">
      <style:text-properties officeooo:rsid="07c27967"/>
    </style:style>
    <style:style style:name="T896" style:family="text">
      <style:text-properties officeooo:rsid="07c7fe8f"/>
    </style:style>
    <style:style style:name="T897" style:family="text">
      <style:text-properties officeooo:rsid="07c8c7e4"/>
    </style:style>
    <style:style style:name="T898" style:family="text">
      <style:text-properties officeooo:rsid="07cb4b54"/>
    </style:style>
    <style:style style:name="T899" style:family="text">
      <style:text-properties officeooo:rsid="07ce040e"/>
    </style:style>
    <style:style style:name="T900" style:family="text">
      <style:text-properties officeooo:rsid="07ce0f00"/>
    </style:style>
    <style:style style:name="T901" style:family="text">
      <style:text-properties officeooo:rsid="07cf7bcd"/>
    </style:style>
    <style:style style:name="T902" style:family="text">
      <style:text-properties officeooo:rsid="07d41262"/>
    </style:style>
    <style:style style:name="T903" style:family="text">
      <style:text-properties officeooo:rsid="07d5633c"/>
    </style:style>
    <style:style style:name="T904" style:family="text">
      <style:text-properties officeooo:rsid="07d5843b"/>
    </style:style>
    <style:style style:name="T905" style:family="text">
      <style:text-properties officeooo:rsid="07d69de3"/>
    </style:style>
    <style:style style:name="T906" style:family="text">
      <style:text-properties officeooo:rsid="07d82fd4"/>
    </style:style>
    <style:style style:name="T907" style:family="text">
      <style:text-properties officeooo:rsid="07da0771"/>
    </style:style>
    <style:style style:name="T908" style:family="text">
      <style:text-properties officeooo:rsid="07dcfb14"/>
    </style:style>
    <style:style style:name="T909" style:family="text">
      <style:text-properties officeooo:rsid="07dfc171"/>
    </style:style>
    <style:style style:name="T910" style:family="text">
      <style:text-properties officeooo:rsid="07e1abd0"/>
    </style:style>
    <style:style style:name="T911" style:family="text">
      <style:text-properties officeooo:rsid="07e5f11c"/>
    </style:style>
    <style:style style:name="T912" style:family="text">
      <style:text-properties officeooo:rsid="07e7abec"/>
    </style:style>
    <style:style style:name="T913" style:family="text">
      <style:text-properties officeooo:rsid="07e7d761"/>
    </style:style>
    <style:style style:name="T914" style:family="text">
      <style:text-properties officeooo:rsid="07e87943"/>
    </style:style>
    <style:style style:name="T915" style:family="text">
      <style:text-properties officeooo:rsid="07ea724b"/>
    </style:style>
    <style:style style:name="T916" style:family="text">
      <style:text-properties officeooo:rsid="07eb58b1"/>
    </style:style>
    <style:style style:name="T917" style:family="text">
      <style:text-properties officeooo:rsid="07ec9397"/>
    </style:style>
    <style:style style:name="T918" style:family="text">
      <style:text-properties officeooo:rsid="07edaf0c"/>
    </style:style>
    <style:style style:name="T919" style:family="text">
      <style:text-properties officeooo:rsid="07edb52c"/>
    </style:style>
    <style:style style:name="T920" style:family="text">
      <style:text-properties officeooo:rsid="07eeae75"/>
    </style:style>
    <style:style style:name="T921" style:family="text">
      <style:text-properties officeooo:rsid="07ef765f"/>
    </style:style>
    <style:style style:name="T922" style:family="text">
      <style:text-properties officeooo:rsid="07f12425"/>
    </style:style>
    <style:style style:name="T923" style:family="text">
      <style:text-properties officeooo:rsid="07f22e13"/>
    </style:style>
    <style:style style:name="T924" style:family="text">
      <style:text-properties officeooo:rsid="07f3ee20"/>
    </style:style>
    <style:style style:name="T925" style:family="text">
      <style:text-properties officeooo:rsid="07f4568f"/>
    </style:style>
    <style:style style:name="T926" style:family="text">
      <style:text-properties officeooo:rsid="07f53974"/>
    </style:style>
    <style:style style:name="T927" style:family="text">
      <style:text-properties officeooo:rsid="07f68ce8"/>
    </style:style>
    <style:style style:name="T928" style:family="text">
      <style:text-properties officeooo:rsid="07f7a56a"/>
    </style:style>
    <style:style style:name="T929" style:family="text">
      <style:text-properties officeooo:rsid="07f87ada"/>
    </style:style>
    <style:style style:name="T930" style:family="text">
      <style:text-properties officeooo:rsid="07fb9066"/>
    </style:style>
    <style:style style:name="T931" style:family="text">
      <style:text-properties officeooo:rsid="07fbbbfd"/>
    </style:style>
    <style:style style:name="T932" style:family="text">
      <style:text-properties officeooo:rsid="07fd6c70"/>
    </style:style>
    <style:style style:name="T933" style:family="text">
      <style:text-properties officeooo:rsid="07fee197"/>
    </style:style>
    <style:style style:name="T934" style:family="text">
      <style:text-properties officeooo:rsid="07ffbc24"/>
    </style:style>
    <style:style style:name="T935" style:family="text">
      <style:text-properties officeooo:rsid="07ffdc71"/>
    </style:style>
    <style:style style:name="T936" style:family="text">
      <style:text-properties officeooo:rsid="08000b39"/>
    </style:style>
    <style:style style:name="T937" style:family="text">
      <style:text-properties officeooo:rsid="0801f095"/>
    </style:style>
    <style:style style:name="T938" style:family="text">
      <style:text-properties officeooo:rsid="0802bf6a"/>
    </style:style>
    <style:style style:name="T939" style:family="text">
      <style:text-properties officeooo:rsid="080395a1"/>
    </style:style>
    <style:style style:name="T940" style:family="text">
      <style:text-properties officeooo:rsid="0806b93d"/>
    </style:style>
    <style:style style:name="T941" style:family="text">
      <style:text-properties officeooo:rsid="08091ec0"/>
    </style:style>
    <style:style style:name="T942" style:family="text">
      <style:text-properties officeooo:rsid="080bc407"/>
    </style:style>
    <style:style style:name="T943" style:family="text">
      <style:text-properties officeooo:rsid="080fba1e"/>
    </style:style>
    <style:style style:name="T944" style:family="text">
      <style:text-properties officeooo:rsid="0812832f"/>
    </style:style>
    <style:style style:name="T945" style:family="text">
      <style:text-properties officeooo:rsid="08137b70"/>
    </style:style>
    <style:style style:name="T946" style:family="text">
      <style:text-properties officeooo:rsid="0814d3fd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53d8c"/>
    </style:style>
    <style:style style:name="T1047" style:family="text">
      <style:text-properties officeooo:rsid="08d617ea"/>
    </style:style>
    <style:style style:name="T1048" style:family="text">
      <style:text-properties officeooo:rsid="08deb17f"/>
    </style:style>
    <style:style style:name="T1049" style:family="text">
      <style:text-properties officeooo:rsid="08dfc2f1"/>
    </style:style>
    <style:style style:name="T1050" style:family="text">
      <style:text-properties officeooo:rsid="08e17f29"/>
    </style:style>
    <style:style style:name="T1051" style:family="text">
      <style:text-properties officeooo:rsid="08e184d6"/>
    </style:style>
    <style:style style:name="T1052" style:family="text">
      <style:text-properties officeooo:rsid="08e6ddf6"/>
    </style:style>
    <style:style style:name="T1053" style:family="text">
      <style:text-properties officeooo:rsid="08e7720d"/>
    </style:style>
    <style:style style:name="T1054" style:family="text">
      <style:text-properties officeooo:rsid="08e99531"/>
    </style:style>
    <style:style style:name="T1055" style:family="text">
      <style:text-properties officeooo:rsid="08ec32c1"/>
    </style:style>
    <style:style style:name="T1056" style:family="text">
      <style:text-properties officeooo:rsid="08f82700"/>
    </style:style>
    <style:style style:name="T1057" style:family="text">
      <style:text-properties officeooo:rsid="08f89a21"/>
    </style:style>
    <style:style style:name="T1058" style:family="text">
      <style:text-properties officeooo:rsid="08f8a93a"/>
    </style:style>
    <style:style style:name="T1059" style:family="text">
      <style:text-properties officeooo:rsid="08fc6d86"/>
    </style:style>
    <style:style style:name="T1060" style:family="text">
      <style:text-properties officeooo:rsid="08fdd2d0"/>
    </style:style>
    <style:style style:name="T1061" style:family="text">
      <style:text-properties officeooo:rsid="08ff4a6c"/>
    </style:style>
    <style:style style:name="T1062" style:family="text">
      <style:text-properties officeooo:rsid="08ffea82"/>
    </style:style>
    <style:style style:name="T1063" style:family="text">
      <style:text-properties officeooo:rsid="0907685b"/>
    </style:style>
    <style:style style:name="T1064" style:family="text">
      <style:text-properties officeooo:rsid="09092fae"/>
    </style:style>
    <style:style style:name="T1065" style:family="text">
      <style:text-properties officeooo:rsid="090a81f0"/>
    </style:style>
    <style:style style:name="T1066" style:family="text">
      <style:text-properties officeooo:rsid="090d20ae"/>
    </style:style>
    <style:style style:name="T1067" style:family="text">
      <style:text-properties officeooo:rsid="091162cc"/>
    </style:style>
    <style:style style:name="T1068" style:family="text">
      <style:text-properties officeooo:rsid="09124caa"/>
    </style:style>
    <style:style style:name="T1069" style:family="text">
      <style:text-properties officeooo:rsid="09139e05"/>
    </style:style>
    <style:style style:name="T1070" style:family="text">
      <style:text-properties officeooo:rsid="09151866"/>
    </style:style>
    <style:style style:name="T1071" style:family="text">
      <style:text-properties officeooo:rsid="0916e88d"/>
    </style:style>
    <style:style style:name="T1072" style:family="text">
      <style:text-properties officeooo:rsid="0917906c"/>
    </style:style>
    <style:style style:name="T1073" style:family="text">
      <style:text-properties officeooo:rsid="091af1fc"/>
    </style:style>
    <style:style style:name="T1074" style:family="text">
      <style:text-properties officeooo:rsid="091c1e47"/>
    </style:style>
    <style:style style:name="T1075" style:family="text">
      <style:text-properties officeooo:rsid="091d25f8"/>
    </style:style>
    <style:style style:name="T1076" style:family="text">
      <style:text-properties officeooo:rsid="091dfcce"/>
    </style:style>
    <style:style style:name="T1077" style:family="text">
      <style:text-properties officeooo:rsid="091f6557"/>
    </style:style>
    <style:style style:name="T1078" style:family="text">
      <style:text-properties officeooo:rsid="092370f8"/>
    </style:style>
    <style:style style:name="T1079" style:family="text">
      <style:text-properties officeooo:rsid="0924b8ed"/>
    </style:style>
    <style:style style:name="T1080" style:family="text">
      <style:text-properties officeooo:rsid="09260fd6"/>
    </style:style>
    <style:style style:name="T1081" style:family="text">
      <style:text-properties officeooo:rsid="0926c302"/>
    </style:style>
    <style:style style:name="T1082" style:family="text">
      <style:text-properties officeooo:rsid="0928c144"/>
    </style:style>
    <style:style style:name="T1083" style:family="text">
      <style:text-properties officeooo:rsid="092da239"/>
    </style:style>
    <style:style style:name="T1084" style:family="text">
      <style:text-properties officeooo:rsid="092e9839"/>
    </style:style>
    <style:style style:name="T1085" style:family="text">
      <style:text-properties officeooo:rsid="092f7ffa"/>
    </style:style>
    <style:style style:name="T1086" style:family="text">
      <style:text-properties officeooo:rsid="09313398"/>
    </style:style>
    <style:style style:name="T1087" style:family="text">
      <style:text-properties officeooo:rsid="0932cd0b"/>
    </style:style>
    <style:style style:name="T1088" style:family="text">
      <style:text-properties officeooo:rsid="093405eb"/>
    </style:style>
    <style:style style:name="T1089" style:family="text">
      <style:text-properties officeooo:rsid="093605c9"/>
    </style:style>
    <style:style style:name="T1090" style:family="text">
      <style:text-properties officeooo:rsid="09372ee8"/>
    </style:style>
    <style:style style:name="T1091" style:family="text">
      <style:text-properties officeooo:rsid="09379c7e"/>
    </style:style>
    <style:style style:name="T1092" style:family="text">
      <style:text-properties officeooo:rsid="09397865"/>
    </style:style>
    <style:style style:name="T1093" style:family="text">
      <style:text-properties officeooo:rsid="093a1e20"/>
    </style:style>
    <style:style style:name="T1094" style:family="text">
      <style:text-properties officeooo:rsid="093b5601"/>
    </style:style>
    <style:style style:name="T1095" style:family="text">
      <style:text-properties officeooo:rsid="09413357"/>
    </style:style>
    <style:style style:name="T1096" style:family="text">
      <style:text-properties officeooo:rsid="09421b2d"/>
    </style:style>
    <style:style style:name="T1097" style:family="text">
      <style:text-properties officeooo:rsid="094366ac"/>
    </style:style>
    <style:style style:name="T1098" style:family="text">
      <style:text-properties officeooo:rsid="0944aa60"/>
    </style:style>
    <style:style style:name="T1099" style:family="text">
      <style:text-properties officeooo:rsid="0946c1e2"/>
    </style:style>
    <style:style style:name="T1100" style:family="text">
      <style:text-properties officeooo:rsid="09480e95"/>
    </style:style>
    <style:style style:name="T1101" style:family="text">
      <style:text-properties officeooo:rsid="094c25fe"/>
    </style:style>
    <style:style style:name="T1102" style:family="text">
      <style:text-properties officeooo:rsid="094d60b9"/>
    </style:style>
    <style:style style:name="T1103" style:family="text">
      <style:text-properties officeooo:rsid="094e524e"/>
    </style:style>
    <style:style style:name="T1104" style:family="text">
      <style:text-properties officeooo:rsid="094ff7f2"/>
    </style:style>
    <style:style style:name="T1105" style:family="text">
      <style:text-properties officeooo:rsid="0951813b"/>
    </style:style>
    <style:style style:name="T1106" style:family="text">
      <style:text-properties officeooo:rsid="095251d5"/>
    </style:style>
    <style:style style:name="T1107" style:family="text">
      <style:text-properties officeooo:rsid="0953fc00"/>
    </style:style>
    <style:style style:name="T1108" style:family="text">
      <style:text-properties officeooo:rsid="09543191"/>
    </style:style>
    <style:style style:name="T1109" style:family="text">
      <style:text-properties officeooo:rsid="095713c9"/>
    </style:style>
    <style:style style:name="T1110" style:family="text">
      <style:text-properties officeooo:rsid="09582543"/>
    </style:style>
    <style:style style:name="T1111" style:family="text">
      <style:text-properties officeooo:rsid="09582648"/>
    </style:style>
    <style:style style:name="T1112" style:family="text">
      <style:text-properties officeooo:rsid="0958c81d"/>
    </style:style>
    <style:style style:name="T1113" style:family="text">
      <style:text-properties officeooo:rsid="095a2a0f"/>
    </style:style>
    <style:style style:name="T1114" style:family="text">
      <style:text-properties officeooo:rsid="095be431"/>
    </style:style>
    <style:style style:name="T1115" style:family="text">
      <style:text-properties officeooo:rsid="095c637a"/>
    </style:style>
    <style:style style:name="T1116" style:family="text">
      <style:text-properties officeooo:rsid="095d516c"/>
    </style:style>
    <style:style style:name="T1117" style:family="text">
      <style:text-properties officeooo:rsid="095ea716"/>
    </style:style>
    <style:style style:name="T1118" style:family="text">
      <style:text-properties officeooo:rsid="09614e6f"/>
    </style:style>
    <style:style style:name="T1119" style:family="text">
      <style:text-properties officeooo:rsid="0961d72c"/>
    </style:style>
    <style:style style:name="T1120" style:family="text">
      <style:text-properties officeooo:rsid="096336d0"/>
    </style:style>
    <style:style style:name="T1121" style:family="text">
      <style:text-properties officeooo:rsid="0964f856"/>
    </style:style>
    <style:style style:name="T1122" style:family="text">
      <style:text-properties officeooo:rsid="096699c3"/>
    </style:style>
    <style:style style:name="T1123" style:family="text">
      <style:text-properties officeooo:rsid="09676dd0"/>
    </style:style>
    <style:style style:name="T1124" style:family="text">
      <style:text-properties officeooo:rsid="09678be4"/>
    </style:style>
    <style:style style:name="T1125" style:family="text">
      <style:text-properties officeooo:rsid="096892a8"/>
    </style:style>
    <style:style style:name="T1126" style:family="text">
      <style:text-properties officeooo:rsid="0969828e"/>
    </style:style>
    <style:style style:name="T1127" style:family="text">
      <style:text-properties officeooo:rsid="096a22d5"/>
    </style:style>
    <style:style style:name="T1128" style:family="text">
      <style:text-properties officeooo:rsid="096bc028"/>
    </style:style>
    <style:style style:name="T1129" style:family="text">
      <style:text-properties officeooo:rsid="096cf465"/>
    </style:style>
    <style:style style:name="T1130" style:family="text">
      <style:text-properties officeooo:rsid="096ff565"/>
    </style:style>
    <style:style style:name="T1131" style:family="text">
      <style:text-properties officeooo:rsid="0970fb78"/>
    </style:style>
    <style:style style:name="T1132" style:family="text">
      <style:text-properties officeooo:rsid="0973d278"/>
    </style:style>
    <style:style style:name="T1133" style:family="text">
      <style:text-properties officeooo:rsid="0974691b"/>
    </style:style>
    <style:style style:name="T1134" style:family="text">
      <style:text-properties officeooo:rsid="0601ba37"/>
    </style:style>
    <style:style style:name="T1135" style:family="text">
      <style:text-properties officeooo:rsid="0975b3ad"/>
    </style:style>
    <style:style style:name="T1136" style:family="text">
      <style:text-properties officeooo:rsid="0976943b"/>
    </style:style>
    <style:style style:name="T1137" style:family="text">
      <style:text-properties officeooo:rsid="09785fc2"/>
    </style:style>
    <style:style style:name="T1138" style:family="text">
      <style:text-properties officeooo:rsid="097a17ce"/>
    </style:style>
    <style:style style:name="T1139" style:family="text">
      <style:text-properties officeooo:rsid="097b0759"/>
    </style:style>
    <style:style style:name="T1140" style:family="text">
      <style:text-properties officeooo:rsid="097cd71a"/>
    </style:style>
    <style:style style:name="T1141" style:family="text">
      <style:text-properties officeooo:rsid="097eaf65"/>
    </style:style>
    <style:style style:name="T1142" style:family="text">
      <style:text-properties officeooo:rsid="09808c0e"/>
    </style:style>
    <style:style style:name="T1143" style:family="text">
      <style:text-properties officeooo:rsid="098139f5"/>
    </style:style>
    <style:style style:name="T1144" style:family="text">
      <style:text-properties officeooo:rsid="09815b7e"/>
    </style:style>
    <style:style style:name="T1145" style:family="text">
      <style:text-properties officeooo:rsid="0983446e"/>
    </style:style>
    <style:style style:name="T1146" style:family="text">
      <style:text-properties officeooo:rsid="09842e84"/>
    </style:style>
    <style:style style:name="T1147" style:family="text">
      <style:text-properties officeooo:rsid="09866926"/>
    </style:style>
    <style:style style:name="T1148" style:family="text">
      <style:text-properties officeooo:rsid="09868822"/>
    </style:style>
    <style:style style:name="T1149" style:family="text">
      <style:text-properties officeooo:rsid="0986b4e6"/>
    </style:style>
    <style:style style:name="T1150" style:family="text">
      <style:text-properties officeooo:rsid="0989914e"/>
    </style:style>
    <style:style style:name="T1151" style:family="text">
      <style:text-properties officeooo:rsid="098aa1cc"/>
    </style:style>
    <style:style style:name="T1152" style:family="text">
      <style:text-properties officeooo:rsid="098b4e46"/>
    </style:style>
    <style:style style:name="T1153" style:family="text">
      <style:text-properties officeooo:rsid="098b6823"/>
    </style:style>
    <style:style style:name="T1154" style:family="text">
      <style:text-properties officeooo:rsid="098f80c5"/>
    </style:style>
    <style:style style:name="T1155" style:family="text">
      <style:text-properties officeooo:rsid="0991581f"/>
    </style:style>
    <style:style style:name="T1156" style:family="text">
      <style:text-properties officeooo:rsid="0991eb9b"/>
    </style:style>
    <style:style style:name="T1157" style:family="text">
      <style:text-properties officeooo:rsid="0993c5f7"/>
    </style:style>
    <style:style style:name="T1158" style:family="text">
      <style:text-properties officeooo:rsid="0994b598"/>
    </style:style>
    <style:style style:name="T1159" style:family="text">
      <style:text-properties officeooo:rsid="09957784"/>
    </style:style>
    <style:style style:name="T1160" style:family="text">
      <style:text-properties officeooo:rsid="09972dd3"/>
    </style:style>
    <style:style style:name="T1161" style:family="text">
      <style:text-properties officeooo:rsid="0997c0c9"/>
    </style:style>
    <style:style style:name="T1162" style:family="text">
      <style:text-properties officeooo:rsid="09985e30"/>
    </style:style>
    <style:style style:name="T1163" style:family="text">
      <style:text-properties officeooo:rsid="099a752b"/>
    </style:style>
    <style:style style:name="T1164" style:family="text">
      <style:text-properties officeooo:rsid="099c4819"/>
    </style:style>
    <style:style style:name="T1165" style:family="text">
      <style:text-properties officeooo:rsid="099e71bc"/>
    </style:style>
    <style:style style:name="T1166" style:family="text">
      <style:text-properties officeooo:rsid="09a33716"/>
    </style:style>
    <style:style style:name="T1167" style:family="text">
      <style:text-properties officeooo:rsid="09a4c3c1"/>
    </style:style>
    <style:style style:name="T1168" style:family="text">
      <style:text-properties officeooo:rsid="09a57fda"/>
    </style:style>
    <style:style style:name="T1169" style:family="text">
      <style:text-properties officeooo:rsid="09a69252"/>
    </style:style>
    <style:style style:name="T1170" style:family="text">
      <style:text-properties officeooo:rsid="09a88a41"/>
    </style:style>
    <style:style style:name="T1171" style:family="text">
      <style:text-properties officeooo:rsid="09a97713"/>
    </style:style>
    <style:style style:name="T1172" style:family="text">
      <style:text-properties officeooo:rsid="09aa0988"/>
    </style:style>
    <style:style style:name="T1173" style:family="text">
      <style:text-properties officeooo:rsid="09ab1766"/>
    </style:style>
    <style:style style:name="T1174" style:family="text">
      <style:text-properties officeooo:rsid="09af3c4c"/>
    </style:style>
    <style:style style:name="T1175" style:family="text">
      <style:text-properties officeooo:rsid="09afcc9e"/>
    </style:style>
    <style:style style:name="T1176" style:family="text">
      <style:text-properties officeooo:rsid="09b125a4"/>
    </style:style>
    <style:style style:name="T1177" style:family="text">
      <style:text-properties officeooo:rsid="09b31cb4"/>
    </style:style>
    <style:style style:name="T1178" style:family="text">
      <style:text-properties officeooo:rsid="09b36abe"/>
    </style:style>
    <style:style style:name="T1179" style:family="text">
      <style:text-properties officeooo:rsid="09b3a5fb"/>
    </style:style>
    <style:style style:name="T1180" style:family="text">
      <style:text-properties officeooo:rsid="09b3af73"/>
    </style:style>
    <style:style style:name="T1181" style:family="text">
      <style:text-properties officeooo:rsid="09b5b518"/>
    </style:style>
    <style:style style:name="T1182" style:family="text">
      <style:text-properties officeooo:rsid="09b82faa"/>
    </style:style>
    <style:style style:name="T1183" style:family="text">
      <style:text-properties officeooo:rsid="09b8eba8"/>
    </style:style>
    <style:style style:name="T1184" style:family="text">
      <style:text-properties officeooo:rsid="09b9d6ae"/>
    </style:style>
    <style:style style:name="T1185" style:family="text">
      <style:text-properties officeooo:rsid="09bbec95"/>
    </style:style>
    <style:style style:name="T1186" style:family="text">
      <style:text-properties officeooo:rsid="09bc4fde"/>
    </style:style>
    <style:style style:name="T1187" style:family="text">
      <style:text-properties officeooo:rsid="09bd2ec4"/>
    </style:style>
    <style:style style:name="T1188" style:family="text">
      <style:text-properties officeooo:rsid="09bedf8e"/>
    </style:style>
    <style:style style:name="T1189" style:family="text">
      <style:text-properties officeooo:rsid="09bf8baf"/>
    </style:style>
    <style:style style:name="T1190" style:family="text">
      <style:text-properties officeooo:rsid="09c1e41c"/>
    </style:style>
    <style:style style:name="T1191" style:family="text">
      <style:text-properties officeooo:rsid="09c3029b"/>
    </style:style>
    <style:style style:name="T1192" style:family="text">
      <style:text-properties officeooo:rsid="09c56054"/>
    </style:style>
    <style:style style:name="T1193" style:family="text">
      <style:text-properties officeooo:rsid="09c848a1"/>
    </style:style>
    <style:style style:name="T1194" style:family="text">
      <style:text-properties officeooo:rsid="09ca775b"/>
    </style:style>
    <style:style style:name="T1195" style:family="text">
      <style:text-properties officeooo:rsid="09cad273"/>
    </style:style>
    <style:style style:name="T1196" style:family="text">
      <style:text-properties officeooo:rsid="09cda6be"/>
    </style:style>
    <style:style style:name="T1197" style:family="text">
      <style:text-properties officeooo:rsid="09ce5a09"/>
    </style:style>
    <style:style style:name="T1198" style:family="text">
      <style:text-properties officeooo:rsid="09d02614"/>
    </style:style>
    <style:style style:name="T1199" style:family="text">
      <style:text-properties officeooo:rsid="09d688a4"/>
    </style:style>
    <style:style style:name="T1200" style:family="text">
      <style:text-properties officeooo:rsid="09dab491"/>
    </style:style>
    <style:style style:name="T1201" style:family="text">
      <style:text-properties officeooo:rsid="09dbc59f"/>
    </style:style>
    <style:style style:name="T1202" style:family="text">
      <style:text-properties officeooo:rsid="09df1666"/>
    </style:style>
    <style:style style:name="T1203" style:family="text">
      <style:text-properties officeooo:rsid="09e0ece4"/>
    </style:style>
    <style:style style:name="T1204" style:family="text">
      <style:text-properties officeooo:rsid="09e7f3e6"/>
    </style:style>
    <style:style style:name="T1205" style:family="text">
      <style:text-properties officeooo:rsid="09e99054"/>
    </style:style>
    <style:style style:name="T1206" style:family="text">
      <style:text-properties officeooo:rsid="09ec2841"/>
    </style:style>
    <style:style style:name="T1207" style:family="text">
      <style:text-properties officeooo:rsid="09ee34d9"/>
    </style:style>
    <style:style style:name="T1208" style:family="text">
      <style:text-properties officeooo:rsid="09f1055c"/>
    </style:style>
    <style:style style:name="T1209" style:family="text">
      <style:text-properties officeooo:rsid="09f35dcd"/>
    </style:style>
    <style:style style:name="T1210" style:family="text">
      <style:text-properties officeooo:rsid="09f4df9a"/>
    </style:style>
    <style:style style:name="T1211" style:family="text">
      <style:text-properties officeooo:rsid="09f5b3fd"/>
    </style:style>
    <style:style style:name="T1212" style:family="text">
      <style:text-properties officeooo:rsid="09f9d863"/>
    </style:style>
    <style:style style:name="T1213" style:family="text">
      <style:text-properties officeooo:rsid="09fbfb03"/>
    </style:style>
    <style:style style:name="T1214" style:family="text">
      <style:text-properties officeooo:rsid="09fdb11f"/>
    </style:style>
    <style:style style:name="T1215" style:family="text">
      <style:text-properties officeooo:rsid="0a01c9ef"/>
    </style:style>
    <style:style style:name="T1216" style:family="text">
      <style:text-properties officeooo:rsid="0a02c548"/>
    </style:style>
    <style:style style:name="T1217" style:family="text">
      <style:text-properties officeooo:rsid="0a043402"/>
    </style:style>
    <style:style style:name="T1218" style:family="text">
      <style:text-properties officeooo:rsid="0a072126"/>
    </style:style>
    <style:style style:name="T1219" style:family="text">
      <style:text-properties officeooo:rsid="0a0806b7"/>
    </style:style>
    <style:style style:name="T1220" style:family="text">
      <style:text-properties officeooo:rsid="0a08be7e"/>
    </style:style>
    <style:style style:name="T1221" style:family="text">
      <style:text-properties officeooo:rsid="0a0b13bf"/>
    </style:style>
    <style:style style:name="T1222" style:family="text">
      <style:text-properties officeooo:rsid="0a0b544d"/>
    </style:style>
    <style:style style:name="T1223" style:family="text">
      <style:text-properties officeooo:rsid="0a0b677e"/>
    </style:style>
    <style:style style:name="T1224" style:family="text">
      <style:text-properties officeooo:rsid="0a0c6cb6"/>
    </style:style>
    <style:style style:name="T1225" style:family="text">
      <style:text-properties officeooo:rsid="0a0eac36"/>
    </style:style>
    <style:style style:name="T1226" style:family="text">
      <style:text-properties officeooo:rsid="0a0ef3b4"/>
    </style:style>
    <style:style style:name="T1227" style:family="text">
      <style:text-properties officeooo:rsid="0a10d4fd"/>
    </style:style>
    <style:style style:name="T1228" style:family="text">
      <style:text-properties officeooo:rsid="0a131e7a"/>
    </style:style>
    <style:style style:name="T1229" style:family="text">
      <style:text-properties officeooo:rsid="0a163a49"/>
    </style:style>
    <style:style style:name="T1230" style:family="text">
      <style:text-properties officeooo:rsid="0a174319"/>
    </style:style>
    <style:style style:name="T1231" style:family="text">
      <style:text-properties officeooo:rsid="0a1ad57b"/>
    </style:style>
    <style:style style:name="T1232" style:family="text">
      <style:text-properties officeooo:rsid="0a1cc671"/>
    </style:style>
    <style:style style:name="T1233" style:family="text">
      <style:text-properties officeooo:rsid="0a1ee5b1"/>
    </style:style>
    <style:style style:name="T1234" style:family="text">
      <style:text-properties officeooo:rsid="0a232b3a"/>
    </style:style>
    <style:style style:name="T1235" style:family="text">
      <style:text-properties officeooo:rsid="0a2371e4"/>
    </style:style>
    <style:style style:name="T1236" style:family="text">
      <style:text-properties officeooo:rsid="0a25260f"/>
    </style:style>
    <style:style style:name="T1237" style:family="text">
      <style:text-properties officeooo:rsid="0a26a613"/>
    </style:style>
    <style:style style:name="T1238" style:family="text">
      <style:text-properties officeooo:rsid="0a280a5e"/>
    </style:style>
    <style:style style:name="T1239" style:family="text">
      <style:text-properties officeooo:rsid="0a29da8f"/>
    </style:style>
    <style:style style:name="T1240" style:family="text">
      <style:text-properties officeooo:rsid="0a2cde03"/>
    </style:style>
    <style:style style:name="T1241" style:family="text">
      <style:text-properties officeooo:rsid="0a2e90c1"/>
    </style:style>
    <style:style style:name="T1242" style:family="text">
      <style:text-properties officeooo:rsid="0a2f346f"/>
    </style:style>
    <style:style style:name="T1243" style:family="text">
      <style:text-properties officeooo:rsid="0a2f752a"/>
    </style:style>
    <style:style style:name="T1244" style:family="text">
      <style:text-properties officeooo:rsid="0a305a0c"/>
    </style:style>
    <style:style style:name="T1245" style:family="text">
      <style:text-properties officeooo:rsid="0a34c2d2"/>
    </style:style>
    <style:style style:name="T1246" style:family="text">
      <style:text-properties officeooo:rsid="0a34e7cb"/>
    </style:style>
    <style:style style:name="T1247" style:family="text">
      <style:text-properties officeooo:rsid="0a351e3d"/>
    </style:style>
    <style:style style:name="T1248" style:family="text">
      <style:text-properties officeooo:rsid="0a361088"/>
    </style:style>
    <style:style style:name="T1249" style:family="text">
      <style:text-properties officeooo:rsid="0a379474"/>
    </style:style>
    <style:style style:name="T1250" style:family="text">
      <style:text-properties officeooo:rsid="0a3824a7"/>
    </style:style>
    <style:style style:name="T1251" style:family="text">
      <style:text-properties officeooo:rsid="0a382f2f"/>
    </style:style>
    <style:style style:name="T1252" style:family="text">
      <style:text-properties officeooo:rsid="0a394ea2"/>
    </style:style>
    <style:style style:name="T1253" style:family="text">
      <style:text-properties officeooo:rsid="0a3963ea"/>
    </style:style>
    <style:style style:name="T1254" style:family="text">
      <style:text-properties officeooo:rsid="0a3c5021"/>
    </style:style>
    <style:style style:name="T1255" style:family="text">
      <style:text-properties officeooo:rsid="0a404705"/>
    </style:style>
    <style:style style:name="T1256" style:family="text">
      <style:text-properties officeooo:rsid="0a40ff29"/>
    </style:style>
    <style:style style:name="T1257" style:family="text">
      <style:text-properties officeooo:rsid="0a415af1"/>
    </style:style>
    <style:style style:name="T1258" style:family="text">
      <style:text-properties officeooo:rsid="0a428c0d"/>
    </style:style>
    <style:style style:name="T1259" style:family="text">
      <style:text-properties officeooo:rsid="0a429bd3"/>
    </style:style>
    <style:style style:name="T1260" style:family="text">
      <style:text-properties officeooo:rsid="0a432be5"/>
    </style:style>
    <style:style style:name="T1261" style:family="text">
      <style:text-properties officeooo:rsid="0a46bcb2"/>
    </style:style>
    <style:style style:name="T1262" style:family="text">
      <style:text-properties officeooo:rsid="0a471fdd"/>
    </style:style>
    <style:style style:name="T1263" style:family="text">
      <style:text-properties officeooo:rsid="0a495185"/>
    </style:style>
    <style:style style:name="T1264" style:family="text">
      <style:text-properties officeooo:rsid="0a4da1a0"/>
    </style:style>
    <style:style style:name="T1265" style:family="text">
      <style:text-properties officeooo:rsid="0a50630e"/>
    </style:style>
    <style:style style:name="T1266" style:family="text">
      <style:text-properties officeooo:rsid="0a52ad94"/>
    </style:style>
    <style:style style:name="T1267" style:family="text">
      <style:text-properties officeooo:rsid="0a531ae8"/>
    </style:style>
    <style:style style:name="T1268" style:family="text">
      <style:text-properties officeooo:rsid="0a532271"/>
    </style:style>
    <style:style style:name="T1269" style:family="text">
      <style:text-properties officeooo:rsid="0a53bea1"/>
    </style:style>
    <style:style style:name="T1270" style:family="text">
      <style:text-properties officeooo:rsid="0a558c01"/>
    </style:style>
    <style:style style:name="T1271" style:family="text">
      <style:text-properties officeooo:rsid="0a576a46"/>
    </style:style>
    <style:style style:name="T1272" style:family="text">
      <style:text-properties officeooo:rsid="0a579921"/>
    </style:style>
    <style:style style:name="T1273" style:family="text">
      <style:text-properties officeooo:rsid="0a59b90b"/>
    </style:style>
    <style:style style:name="T1274" style:family="text">
      <style:text-properties officeooo:rsid="0a5ed008"/>
    </style:style>
    <style:style style:name="T1275" style:family="text">
      <style:text-properties officeooo:rsid="0a618943"/>
    </style:style>
    <style:style style:name="T1276" style:family="text">
      <style:text-properties officeooo:rsid="0a650f60"/>
    </style:style>
    <style:style style:name="T1277" style:family="text">
      <style:text-properties officeooo:rsid="0a655b2e"/>
    </style:style>
    <style:style style:name="T1278" style:family="text">
      <style:text-properties officeooo:rsid="0a6748b9"/>
    </style:style>
    <style:style style:name="T1279" style:family="text">
      <style:text-properties officeooo:rsid="0a6c03c2"/>
    </style:style>
    <style:style style:name="T1280" style:family="text">
      <style:text-properties officeooo:rsid="0a6d04c4"/>
    </style:style>
    <style:style style:name="T1281" style:family="text">
      <style:text-properties officeooo:rsid="0a6f831f"/>
    </style:style>
    <style:style style:name="T1282" style:family="text">
      <style:text-properties officeooo:rsid="0a71954f"/>
    </style:style>
    <style:style style:name="T1283" style:family="text">
      <style:text-properties officeooo:rsid="0a746705"/>
    </style:style>
    <style:style style:name="T1284" style:family="text">
      <style:text-properties officeooo:rsid="0a77b286"/>
    </style:style>
    <style:style style:name="T1285" style:family="text">
      <style:text-properties officeooo:rsid="0a78fa91"/>
    </style:style>
    <style:style style:name="T1286" style:family="text">
      <style:text-properties officeooo:rsid="0a7a5fad"/>
    </style:style>
    <style:style style:name="T1287" style:family="text">
      <style:text-properties officeooo:rsid="0a7bd871"/>
    </style:style>
    <style:style style:name="T1288" style:family="text">
      <style:text-properties officeooo:rsid="0a7ec7ad"/>
    </style:style>
    <style:style style:name="T1289" style:family="text">
      <style:text-properties officeooo:rsid="0a859b56"/>
    </style:style>
    <style:style style:name="T1290" style:family="text">
      <style:text-properties officeooo:rsid="0a864e5e"/>
    </style:style>
    <style:style style:name="T1291" style:family="text">
      <style:text-properties officeooo:rsid="0a886aaf"/>
    </style:style>
    <style:style style:name="T1292" style:family="text">
      <style:text-properties officeooo:rsid="0a8c203b"/>
    </style:style>
    <style:style style:name="T1293" style:family="text">
      <style:text-properties officeooo:rsid="0a8e9a55"/>
    </style:style>
    <style:style style:name="T1294" style:family="text">
      <style:text-properties officeooo:rsid="0a8f61a6"/>
    </style:style>
    <style:style style:name="T1295" style:family="text">
      <style:text-properties officeooo:rsid="0a93e76f"/>
    </style:style>
    <style:style style:name="T1296" style:family="text">
      <style:text-properties officeooo:rsid="0a98594d"/>
    </style:style>
    <style:style style:name="T1297" style:family="text">
      <style:text-properties officeooo:rsid="0a997589"/>
    </style:style>
    <style:style style:name="T1298" style:family="text">
      <style:text-properties officeooo:rsid="0a9b64d7"/>
    </style:style>
    <style:style style:name="T1299" style:family="text">
      <style:text-properties officeooo:rsid="0a9be2cd"/>
    </style:style>
    <style:style style:name="T1300" style:family="text">
      <style:text-properties officeooo:rsid="0aa0afd0"/>
    </style:style>
    <style:style style:name="T1301" style:family="text">
      <style:text-properties officeooo:rsid="0aa1eafb"/>
    </style:style>
    <style:style style:name="T1302" style:family="text">
      <style:text-properties officeooo:rsid="0aa4b11b"/>
    </style:style>
    <style:style style:name="T1303" style:family="text">
      <style:text-properties officeooo:rsid="0aa7a8a2"/>
    </style:style>
    <style:style style:name="T1304" style:family="text">
      <style:text-properties officeooo:rsid="0aa8c667"/>
    </style:style>
    <style:style style:name="T1305" style:family="text">
      <style:text-properties officeooo:rsid="0aa985ca"/>
    </style:style>
    <style:style style:name="T1306" style:family="text">
      <style:text-properties officeooo:rsid="0aab29f2"/>
    </style:style>
    <style:style style:name="T1307" style:family="text">
      <style:text-properties officeooo:rsid="0abb36b1"/>
    </style:style>
    <style:style style:name="T1308" style:family="text">
      <style:text-properties officeooo:rsid="0abd9db5"/>
    </style:style>
    <style:style style:name="T1309" style:family="text">
      <style:text-properties officeooo:rsid="0ac43531"/>
    </style:style>
    <style:style style:name="T1310" style:family="text">
      <style:text-properties officeooo:rsid="0ac93a89"/>
    </style:style>
    <style:style style:name="T1311" style:family="text">
      <style:text-properties officeooo:rsid="0acac340"/>
    </style:style>
    <style:style style:name="T1312" style:family="text">
      <style:text-properties officeooo:rsid="0acb7008"/>
    </style:style>
    <style:style style:name="T1313" style:family="text">
      <style:text-properties officeooo:rsid="0acc00f1"/>
    </style:style>
    <style:style style:name="T1314" style:family="text">
      <style:text-properties officeooo:rsid="0ad205ef"/>
    </style:style>
    <style:style style:name="T1315" style:family="text">
      <style:text-properties officeooo:rsid="0adad406"/>
    </style:style>
    <style:style style:name="T1316" style:family="text">
      <style:text-properties officeooo:rsid="0ae082dd"/>
    </style:style>
    <style:style style:name="T1317" style:family="text">
      <style:text-properties officeooo:rsid="0ae26b17"/>
    </style:style>
    <style:style style:name="T1318" style:family="text">
      <style:text-properties officeooo:rsid="0ae5d7b7"/>
    </style:style>
    <style:style style:name="T1319" style:family="text">
      <style:text-properties officeooo:rsid="0ae60fd4"/>
    </style:style>
    <style:style style:name="T1320" style:family="text">
      <style:text-properties officeooo:rsid="0ae68c4c"/>
    </style:style>
    <style:style style:name="T1321" style:family="text">
      <style:text-properties officeooo:rsid="0ae9a132"/>
    </style:style>
    <style:style style:name="T1322" style:family="text">
      <style:text-properties officeooo:rsid="0aeaa293"/>
    </style:style>
    <style:style style:name="T1323" style:family="text">
      <style:text-properties officeooo:rsid="0aeda264"/>
    </style:style>
    <style:style style:name="T1324" style:family="text">
      <style:text-properties officeooo:rsid="0aef6fc6"/>
    </style:style>
    <style:style style:name="T1325" style:family="text">
      <style:text-properties officeooo:rsid="0af1c360"/>
    </style:style>
    <style:style style:name="T1326" style:family="text">
      <style:text-properties officeooo:rsid="0af74849"/>
    </style:style>
    <style:style style:name="T1327" style:family="text">
      <style:text-properties officeooo:rsid="0af95f48"/>
    </style:style>
    <style:style style:name="T1328" style:family="text">
      <style:text-properties officeooo:rsid="0afacff8"/>
    </style:style>
    <style:style style:name="T1329" style:family="text">
      <style:text-properties officeooo:rsid="0afb821b"/>
    </style:style>
    <style:style style:name="T1330" style:family="text">
      <style:text-properties officeooo:rsid="0afd4b65"/>
    </style:style>
    <style:style style:name="T1331" style:family="text">
      <style:text-properties officeooo:rsid="0afeffe2"/>
    </style:style>
    <style:style style:name="T1332" style:family="text">
      <style:text-properties officeooo:rsid="0b02aebe"/>
    </style:style>
    <style:style style:name="T1333" style:family="text">
      <style:text-properties officeooo:rsid="0b0d1459"/>
    </style:style>
    <style:style style:name="T1334" style:family="text">
      <style:text-properties officeooo:rsid="0b133856"/>
    </style:style>
    <style:style style:name="T1335" style:family="text">
      <style:text-properties officeooo:rsid="0b1631d7"/>
    </style:style>
    <style:style style:name="T1336" style:family="text">
      <style:text-properties officeooo:rsid="0b196672"/>
    </style:style>
    <style:style style:name="T1337" style:family="text">
      <style:text-properties officeooo:rsid="0b1db7c5"/>
    </style:style>
    <style:style style:name="T1338" style:family="text">
      <style:text-properties officeooo:rsid="0b26ed00"/>
    </style:style>
    <style:style style:name="T1339" style:family="text">
      <style:text-properties officeooo:rsid="0b27bd2d"/>
    </style:style>
    <style:style style:name="T1340" style:family="text">
      <style:text-properties officeooo:rsid="0b29b325"/>
    </style:style>
    <style:style style:name="T1341" style:family="text">
      <style:text-properties officeooo:rsid="0b2b417a"/>
    </style:style>
    <style:style style:name="T1342" style:family="text">
      <style:text-properties officeooo:rsid="0b31c485"/>
    </style:style>
    <style:style style:name="T1343" style:family="text">
      <style:text-properties officeooo:rsid="0b34492b"/>
    </style:style>
    <style:style style:name="T1344" style:family="text">
      <style:text-properties officeooo:rsid="0b35add3"/>
    </style:style>
    <style:style style:name="T1345" style:family="text">
      <style:text-properties officeooo:rsid="0b38a260"/>
    </style:style>
    <style:style style:name="T1346" style:family="text">
      <style:text-properties officeooo:rsid="0b3b6041"/>
    </style:style>
    <style:style style:name="T1347" style:family="text">
      <style:text-properties officeooo:rsid="0b3c79b9"/>
    </style:style>
    <style:style style:name="T1348" style:family="text">
      <style:text-properties officeooo:rsid="0b42cf48"/>
    </style:style>
    <style:style style:name="T1349" style:family="text">
      <style:text-properties officeooo:rsid="0b44d283"/>
    </style:style>
    <style:style style:name="T1350" style:family="text">
      <style:text-properties officeooo:rsid="0b4ba94d"/>
    </style:style>
    <style:style style:name="T1351" style:family="text">
      <style:text-properties officeooo:rsid="0b4bc6e8"/>
    </style:style>
    <style:style style:name="T1352" style:family="text">
      <style:text-properties officeooo:rsid="0b4fa1d8"/>
    </style:style>
    <style:style style:name="T1353" style:family="text">
      <style:text-properties officeooo:rsid="0b50920e"/>
    </style:style>
    <style:style style:name="T1354" style:family="text">
      <style:text-properties officeooo:rsid="0b5213bb"/>
    </style:style>
    <style:style style:name="T1355" style:family="text">
      <style:text-properties officeooo:rsid="0b53d54e"/>
    </style:style>
    <style:style style:name="T1356" style:family="text">
      <style:text-properties officeooo:rsid="0b54b8c4"/>
    </style:style>
    <style:style style:name="T1357" style:family="text">
      <style:text-properties officeooo:rsid="0b550d32"/>
    </style:style>
    <style:style style:name="T1358" style:family="text">
      <style:text-properties officeooo:rsid="0b5852c9"/>
    </style:style>
    <style:style style:name="T1359" style:family="text">
      <style:text-properties officeooo:rsid="0b590892"/>
    </style:style>
    <style:style style:name="T1360" style:family="text">
      <style:text-properties officeooo:rsid="0b59831a"/>
    </style:style>
    <style:style style:name="T1361" style:family="text">
      <style:text-properties officeooo:rsid="0b5ae18d"/>
    </style:style>
    <style:style style:name="T1362" style:family="text">
      <style:text-properties officeooo:rsid="0b5f8f0b"/>
    </style:style>
    <style:style style:name="T1363" style:family="text">
      <style:text-properties officeooo:rsid="0b61060f"/>
    </style:style>
    <style:style style:name="T1364" style:family="text">
      <style:text-properties officeooo:rsid="0b62f3b3"/>
    </style:style>
    <style:style style:name="T1365" style:family="text">
      <style:text-properties officeooo:rsid="0b64e13c"/>
    </style:style>
    <style:style style:name="T1366" style:family="text">
      <style:text-properties officeooo:rsid="0b659999"/>
    </style:style>
    <style:style style:name="T1367" style:family="text">
      <style:text-properties officeooo:rsid="0b65a349"/>
    </style:style>
    <style:style style:name="T1368" style:family="text">
      <style:text-properties officeooo:rsid="0b686dc4"/>
    </style:style>
    <style:style style:name="T1369" style:family="text">
      <style:text-properties officeooo:rsid="0b69cd39"/>
    </style:style>
    <style:style style:name="T1370" style:family="text">
      <style:text-properties officeooo:rsid="0b6dd7c1"/>
    </style:style>
    <style:style style:name="T1371" style:family="text">
      <style:text-properties officeooo:rsid="0b72cb37"/>
    </style:style>
    <style:style style:name="T1372" style:family="text">
      <style:text-properties officeooo:rsid="00951bc6"/>
    </style:style>
    <style:style style:name="T1373" style:family="text">
      <style:text-properties officeooo:rsid="0b8d6d2d"/>
    </style:style>
    <style:style style:name="T1374" style:family="text">
      <style:text-properties officeooo:rsid="0b906737"/>
    </style:style>
    <style:style style:name="T1375" style:family="text">
      <style:text-properties officeooo:rsid="0b90a961"/>
    </style:style>
    <style:style style:name="T1376" style:family="text">
      <style:text-properties officeooo:rsid="0b9b4934"/>
    </style:style>
    <style:style style:name="T1377" style:family="text">
      <style:text-properties officeooo:rsid="0b9b817d"/>
    </style:style>
    <style:style style:name="T1378" style:family="text">
      <style:text-properties officeooo:rsid="0b9d5286"/>
    </style:style>
    <style:style style:name="T1379" style:family="text">
      <style:text-properties officeooo:rsid="0b9fae25"/>
    </style:style>
    <style:style style:name="T1380" style:family="text">
      <style:text-properties officeooo:rsid="0ba01014"/>
    </style:style>
    <style:style style:name="T1381" style:family="text">
      <style:text-properties officeooo:rsid="0ba1daf7"/>
    </style:style>
    <style:style style:name="T1382" style:family="text">
      <style:text-properties officeooo:rsid="0ba3a49d"/>
    </style:style>
    <style:style style:name="T1383" style:family="text">
      <style:text-properties officeooo:rsid="0ba4d5c3"/>
    </style:style>
    <style:style style:name="T1384" style:family="text">
      <style:text-properties officeooo:rsid="0ba8674e"/>
    </style:style>
    <style:style style:name="T1385" style:family="text">
      <style:text-properties officeooo:rsid="0ba9cf56"/>
    </style:style>
    <style:style style:name="T1386" style:family="text">
      <style:text-properties officeooo:rsid="0bab76fd"/>
    </style:style>
    <style:style style:name="T1387" style:family="text">
      <style:text-properties officeooo:rsid="0bac25fc"/>
    </style:style>
    <style:style style:name="T1388" style:family="text">
      <style:text-properties officeooo:rsid="0bac88ac"/>
    </style:style>
    <style:style style:name="T1389" style:family="text">
      <style:text-properties officeooo:rsid="0bb0b83b"/>
    </style:style>
    <style:style style:name="T1390" style:family="text">
      <style:text-properties officeooo:rsid="0bb1767d"/>
    </style:style>
    <style:style style:name="T1391" style:family="text">
      <style:text-properties officeooo:rsid="0bb2d733"/>
    </style:style>
    <style:style style:name="T1392" style:family="text">
      <style:text-properties officeooo:rsid="0bb4fddb"/>
    </style:style>
    <style:style style:name="T1393" style:family="text">
      <style:text-properties officeooo:rsid="0bb740c2"/>
    </style:style>
    <style:style style:name="T1394" style:family="text">
      <style:text-properties officeooo:rsid="0bbb2959"/>
    </style:style>
    <style:style style:name="T1395" style:family="text">
      <style:text-properties officeooo:rsid="0bbbf274"/>
    </style:style>
    <style:style style:name="T1396" style:family="text">
      <style:text-properties officeooo:rsid="0bbd49eb"/>
    </style:style>
    <style:style style:name="T1397" style:family="text">
      <style:text-properties officeooo:rsid="0bbdb743"/>
    </style:style>
    <style:style style:name="T1398" style:family="text">
      <style:text-properties officeooo:rsid="0bc42071"/>
    </style:style>
    <style:style style:name="T1399" style:family="text">
      <style:text-properties officeooo:rsid="0bc62e40"/>
    </style:style>
    <style:style style:name="T1400" style:family="text">
      <style:text-properties officeooo:rsid="0bc8bbf6"/>
    </style:style>
    <style:style style:name="T1401" style:family="text">
      <style:text-properties officeooo:rsid="0bca5b09"/>
    </style:style>
    <style:style style:name="T1402" style:family="text">
      <style:text-properties officeooo:rsid="0bcad8d5"/>
    </style:style>
    <style:style style:name="T1403" style:family="text">
      <style:text-properties officeooo:rsid="0bccc636"/>
    </style:style>
    <style:style style:name="T1404" style:family="text">
      <style:text-properties officeooo:rsid="0bccddae"/>
    </style:style>
    <style:style style:name="T1405" style:family="text">
      <style:text-properties officeooo:rsid="0bce33c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443">С глубоким почтением к Никлаусу Вирту.<text:line-break/>С благодарностью Дмитрию Тарасевичу и Анне Михеевой.</text:p>
      <text:h text:style-name="Heading_20_1" text:outline-level="1">Алфавит и кодировка</text:h>
      <text:p text:style-name="P369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4">Алфавит языка включает в себя:</text:p>
      <text:list xml:id="list1942824746" text:style-name="L1">
        <text:list-item>
          <text:p text:style-name="P610">пробельные символы: пробел, табуляция, возврат каретки, перевод строки;</text:p>
        </text:list-item>
        <text:list-item>
          <text:p text:style-name="P609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611">буквы кириллицы: <text:span text:style-name="Source_20_Text">А-Я</text:span> и <text:span text:style-name="Source_20_Text">а-я</text:span>;</text:p>
        </text:list-item>
        <text:list-item>
          <text:p text:style-name="P611">арабские цифры: <text:span text:style-name="Source_20_Text">0-9</text:span>;</text:p>
        </text:list-item>
        <text:list-item>
          <text:p text:style-name="P609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2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3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76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3459154140" text:style-name="L2">
        <text:list-item>
          <text:p text:style-name="P612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612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76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77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75">В языке Клаус <text:span text:style-name="T1109">есть</text:span> следующие виды лексических единиц:</text:p>
      <text:list xml:id="list3728271004" text:style-name="L3">
        <text:list-item>
          <text:p text:style-name="P614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613"><text:span text:style-name="T1">Идентификатор</text:span> 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615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616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17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 е., до </text:span>ближайшего символа перевода строки или возврата каретки.</text:p>
        </text:list-item>
        <text:list-item>
          <text:p text:style-name="P618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79"><text:span text:style-name="T1372">Ключевые слова, перечисленные в одной строке, являются синонимами — т. е., в исходном тексте </text:span><text:span text:style-name="T30">программист </text:span><text:span text:style-name="T1372">может использовать люб</text:span><text:span text:style-name="T30">ую</text:span><text:span text:style-name="T1372"> из перечисленных форм </text:span><text:span text:style-name="T33">по своему усмотрению</text:span><text:span text:style-name="T1372">. </text:span>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85"><text:span text:style-name="T37">П</text:span><text:span text:style-name="T31">ример:</text:span></text:p>
      <text:p text:style-name="P380">типы<text:line-break/> <text:s text:c="3"/><text:span text:style-name="T737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79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79">словарей массив строка</text:span></text:span><text:span text:style-name="T61">» и «</text:span><text:span text:style-name="Source_20_Text"><text:span text:style-name="T879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Heading_20_2" text:outline-level="2">Перечень ключевых слов</text:h>
      <text:p text:style-name="P380">программа</text:p>
      <text:p text:style-name="P380">начало</text:p>
      <text:p text:style-name="P380">окончание <text:span text:style-name="T591">конец</text:span></text:p>
      <text:p text:style-name="P380">переменная переменные</text:p>
      <text:p text:style-name="P380">константа константы</text:p>
      <text:p text:style-name="P380">тип типы</text:p>
      <text:p text:style-name="P380">символ <text:span text:style-name="T1392">символы </text:span>символов</text:p>
      <text:p text:style-name="P380">строка <text:span text:style-name="T1392">строки </text:span>строк</text:p>
      <text:p text:style-name="P380">целое <text:span text:style-name="T1392">целые </text:span>целых</text:p>
      <text:p text:style-name="P380">дробное <text:span text:style-name="T1392">дробные </text:span>дробных</text:p>
      <text:p text:style-name="P380">момент <text:span text:style-name="T1392">моменты </text:span>моментов</text:p>
      <text:p text:style-name="P380">логическое <text:span text:style-name="T1392">логические </text:span>логических</text:p>
      <text:p text:style-name="P409">объект <text:span text:style-name="T1392">объекты </text:span>объектов</text:p>
      <text:p text:style-name="P380">да</text:p>
      <text:p text:style-name="P380">нет</text:p>
      <text:p text:style-name="P380"><text:soft-page-break/>массив <text:span text:style-name="T1392">массивы </text:span>массивов</text:p>
      <text:p text:style-name="P380">словарь <text:span text:style-name="T1392">словари </text:span>словарей</text:p>
      <text:p text:style-name="P380">структура <text:span text:style-name="T1392">структуры </text:span>структур</text:p>
      <text:p text:style-name="P380">ключ</text:p>
      <text:p text:style-name="P380">процедура</text:p>
      <text:p text:style-name="P380">функция</text:p>
      <text:p text:style-name="P380">ничего</text:p>
      <text:p text:style-name="P380">прервать</text:p>
      <text:p text:style-name="P380">продолжить</text:p>
      <text:p text:style-name="P380">вернуть вернуться</text:p>
      <text:p text:style-name="P380">если</text:p>
      <text:p text:style-name="P380">то</text:p>
      <text:p text:style-name="P380">иначе</text:p>
      <text:p text:style-name="P380">для</text:p>
      <text:p text:style-name="P380">от</text:p>
      <text:p text:style-name="P380">до</text:p>
      <text:p text:style-name="P380">цикл</text:p>
      <text:p text:style-name="P380">обратный</text:p>
      <text:p text:style-name="P380">пока</text:p>
      <text:p text:style-name="P380">выбор</text:p>
      <text:p text:style-name="P380">из</text:p>
      <text:p text:style-name="P380">исключение исключения</text:p>
      <text:p text:style-name="P380">ошибка</text:p>
      <text:p text:style-name="P380">бросить</text:p>
      <text:p text:style-name="P380">сообщение</text:p>
      <text:p text:style-name="P380">завершить</text:p>
      <text:p text:style-name="P380">когда</text:p>
      <text:p text:style-name="P380">тогда</text:p>
      <text:p text:style-name="P380">напоследок</text:p>
      <text:p text:style-name="P380">любой любая любое</text:p>
      <text:p text:style-name="P380">вх</text:p>
      <text:p text:style-name="P380">вых</text:p>
      <text:p text:style-name="P380">вв</text:p>
      <text:p text:style-name="P380">каждый каждого каждой</text:p>
      <text:p text:style-name="P380">есть</text:p>
      <text:p text:style-name="P380">нету</text:p>
      <text:p text:style-name="P410">пусто</text:p>
      <text:h text:style-name="Heading_20_1" text:outline-level="1">Синтакси<text:span text:style-name="T29">ческая диаграмма</text:span></text:h>
      <text:p text:style-name="P379"><text:span text:style-name="T1046">Синтаксическая диаграмма представляет собой перечень именованных синтаксических правил языка Клаус. </text:span><text:span text:style-name="T1047">П</text:span><text:span text:style-name="T1046">равила могут состоять из следующих элементов:</text:span></text:p>
      <text:list xml:id="list2351208836" text:style-name="L4">
        <text:list-item>
          <text:p text:style-name="P619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619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619">В двойных кавычках — знак языка Клаус.</text:p>
        </text:list-item>
        <text:list-item>
          <text:p text:style-name="P619">После <text:span text:style-name="T1046">символа </text:span>«#» — лексема Клаус:</text:p>
        </text:list-item>
      </text:list>
      <text:p text:style-name="P411"><text:span text:style-name="T26">#</text:span>keyword<text:tab/>— <text:span text:style-name="T27">ключевое слово</text:span></text:p>
      <text:p text:style-name="P412">#id<text:tab/>— <text:span text:style-name="T27">идентификатор</text:span></text:p>
      <text:p text:style-name="P412">#char<text:tab/>— <text:span text:style-name="T27">символьный литерал</text:span></text:p>
      <text:p text:style-name="P412">#string<text:tab/>— <text:span text:style-name="T27">строковый литерал</text:span></text:p>
      <text:p text:style-name="P412">#integer<text:tab/>— <text:span text:style-name="T27">целочисленный литерал</text:span></text:p>
      <text:p text:style-name="P412">#float<text:tab/>— <text:span text:style-name="T27">вещественный литерал</text:span></text:p>
      <text:p text:style-name="P412">#moment<text:tab/>— <text:span text:style-name="T27">литерал момента (дата/время)</text:span></text:p>
      <text:p text:style-name="P412">#symbol<text:tab/>— <text:span text:style-name="T27">знак языка</text:span></text:p>
      <text:list xml:id="list955782587" text:style-name="L5">
        <text:list-item>
          <text:p text:style-name="P620"><text:soft-page-break/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620"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620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Heading_20_2" text:outline-level="2">Синтакси<text:span text:style-name="T1373">ческие правила</text:span></text:h>
      <text:p text:style-name="P382"><text:span text:style-name="T1">program</text:span> ::= `программа` #id [&lt;program_params&gt;] ";" &lt;routine&gt; "."</text:p>
      <text:p text:style-name="P381"><text:span text:style-name="T1">program_params</text:span> ::= "(" <text:span text:style-name="T1051">[`вх`] </text:span>#id ":" `массив` `строк` ")"</text:p>
      <text:p text:style-name="P381"><text:span text:style-name="T1">routine</text:span> ::= [&lt;declarations&gt;] &lt;compound&gt;</text:p>
      <text:p text:style-name="P381"><text:span text:style-name="T1">declarations</text:span> ::= (* &lt;type_declarations&gt; | &lt;const_declarations&gt; | &lt;var_declarations&gt; | &lt;exception_declarations&gt; | &lt;procedure&gt; | &lt;function&gt;)</text:p>
      <text:p text:style-name="P381"><text:span text:style-name="T1">type_declarations</text:span> ::= `тип` (* &lt;type_decl&gt;)</text:p>
      <text:p text:style-name="P381"><text:span text:style-name="T1">type_decl</text:span> ::= #id <text:span text:style-name="T1405">[* "/" #id] </text:span>"=" &lt;type_def&gt; ";"</text:p>
      <text:p text:style-name="P381"><text:span text:style-name="T1">simple_type</text:span> ::= (`символ` | `строка` | `целое` | `дробное` | `момент` | `логическое` <text:span text:style-name="T665">| `объект`</text:span>)</text:p>
      <text:p text:style-name="P381"><text:span text:style-name="T1">type_id</text:span> ::= (&lt;simple_type&gt; | #id)</text:p>
      <text:p text:style-name="P381"><text:span text:style-name="T1">type_def</text:span> ::= (&lt;simple_type&gt; | #id | &lt;type_def_array&gt; | &lt;type_def_dict&gt; | &lt;type_def_struct&gt;)</text:p>
      <text:p text:style-name="P381"><text:span text:style-name="T1">type_def_array</text:span> ::= `массив` [* `массивов`] &lt;type_def&gt;</text:p>
      <text:p text:style-name="P381"><text:span text:style-name="T1">type_def_dict</text:span> ::= `словарь` &lt;type_def&gt; `ключ` &lt;simple_type&gt;</text:p>
      <text:p text:style-name="P381"><text:span text:style-name="T1">type_def_struct</text:span> ::= `структура` &lt;struct_body&gt; `окончание`</text:p>
      <text:p text:style-name="P381"><text:span text:style-name="T1">struct_body</text:span> ::= &lt;struct_field&gt; [* &lt;struct_field&gt;]</text:p>
      <text:p text:style-name="P381"><text:span text:style-name="T1">struct_field</text:span> ::= #id [* "," #id] ":" &lt;type_def&gt; ";"</text:p>
      <text:p text:style-name="P381"><text:span text:style-name="T1">var_declarations</text:span> ::= `переменная` (* &lt;var_decl&gt;)</text:p>
      <text:p text:style-name="P381"><text:span text:style-name="T1">var_decl</text:span> ::= #id [* "," #id] ":" &lt;type_def&gt; ["=" &lt;expression&gt;] ";"</text:p>
      <text:p text:style-name="P381"><text:span text:style-name="T1">const_declarations</text:span> ::= `константа` (* &lt;const_decl&gt;)</text:p>
      <text:p text:style-name="P381"><text:span text:style-name="T1">const_decl</text:span> ::= #id "=" &lt;expression&gt; ";"</text:p>
      <text:p text:style-name="P381"><text:span text:style-name="T1">exception_declarations</text:span> ::= `исключение` (* &lt;exception_decl&gt;)</text:p>
      <text:p text:style-name="P381"><text:soft-page-break/><text:span text:style-name="T1">exception_decl</text:span> ::= #id ["(" &lt;exception_param&gt; [* ";" &lt;exception_param&gt;] ")"] [`сообщение` #string] ";"</text:p>
      <text:p text:style-name="P381"><text:span text:style-name="T1">exception_param</text:span> ::= #id [* "," #id] ":" &lt;simple_type&gt;</text:p>
      <text:p text:style-name="P381"><text:span text:style-name="T1">procedure</text:span> ::= `процедура` #id ["(" &lt;param&gt; [* ";" &lt;param&gt;] ")"] ";" &lt;routine&gt; ";"</text:p>
      <text:p text:style-name="P381"><text:span text:style-name="T1">function</text:span> ::= `функция` #id ["(" &lt;param&gt; [* ";" &lt;param&gt;] ")"] ":" &lt;type_id&gt; ";" &lt;routine&gt; ";"</text:p>
      <text:p text:style-name="P381"><text:span text:style-name="T1">param</text:span> ::= [`вх` | `вых` | `вв`] #id [* "," #id] ":" &lt;type_id&gt;</text:p>
      <text:p text:style-name="P381"><text:span text:style-name="T1">statements</text:span> ::= &lt;statement&gt; ";" [* &lt;statement&gt; ";"]</text:p>
      <text:p text:style-name="P381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1"><text:span text:style-name="T1">exception</text:span> ::= #id ["(" &lt;expression&gt; [* "," &lt;expression&gt;] ")"] [`сообщение` &lt;expression&gt;]</text:p>
      <text:p text:style-name="P381"><text:span text:style-name="T1">typecast</text:span> ::= &lt;simple_type&gt; "(" &lt;expression&gt; ")"</text:p>
      <text:p text:style-name="P381"><text:span text:style-name="T1">call</text:span> ::= #id "(" [&lt;expression&gt; [* "," &lt;expression&gt;]] ")"</text:p>
      <text:p text:style-name="P381"><text:span text:style-name="T1">assignment</text:span> ::= &lt;var_path&gt; &lt;assign_symbol&gt; &lt;expression&gt;</text:p>
      <text:p text:style-name="P381"><text:span text:style-name="T1">var_path</text:span> ::= &lt;var_ref&gt; [* "." &lt;var_ref&gt;]</text:p>
      <text:p text:style-name="P381"><text:span text:style-name="T1">var_ref</text:span> ::= #id [* "[" &lt;expression&gt; "]"]</text:p>
      <text:p text:style-name="P381"><text:span text:style-name="T1">assign_symbol</text:span> ::= (":=" | "+=" | "-=" | "*=" | "/=" | "\=" | "%=" | "^=" | "&amp;=" | "|=" | "~=")</text:p>
      <text:p text:style-name="P381"><text:span text:style-name="T1">expression</text:span> ::= &lt;operand&gt; [* &lt;binary_operation&gt; &lt;operand&gt;]</text:p>
      <text:p text:style-name="P381"><text:span text:style-name="T1">unary_operation</text:span> ::= ("-" | "!")</text:p>
      <text:p text:style-name="P381"><text:span text:style-name="T1">binary_operation</text:span> ::= ("+" | "++" | "-" | "*" | "/" | "\" | "%" | "^" | "=" | "&lt;&gt;" | "&gt;" | "&lt;" | "&gt;=" | "&lt;=" | "&amp;&amp;" | "||" | "~<text:span text:style-name="T755">~</text:span>" | "&amp;" | "|" | "~")</text:p>
      <text:p text:style-name="P381"><text:span text:style-name="T1">operand</text:span> ::= [&lt;unary_operation&gt;] (&lt;literal&gt; | &lt;typecast&gt; | &lt;call&gt; | &lt;var_path&gt; | &lt;exists&gt; | "(" &lt;expression&gt; ")")</text:p>
      <text:p text:style-name="P381"><text:span text:style-name="T1">literal</text:span> ::= (#char | #string | #integer | #float | #moment | `да` | `нет` <text:span text:style-name="T666">| `пусто`</text:span>)</text:p>
      <text:p text:style-name="P381"><text:span text:style-name="T1">exists</text:span> ::= (`есть` "(" &lt;var_path&gt; ")" | `нету` "(" &lt;var_path&gt; ")")</text:p>
      <text:p text:style-name="P381"><text:span text:style-name="T1">compound</text:span> ::= `начало` &lt;statements&gt; [`исключение` &lt;except_block&gt;] [`напоследок` &lt;statements&gt;] `окончание`</text:p>
      <text:p text:style-name="P381"><text:span text:style-name="T1">except_block</text:span> ::= (&lt;except_else&gt; | &lt;except_handler&gt; [* &lt;except_handler&gt;] [&lt;except_else&gt;] | &lt;statements&gt;)</text:p>
      <text:p text:style-name="P381"><text:soft-page-break/><text:span text:style-name="T1">except_handler</text:span> ::= `когда` (#id ":" #id | #id [* "," #id]) `тогда` &lt;statement&gt; ";"</text:p>
      <text:p text:style-name="P381"><text:span text:style-name="T1">except_else</text:span> ::= `когда` `любое` `тогда` &lt;statement&gt; ";"</text:p>
      <text:p text:style-name="P381"><text:span text:style-name="T1">control_structure</text:span> ::= (&lt;if&gt; | &lt;for&gt; | &lt;for_each&gt; | &lt;while&gt; | &lt;repeat&gt; | &lt;case&gt;)</text:p>
      <text:p text:style-name="P381"><text:span text:style-name="T1">if</text:span> ::= `если` &lt;expression&gt; `то` &lt;statement&gt; [`иначе` &lt;statement&gt;]</text:p>
      <text:p text:style-name="P381"><text:span text:style-name="T1">for</text:span> ::= `для` #id `от` &lt;expression&gt; `до` &lt;expression&gt; [`обратный`] `цикл` &lt;statement&gt;</text:p>
      <text:p text:style-name="P381"><text:span text:style-name="T1">for_each</text:span> ::= `для` `каждого` #id `из` &lt;var_path&gt; <text:span text:style-name="T946">[`от` &lt;expression&gt;] </text:span>[`обратный`] `цикл` &lt;statement&gt;</text:p>
      <text:p text:style-name="P381"><text:span text:style-name="T1">while</text:span> ::= `пока` &lt;expression&gt; `цикл` &lt;statement&gt;</text:p>
      <text:p text:style-name="P381"><text:span text:style-name="T1">repeat</text:span> ::= `цикл` &lt;statement&gt; `пока` &lt;expression&gt;</text:p>
      <text:p text:style-name="P381"><text:span text:style-name="T1">case</text:span> ::= `выбор` &lt;expression&gt; `из` &lt;case_body&gt; `окончание`</text:p>
      <text:p text:style-name="P381"><text:span text:style-name="T1">case_body</text:span> ::= &lt;case_item&gt; [* &lt;case_item&gt;] [&lt;case_else&gt;]</text:p>
      <text:p text:style-name="P381"><text:span text:style-name="T1">case_item</text:span> ::= &lt;expression&gt; [* "," &lt;expression&gt;] ":" &lt;statement&gt; ";"</text:p>
      <text:p text:style-name="P381"><text:span text:style-name="T1">case_else</text:span> ::= `иначе` &lt;statement&gt; ";"</text:p>
      <text:h text:style-name="Heading_20_1" text:outline-level="1">Структура <text:span text:style-name="T1054">исходного кода</text:span></text:h>
      <text:p text:style-name="P383">Программа на языке Клаус, а также любая подпрограмма — процедура или функция — состоит из заголовка, <text:span text:style-name="T1104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4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8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8">массив строк</text:span></text:span><text:span text:style-name="T1048">.</text:span></text:p>
      <text:p text:style-name="P384"><text:span text:style-name="T1057">З</text:span><text:span text:style-name="T1049">аголов</text:span><text:span text:style-name="T1057">ок</text:span><text:span text:style-name="T1049"> программы завершается знаком «</text:span><text:span text:style-name="Source_20_Text"><text:span text:style-name="T1049">;</text:span></text:span><text:span text:style-name="T1049">».</text:span></text:p>
      <text:p text:style-name="P413">программа <text:span text:style-name="T1080">Пустая</text:span>;<text:line-break/><text:span text:style-name="T1050">начало<text:line-break/> <text:s text:c="3"/>ничего;<text:line-break/>окончание.</text:span></text:p>
      <text:p text:style-name="P413"/>
      <text:p text:style-name="P509">программа Эхо(арг: массив строк);<text:line-break/>переменн<text:span text:style-name="T1375">ые</text:span><text:line-break/> <text:s text:c="3"/><text:span text:style-name="T1374">к</text:span>: целое;<text:line-break/> <text:s text:c="3"/>рзд: строка = "";<text:line-break/>начало<text:line-break/> <text:s text:c="3"/>для <text:span text:style-name="T1374">к</text:span> от 0 до длина(арг)-1 цикл начало<text:line-break/> <text:s text:c="7"/>вывести(рзд, арг[<text:span text:style-name="T1374">к</text:span>]);<text:line-break/> <text:s text:c="7"/>рзд := " ";<text:line-break/><text:soft-page-break/> <text:s text:c="3"/><text:span text:style-name="T1374">конец</text:span>;<text:line-break/> <text:s text:c="3"/>вывести(НС);<text:line-break/>окончание.</text:p>
      <text:p text:style-name="P386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3">объявленным</text:span> выше него по тексту исходного кода.</text:p>
      <text:p text:style-name="P386">Тело программы <text:span text:style-name="T1052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87">После окончания тела программы должен следовать знак «<text:span text:style-name="Source_20_Text">.</text:span>».</text:p>
      <text:h text:style-name="Heading_20_2" text:outline-level="2"><text:span text:style-name="T1055">Определение</text:span> подпрограмм<text:span text:style-name="T1079">ы</text:span></text:h>
      <text:p text:style-name="P388">В языке Клаус существует две разновидности подпрограмм: процедуры и функции. Они полностью идентичны во всём, за <text:span text:style-name="T1059">тем </text:span>исключением, что функция возвращает значение, а процедура <text:span text:style-name="T1081">не возвращает</text:span>.</text:p>
      <text:p text:style-name="P389">Подпрограммы могут быть определены в <text:span text:style-name="T1105">разделе</text:span> определений основной программы, либо <text:span text:style-name="T1182">в разделах определений</text:span> других подпрограмм с произвольным уровнем вложенности.</text:p>
      <text:p text:style-name="P390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0">Далее <text:span text:style-name="T1062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0">пустые </text:span>скобки не допускаются в заголовке, <text:span text:style-name="T1061">хотя</text:span> обязательны при вызове.</text:p>
      <text:p text:style-name="P391">Затем, только <text:span text:style-name="T1075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6">Безымянное определение типа данных в этом случае не допускается.</text:span></text:p>
      <text:p text:style-name="P392">Заголовок подпрограммы <text:span text:style-name="T1058">завершается знаком «</text:span><text:span text:style-name="Source_20_Text"><text:span text:style-name="T1058">;</text:span></text:span><text:span text:style-name="T1058">».</text:span></text:p>
      <text:p text:style-name="P393"><text:span text:style-name="T1106">Раздел</text:span> определений подпрограммы и её тело <text:span text:style-name="T1107">устроены так же</text:span>, <text:span text:style-name="T1107">как</text:span> <text:span text:style-name="T1107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4">В Клаусе определено три режима передачи параметров в подпрограммы: входные, выходные и проходные параметры.</text:p>
      <text:p text:style-name="P395">Значение входного параметра непосредственно переда<text:span text:style-name="T1066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3">им</text:span> было перед вызовом.</text:p>
      <text:p text:style-name="P395">В качестве входных параметров можно указывать переменные, константы, буквальные значения и выражения, включая вызовы функций.</text:p>
      <text:p text:style-name="P396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4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397">Различие между выходными и проходными параметрами состоит в том, что значения проходных параметров передаются в подпрограмму <text:span text:style-name="T1065">без изменений</text:span>, а значения выходных обнуляются перед вызовом подпрограммы.</text:p>
      <text:p text:style-name="P398"><text:soft-page-break/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7">Ключевое слово </text:span><text:span text:style-name="Source_20_Text"><text:span text:style-name="T1067">вх</text:span></text:span><text:span text:style-name="T1067"> можно опустить, в таком случае параметр будет считаться входным.</text:span></text:p>
      <text:p text:style-name="P399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6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0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4">данных</text:span>. Безымянные определения типов в данном случае не допускаются. Единственным исключением из этого правила является <text:span text:style-name="T1073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3" text:outline-level="3">Примеры</text:h>
      <text:p text:style-name="Исходный_20_код">процедура пустая;<text:line-break/><text:span text:style-name="T1068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70">функция </text:span><text:span text:style-name="T1078">к</text:span><text:span text:style-name="T1070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69">тип тТочка = структура<text:line-break/> <text:s text:c="3"/></text:span><text:span text:style-name="T1071">х</text:span><text:span text:style-name="T1069">, </text:span><text:span text:style-name="T1071">у</text:span><text:span text:style-name="T1069">: целое;<text:line-break/>конец;<text:line-break/><text:line-break/>функция точка(</text:span><text:span text:style-name="T1071">х</text:span><text:span text:style-name="T1069">, </text:span><text:span text:style-name="T1071">у</text:span><text:span text:style-name="T1069">: целое): тТочка;<text:line-break/>переменная<text:line-break/> <text:s text:c="3"/>т: тТочка;<text:line-break/>начало<text:line-break/> <text:s text:c="3"/>т.</text:span><text:span text:style-name="T1071">х</text:span><text:span text:style-name="T1069"> := </text:span><text:span text:style-name="T1072">х</text:span><text:span text:style-name="T1069">;<text:line-break/> <text:s text:c="3"/>т.</text:span><text:span text:style-name="T1072">у</text:span><text:span text:style-name="T1069"> := </text:span><text:span text:style-name="T1071">у</text:span><text:span text:style-name="T1069">;<text:line-break/> <text:s text:c="3"/>вернуть т;<text:line-break/>окончание;</text:span></text:p>
      <text:p text:style-name="P414"/>
      <text:p text:style-name="Исходный_20_код"><text:span text:style-name="T1077">процедура</text:span><text:span text:style-name="T1069"> </text:span><text:span text:style-name="T1077">подвинуть</text:span><text:span text:style-name="T1069">(</text:span><text:span text:style-name="T1077">вв т: тТочка; </text:span><text:span text:style-name="T1082">вх </text:span><text:span text:style-name="T1077">д</text:span><text:span text:style-name="T1071">х</text:span><text:span text:style-name="T1069">, </text:span><text:span text:style-name="T1077">д</text:span><text:span text:style-name="T1071">у</text:span><text:span text:style-name="T1069">: целое);<text:line-break/>начало<text:line-break/> <text:s text:c="3"/>т.</text:span><text:span text:style-name="T1071">х</text:span><text:span text:style-name="T1069"> </text:span><text:span text:style-name="T1077">+</text:span><text:span text:style-name="T1069">= </text:span><text:span text:style-name="T1077">д</text:span><text:span text:style-name="T1072">х</text:span><text:span text:style-name="T1069">;<text:line-break/> <text:s text:c="3"/>т.</text:span><text:span text:style-name="T1072">у</text:span><text:span text:style-name="T1069"> </text:span><text:span text:style-name="T1077">+</text:span><text:span text:style-name="T1069">= </text:span><text:span text:style-name="T1077">д</text:span><text:span text:style-name="T1071">у</text:span><text:span text:style-name="T1069">;<text:line-break/>окончание;</text:span></text:p>
      <text:h text:style-name="Heading_20_2" text:outline-level="2">Области видимости</text:h>
      <text:p text:style-name="P401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02">имена</text:span> должны быть уникальны — т. е., ни одно имя не может совпадать с другим именем, объявленным в той же области видимости. <text:span text:style-name="T1083">Регистр букв в именах </text:span><text:span text:style-name="T1086">не учитывается — </text:span><text:span text:style-name="T1083">т. е., </text:span><text:span text:style-name="T1096">слова</text:span><text:span text:style-name="T1083"> </text:span><text:span text:style-name="Source_20_Text"><text:span text:style-name="T1083">имя</text:span></text:span><text:span text:style-name="T1083">, </text:span><text:span text:style-name="Source_20_Text"><text:span text:style-name="T1083">ИМЯ</text:span></text:span><text:span text:style-name="T1083"> и </text:span><text:span text:style-name="Source_20_Text"><text:span text:style-name="T1083">Имя</text:span></text:span><text:span text:style-name="T1083"> считаются совпадающими.</text:span></text:p>
      <text:p text:style-name="P404"><text:soft-page-break/>Область видимости подпрограммы является вложенной по отношению к основной программе или <text:span text:style-name="T1092">к </text:span>объемлющей подпрограмме, в которой она определена. <text:span text:style-name="T1084">Имена, объявленные во вложенной области видимости, могут совпадать с именами, объявленными в объемлющ</text:span><text:span text:style-name="T1085">их</text:span><text:span text:style-name="T1084"> област</text:span><text:span text:style-name="T1085">ях</text:span><text:span text:style-name="T1084"> видимости, </text:span><text:span text:style-name="T1085">но не друг с другом</text:span><text:span text:style-name="T1084">.</text:span></text:p>
      <text:p text:style-name="P405">К области видимости основной программы относятся:</text:p>
      <text:list xml:id="list1496516222" text:style-name="L6">
        <text:list-item>
          <text:p text:style-name="P621">Имя программы;</text:p>
        </text:list-item>
        <text:list-item>
          <text:p text:style-name="P621">Имя входного параметра программы, если он объявлен;</text:p>
        </text:list-item>
        <text:list-item>
          <text:p text:style-name="P621">Все имена, объявленные в области определений программы.</text:p>
        </text:list-item>
      </text:list>
      <text:p text:style-name="P406"><text:span text:style-name="T1089">По аналогии</text:span>, к области видимости подпрограммы относятся имя подпрограммы, имена её параметров и вс<text:span text:style-name="T1086">е</text:span> локально объявленные имена.</text:p>
      <text:p text:style-name="P406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8">С</text:span><text:span text:style-name="T1087">ледовательно, имя подпрограммы должно быть уникально в обеих </text:span><text:span text:style-name="T1099">этих </text:span><text:span text:style-name="T1087">областях.</text:span></text:p>
      <text:p text:style-name="P408">При обращении к идентификатору в исходном <text:span text:style-name="T1095">коде</text:span> программы <text:span text:style-name="T1100">имя разрешается по следующим правилам</text:span>:</text:p>
      <text:list xml:id="list958627278" text:style-name="L7">
        <text:list-item>
          <text:p text:style-name="P622"><text:span text:style-name="T1100">Выполняется п</text:span><text:span text:style-name="T1093">оиск </text:span><text:span text:style-name="T1108">имени</text:span><text:span text:style-name="T1093"> в локальной области видимости, </text:span><text:span text:style-name="T1108">среди тех имён, что объявлены выше по тексту исходного кода</text:span><text:span text:style-name="T1093">;</text:span></text:p>
        </text:list-item>
        <text:list-item>
          <text:p text:style-name="P623">Если имя не найдено, <text:span text:style-name="T1100">то</text:span> <text:span text:style-name="T1100">выполняется </text:span>поиск <text:span text:style-name="T1108">выше по тексту </text:span>в<text:span text:style-name="T1101">о всех</text:span> объемлющих областях видимости, по порядку <text:span text:style-name="T1094">изнутри наружу</text:span>;</text:p>
        </text:list-item>
      </text:list>
      <text:p text:style-name="P416">Иными слова<text:span text:style-name="T1097">ми</text:span>, <text:span text:style-name="T1098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3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07">В настоящей версии языка определена <text:span text:style-name="T1090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91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47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7">в теле основной программы, а также во всех вложенных областях видимости — </text:span><text:span text:style-name="T1170">в </text:span><text:span text:style-name="T1147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73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71">видны только</text:span> те определения, которые были даны выше по тексту исходного кода. <text:span text:style-name="T1172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8">тип мойТип = массив целых;<text:line-break/>константа Пи = 3.1415926;<text:line-break/></text:span><text:span text:style-name="T1149">переменная мт: мойТип;<text:line-break/>начало<text:line-break/> <text:s text:c="3"/>ничего;<text:line-break/>окончание.</text:span></text:p>
      <text:h text:style-name="Heading_20_2" text:outline-level="2"><text:soft-page-break/><text:span text:style-name="T1154">Определения</text:span> типов</text:h>
      <text:p text:style-name="P43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2">Объявление типа начинается с идентификатора <text:span text:style-name="T1398">(или нескольких идентификаторов, разделённых знаком «</text:span><text:span text:style-name="Source_20_Text"><text:span text:style-name="T1398">/</text:span></text:span><text:span text:style-name="T1398">»)</text:span>, за которым<text:span text:style-name="T1399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Исходный_20_код">программа Пример;<text:line-break/><text:span text:style-name="T1150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52">п1, п2: целое;<text:line-break/> <text:s text:c="7"/>п3: строка;</text:span><text:span text:style-name="T1150"><text:line-break/> <text:s text:c="3"/>окончание;<text:line-break/>начало<text:line-break/> <text:s text:c="3"/></text:span><text:span text:style-name="T1153">ничего;</text:span><text:span text:style-name="T1150"><text:line-break/>окончание.</text:span></text:p>
      <text:p text:style-name="P434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5">Параметры исключений могут иметь только простой тип, обозначаемый ключевым словом языка.</text:span></text:p>
      <text:p text:style-name="P520">Объявлени<text:span text:style-name="T1157">е</text:span> типов, имеющих различные имена, но <text:span text:style-name="T1156">эквивалентные</text:span> определения, зачастую использу<text:span text:style-name="T1157">е</text:span>тся для улучшения читаемости исходного кода <text:span text:style-name="T1158">п</text:span>рограммы.</text:p>
      <text:p text:style-name="P518">Если в объявлении типа данных указано несколько идентификаторов <text:span text:style-name="T1400">через «</text:span><text:span text:style-name="Source_20_Text"><text:span text:style-name="T1400">/</text:span></text:span><text:span text:style-name="T1400">»</text:span>, то <text:span text:style-name="T1401">все </text:span>эти идентификаторы являются синонимами, <text:span text:style-name="T1402">т.е.</text:span> в исходном коде <text:span text:style-name="T1404">для улучшения читаемости </text:span>может использоваться любой из них, <text:span text:style-name="T1403">на усмотрение программиста</text:span>.</text:p>
      <text:p text:style-name="P517">программа Пример;<text:line-break/><text:span text:style-name="T1150">тип<text:line-break/> <text:s text:c="3"/></text:span>Точка/Точек<text:span text:style-name="T1150"> = </text:span>структура<text:line-break/> <text:s text:c="7"/>x: дробное;<text:line-break/> <text:s text:c="7"/>y: дробное;<text:line-break/> <text:s text:c="3"/>окончание<text:span text:style-name="T1150">;<text:line-break/></text:span>переменные<text:line-break/> <text:s text:c="3"/>т: Точка;<text:line-break/> <text:s text:c="3"/>мт: массив Точек;<text:span text:style-name="T1150"><text:line-break/>начало<text:line-break/> <text:s text:c="3"/></text:span><text:span text:style-name="T1153">ничего;</text:span><text:span text:style-name="T1150"><text:line-break/>окончание.</text:span></text:p>
      <text:p text:style-name="P433">Синтаксис определений составных типов <text:span text:style-name="T1151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5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9">Константы составных типов недопустимы в нынешней версии языка.</text:p>
      <text:p text:style-name="P430"><text:soft-page-break/>Секция определений <text:span text:style-name="T1159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констант</text:span></text:span><text:span text:style-name="Source_20_Text"><text:span text:style-name="T1163">а</text:span></text:span> или <text:span text:style-name="Source_20_Text"><text:span text:style-name="T1159">константы</text:span></text:span>, за которым следует одно или несколько объявлений <text:span text:style-name="T1159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28">Объявление <text:span text:style-name="T1160">константы</text:span> начинается с идентификатора, за которым следует знак «<text:span text:style-name="Source_20_Text">=</text:span>», а за ним — <text:span text:style-name="T1160">буквальное значение, имя ранее определённой константы или выражение</text:span>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P437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4">специально указано как </text:span>дробн<text:span text:style-name="T1164">ое</text:span>: <text:span text:style-name="Source_20_Text">1.0</text:span> или <text:span text:style-name="Source_20_Text">1э0</text:span>.</text:p>
      <text:p text:style-name="P438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61">Обращени</text:span><text:span text:style-name="T1162">я</text:span><text:span text:style-name="T1161"> к переменным и вызовы функций в таком выражении недопустимы.</text:span></text:p>
      <text:p text:style-name="Исходный_20_код">программа Пример;<text:line-break/><text:span text:style-name="T1164">константы<text:line-break/> <text:s text:c="3"/></text:span><text:span text:style-name="T1167">целыйН</text:span><text:span text:style-name="T1164">уль = 0;<text:line-break/> <text:s text:c="3"/>дробныйНуль = 0.0;<text:line-break/> <text:s text:c="3"/>не</text:span><text:span text:style-name="T1168">Ч</text:span><text:span text:style-name="T1164">исло = 0 / 0;<text:line-break/> <text:s text:c="3"/>бесконечность = 1 / 0;<text:line-break/> <text:s text:c="3"/></text:span><text:span text:style-name="T1166">Пи = 3.1415926;<text:line-break/> <text:s text:c="3"/>прямойУгол = Пи / </text:span><text:span text:style-name="T1169">2</text:span><text:span text:style-name="T1166">;</text:span><text:line-break/><text:span text:style-name="T1164">начало<text:line-break/> <text:s text:c="3"/>ничего;<text:line-break/>окончание.</text:span></text:p>
      <text:h text:style-name="P524" text:outline-level="2">Определения <text:span text:style-name="T1174">переменных</text:span></text:h>
      <text:p text:style-name="P436"><text:span text:style-name="T1174">Переменная</text:span> представляет собой именованное значение простого <text:span text:style-name="T1174">или составного </text:span>типа, которое может меняться в процессе выполнения программы. <text:span text:style-name="T1174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4">.</text:span></text:p>
      <text:p text:style-name="P440"><text:span text:style-name="T1175">Для переменных составных типов начальное значение </text:span><text:span text:style-name="T1183">не может быть указано</text:span>.</text:p>
      <text:p text:style-name="P429">Секция определений <text:span text:style-name="T1176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6">переменная</text:span></text:span> или <text:span text:style-name="Source_20_Text"><text:span text:style-name="T1176">переменные</text:span></text:span>, за которым следует одно или несколько объявлений <text:span text:style-name="T1177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29"><text:span text:style-name="T1179">Объявление</text:span> <text:span text:style-name="T1178">переменной</text:span> начинается с идентификатора <text:span text:style-name="T1178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8">определение типа переменной</text:span>. <text:span text:style-name="T1178">После этого, если переменная имеет простой тип, может быть указан знак «</text:span><text:span text:style-name="Source_20_Text"><text:span text:style-name="T1178">=</text:span></text:span><text:span text:style-name="T1178">» и начальное значение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44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9">одновременно</text:span> объявляются несколько переменных <text:span text:style-name="T1180">через запятую</text:span>, то все они получат одинаковые начальные значения.</text:p>
      <text:p text:style-name="P442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5">разделе </text:span><text:soft-page-break/><text:span text:style-name="T1195">определений </text:span>той подпрограмм<text:span text:style-name="T1195">ы</text:span>, которая содержит <text:span text:style-name="T1197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6">и уничтожается при выходе из неё</text:span>. Это приводит к тому, что обращение к переменной <text:span text:style-name="T1185">вне </text:span><text:span text:style-name="T1187">тела</text:span><text:span text:style-name="T1185"> инструкции перехвата не приводит к синтаксической ошибке </text:span><text:span text:style-name="T1186">при компиляции</text:span><text:span text:style-name="T1185">, но </text:span><text:span text:style-name="T1196">приводит к</text:span><text:span text:style-name="T1188"> </text:span><text:span text:style-name="T1198">возникновению </text:span><text:span text:style-name="T1188">исключени</text:span><text:span text:style-name="T1198">я</text:span><text:span text:style-name="T1188"> </text:span><text:span text:style-name="Source_20_Text"><text:span text:style-name="T1188">ОшибкаВыполнения</text:span></text:span><text:span text:style-name="T1185"> при выполнении программы. Возможно, в следующих версиях языка такое некорректное поведение будет исправлено.</text:span></text:p>
      <text:p text:style-name="P492">программа Пример;<text:line-break/><text:span text:style-name="T1190">тип<text:line-break/> <text:s text:c="3"/></text:span><text:span text:style-name="T1193">к</text:span><text:span text:style-name="T1190">омплексное = структура<text:line-break/> <text:s text:c="7"/>д: дробное;<text:line-break/> <text:s text:c="7"/>м: дробное;<text:line-break/> <text:s text:c="3"/>окончание;</text:span><text:line-break/><text:span text:style-name="T1189">переменные</text:span><text:span text:style-name="T1164"><text:line-break/> <text:s text:c="3"/></text:span><text:span text:style-name="T1189">стр: строка</text:span><text:span text:style-name="T1164"> = "</text:span><text:span text:style-name="T1189">Новая строка</text:span><text:span text:style-name="T1164">";<text:line-break/> <text:s text:c="3"/></text:span><text:span text:style-name="T1189">н, м: целое = 1</text:span><text:span text:style-name="T1164">;<text:line-break/> <text:s text:c="3"/></text:span><text:span text:style-name="T1191">к</text:span><text:span text:style-name="T1189">: </text:span><text:span text:style-name="T1193">к</text:span><text:span text:style-name="T1191">омплексное</text:span><text:span text:style-name="T1164">;<text:line-break/> <text:s text:c="3"/></text:span><text:span text:style-name="T1189">точк</text:span><text:span text:style-name="T1192">и</text:span><text:span text:style-name="T1189">: </text:span><text:span text:style-name="T1192">словарь </text:span><text:span text:style-name="T1189">структур<text:line-break/> <text:s text:c="7"/>х, у: дробное;<text:line-break/> <text:s text:c="3"/>окончание </text:span><text:span text:style-name="T1192">ключ </text:span><text:span text:style-name="T1194">строка</text:span><text:span text:style-name="T1166">;</text:span><text:line-break/><text:span text:style-name="T1164">начало<text:line-break/> <text:s text:c="3"/>ничего;<text:line-break/>окончание.</text:span></text:p>
      <text:h text:style-name="P525" text:outline-level="2">Определения исключений</text:h>
      <text:p text:style-name="P495"><text:span text:style-name="T1352">Всплывающее и</text:span>сключение представляет собой специальн<text:span text:style-name="T1361">ый</text:span> <text:span text:style-name="T1361">именованный объект</text:span>, котор<text:span text:style-name="T1361">ый</text:span> <text:span text:style-name="T1361">создаётся</text:span> для того, чтобы прервать последовательность выполнения программы в случае возникновения нештатн<text:span text:style-name="T1353">ой</text:span> ситуаци<text:span text:style-name="T1353">и</text:span> и задействовать средства обработки ошибок.</text:p>
      <text:p text:style-name="P431">Секция определений <text:span text:style-name="T1354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54">исключение</text:span></text:span> или <text:span text:style-name="Source_20_Text"><text:span text:style-name="T1354">исключения</text:span></text:span>, за которым следует одно или несколько объявлений <text:span text:style-name="T1355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1"><text:span text:style-name="T1179">Объявление</text:span> <text:span text:style-name="T1356">исключения</text:span> начинается с идентификатора. <text:span text:style-name="T1357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57">сообщение</text:span></text:span><text:span text:style-name="T1357">, а за ним текст сообщения об ошибке — буквальное значение или выражение строкового типа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504">программа Пример;<text:line-break/><text:span text:style-name="T1358">исключения<text:line-break/> <text:s text:c="3"/>Ош</text:span><text:span text:style-name="T1359">ибка</text:span><text:span text:style-name="T1358">1;<text:line-break/> <text:s text:c="3"/>Ош</text:span><text:span text:style-name="T1359">ибка</text:span><text:span text:style-name="T1358">2 сообщение "Вторая ошибка";</text:span></text:p>
      <text:p text:style-name="P504"><text:span text:style-name="T1358"><text:s text:c="4"/>Ош</text:span><text:span text:style-name="T1359">ибкаВТексте</text:span><text:span text:style-name="T1358">(</text:span><text:span text:style-name="T1359">стр, симв</text:span><text:span text:style-name="T1358">: целое; </text:span><text:span text:style-name="T1359">чтоНеТак</text:span><text:span text:style-name="T1358">: строка)<text:line-break/> <text:s text:c="7"/>сообщение "</text:span><text:span text:style-name="T1359">Ошибка в строке %(стр), символ %(симв). %(чтоНеТак)</text:span><text:span text:style-name="T1358">";<text:line-break/>начало<text:line-break/> <text:s text:c="3"/></text:span><text:span text:style-name="T1360">ошибка ОшибкаВТексте(5, 10, "Пропущена запятая.");</text:span><text:span text:style-name="T1358"><text:line-break/>окончание.</text:span></text:p>
      <text:p text:style-name="P496">Параметры исключений объявляются по тем же правилам, что и параметры подпрограмм, с двумя оговорками:</text:p>
      <text:list xml:id="list1069233696" text:style-name="L8">
        <text:list-item>
          <text:p text:style-name="P624">они могут быть только простых типов;</text:p>
        </text:list-item>
        <text:list-item>
          <text:p text:style-name="P624">они могут быть только входными.</text:p>
        </text:list-item>
      </text:list>
      <text:p text:style-name="P496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6"><text:soft-page-break/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21" text:outline-level="1">Типы данных</text:h>
      <text:h text:style-name="P526" text:outline-level="2">Приведение типов</text:h>
      <text:p text:style-name="P505"><text:span text:style-name="T1378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78">ключевое слово — имя</text:span> типа данных, за которым в круглых скобках указывается исходное значение <text:span text:style-name="T1386">или выражение</text:span>. <text:span text:style-name="T1384">Такая конструкция конвертирует указанное значение в указанный тип, а если это невозможно, создаётся исключение.</text:span></text:p>
      <text:p text:style-name="P506">Преобразование <text:span text:style-name="T1389">значений</text:span><text:span text:style-name="T1385"> </text:span>выполняется по правилам, описанным <text:span text:style-name="T1379">далее</text:span> для каждого из простых типов.</text:p>
      <text:p text:style-name="P510">переменные<text:line-break/><text:span text:style-name="T1376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76">л := логическое(с); // л </text:span><text:span text:style-name="T1377">= да</text:span><text:span text:style-name="T1376"><text:line-break/> <text:s text:c="3"/>с := строка(</text:span><text:span text:style-name="T1380">ц</text:span><text:span text:style-name="T1376">); <text:s text:c="4"/>// с </text:span><text:span text:style-name="T1377">=</text:span><text:span text:style-name="T1376"> "1</text:span><text:span text:style-name="T1380">0</text:span><text:span text:style-name="T1376">"<text:line-break/> <text:s text:c="3"/>ц := целое(д); <text:s text:c="5"/>// ц </text:span><text:span text:style-name="T1377">=</text:span><text:span text:style-name="T1376"> 123<text:line-break/> <text:s text:c="3"/></text:span><text:span text:style-name="T1388">д := ц; <text:s text:c="12"/>// д = 123.0 </text:span><text:span text:style-name="T1390">(</text:span><text:span text:style-name="T1388">неявное преобразование</text:span><text:span text:style-name="T1390">)</text:span><text:span text:style-name="T1376"><text:line-break/> <text:s text:c="3"/></text:span><text:span text:style-name="T1382">д := дробное("Ку"); // исключение ОшибкаКонвертации</text:span><text:line-break/>окончание;</text:p>
      <text:p text:style-name="P507">Неявное <text:span text:style-name="T1391">преобразование</text:span> типа допускается в двух случаях:</text:p>
      <text:list xml:id="list1399628507" text:style-name="L9">
        <text:list-item>
          <text:p text:style-name="P625"><text:span text:style-name="T1381">при преобразовании символа в строку, </text:span><text:span text:style-name="T1387">но не наоборот</text:span><text:span text:style-name="T1381">;</text:span></text:p>
        </text:list-item>
        <text:list-item>
          <text:p text:style-name="P625"><text:span text:style-name="T1383">при преобразовании </text:span><text:span text:style-name="T1381">целого числа в дробное число, </text:span><text:span text:style-name="T1387">но не наоборот</text:span><text:span text:style-name="T1381">.</text:span></text:p>
        </text:list-item>
      </text:list>
      <text:p text:style-name="P508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589" text:outline-level="4">Синтаксис</text:h>
      <text:p text:style-name="Исходный_20_код">переменн<text:span text:style-name="T653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0">символ</text:span></text:span> и <text:span text:style-name="Source_20_Text"><text:span text:style-name="T800">символов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0">A</text:span><text:span text:style-name="T425"> <text:s/></text:span><text:s/>// код символа в формате 16-ричного целого числа</text:p>
      <text:p text:style-name="P151">#<text:span text:style-name="T639">2</text:span><text:span text:style-name="T640">A </text:span><text:span text:style-name="T426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4" text:outline-level="4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60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90" text:outline-level="4">Синтаксис</text:h>
      <text:p text:style-name="P262">переменн<text:span text:style-name="T653">ые</text:span><text:line-break/> <text:s text:c="3"/>п1: <text:span text:style-name="T655">строка</text:span>;<text:line-break/> <text:s text:c="3"/>п2: массив <text:span text:style-name="T655">строк</text:span>;</text:p>
      <text:p text:style-name="P261"><text:span text:style-name="T654">Ключевые слова </text:span><text:span text:style-name="Source_20_Text"><text:span text:style-name="T803">строка</text:span></text:span><text:span text:style-name="T654"> и </text:span><text:span text:style-name="Source_20_Text"><text:span text:style-name="T803">строк</text:span></text:span><text:span text:style-name="T654"> полностью эквивалентны и взаимозаменяемы.</text:span></text:p>
      <text:h text:style-name="Heading_20_4" text:outline-level="4"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4"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1">с кавычками в начале</text:span></text:p>
      <text:p text:style-name="P244">"<text:span text:style-name="T360">123</text:span>"<text:span text:style-name="T642">#</text:span><text:span text:style-name="T360">20"абв"№0А // </text:span><text:span text:style-name="T363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4" text:outline-level="4"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0">ОшибкаКонвертации</text:span></text:span>.</text:p>
      <text:p text:style-name="P121"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0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<text:soft-page-break/>Любые значения простых типов приводятся к строковому типу без ошибок.</text:p>
      <text:h text:style-name="Heading_20_3" text:outline-level="3">Целое</text:h>
      <text:p text:style-name="P263">Переменная целого типа содержит 64-битное целочисленное значение со знаком.</text:p>
      <text:h text:style-name="P591" text:outline-level="4">Синтаксис</text:h>
      <text:p text:style-name="P278">переменн<text:span text:style-name="T653">ые</text:span><text:line-break/> <text:s text:c="3"/>п1: <text:span text:style-name="T656">целое</text:span>;<text:line-break/> <text:s text:c="3"/>п2: массив <text:span text:style-name="T656">целых</text:span>;</text:p>
      <text:p text:style-name="P264">Ключевые слова <text:span text:style-name="Source_20_Text"><text:span text:style-name="T804">целое</text:span></text:span> и <text:span text:style-name="Source_20_Text"><text:span text:style-name="T804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4" text:outline-level="4">Начальное значение</text:h>
      <text:p text:style-name="P116"><text:span text:style-name="T423">Н</text:span>уль.</text:p>
      <text:h text:style-name="P596" text:outline-level="4">Преобразование типов</text:h>
      <text:p text:style-name="P125">Целочисленные значения приводятся к любым простым типам без ошибок, <text:span text:style-name="T677">за исключением типа </text:span><text:span text:style-name="Source_20_Text"><text:span text:style-name="T806">объект</text:span></text:span>.</text:p>
      <text:p text:style-name="P126">При приведении к символьному типу целое число означает кодпо<text:span text:style-name="T985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8">Переменная дробного типа содержит 64-битное вещественное значение с двойной точностью.</text:p>
      <text:p text:style-name="P265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592" text:outline-level="4">Синтаксис</text:h>
      <text:p text:style-name="P279">переменн<text:span text:style-name="T653">ые</text:span><text:line-break/> <text:s text:c="3"/>п1: <text:span text:style-name="T657">дробное</text:span>;<text:line-break/> <text:s text:c="3"/>п2: массив <text:span text:style-name="T657">дробных</text:span>;</text:p>
      <text:p text:style-name="P266">Ключевые слова <text:span text:style-name="Source_20_Text"><text:span text:style-name="T805">дробное</text:span></text:span> и <text:span text:style-name="Source_20_Text"><text:span text:style-name="T805">дробн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33"><text:span text:style-name="T173">Н</text:span>уль.</text:p>
      <text:h text:style-name="P597" text:outline-level="4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07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3" text:outline-level="3">Момент</text:h>
      <text:p text:style-name="P357"><text:span text:style-name="T388">Переменная типа </text:span><text:span text:style-name="Source_20_Text"><text:span text:style-name="T808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57"><text:span text:style-name="T388">Нулевым моментом считается </text:span><text:span text:style-name="T986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</text:p>
      <text:h text:style-name="P593" text:outline-level="4">Синтаксис</text:h>
      <text:p text:style-name="P268">переменн<text:span text:style-name="T653">ые</text:span><text:line-break/> <text:s text:c="3"/>п1: <text:span text:style-name="T658">момент</text:span>;<text:line-break/> <text:s text:c="3"/>п2: массив <text:span text:style-name="T658">моментов</text:span>;</text:p>
      <text:p text:style-name="P267">Ключевые слова <text:span text:style-name="Source_20_Text"><text:span text:style-name="T809">момент</text:span></text:span> и <text:span text:style-name="Source_20_Text"><text:span text:style-name="T809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<text:soft-page-break/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3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4" text:outline-level="4">Начальное значение</text:h>
      <text:p text:style-name="P137"><text:span text:style-name="T424">П</text:span>олночь 1899-12-30.</text:p>
      <text:h text:style-name="Heading_20_4" text:outline-level="4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2948751729" text:style-name="L10">
        <text:list-item>
          <text:p text:style-name="P626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626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627"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628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0">ОшибкаКонвертации</text:span></text:span><text:span text:style-name="T174">.</text:span></text:p>
      <text:h text:style-name="Heading_20_3" text:outline-level="3">Логическое</text:h>
      <text:p text:style-name="P269">Переменная логического типа имеет одно из двух значений: истинное или ложное. <text:span text:style-name="T90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594" text:outline-level="4">Синтаксис</text:h>
      <text:p text:style-name="P280">переменн<text:span text:style-name="T653">ые</text:span><text:line-break/> <text:s text:c="3"/>п1: <text:span text:style-name="T659">логическое</text:span>;<text:line-break/> <text:s text:c="3"/>п2: массив <text:span text:style-name="T659">логических</text:span>;</text:p>
      <text:p text:style-name="P270"><text:span text:style-name="T180">Ключевые слова </text:span><text:span text:style-name="Source_20_Text"><text:span text:style-name="T811">логическое</text:span></text:span><text:span text:style-name="T180"> и </text:span><text:span text:style-name="Source_20_Text"><text:span text:style-name="T811">логических</text:span></text:span><text:span text:style-name="T180"> полностью эквивалентны и взаимозаменяемы.</text:span></text:p>
      <text:h text:style-name="P598" text:outline-level="4">Формат литерала</text:h>
      <text:p text:style-name="P271"><text:span text:style-name="T408">В качестве литералов в исходном коде применяются ключевые слова </text:span><text:span text:style-name="Source_20_Text"><text:span text:style-name="T812">да</text:span></text:span><text:span text:style-name="T408"> и </text:span><text:span text:style-name="Source_20_Text"><text:span text:style-name="T812">нет</text:span></text:span><text:span text:style-name="T180">.</text:span></text:p>
      <text:h text:style-name="Heading_20_4" text:outline-level="4"><text:soft-page-break/>Начальное значение</text:h>
      <text:p text:style-name="P147">Ложь.</text:p>
      <text:h text:style-name="Heading_20_4" text:outline-level="4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36">приводится к</text:span> значению "да", а ложь — <text:span text:style-name="T736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2">Любые другие строковые значения вызовут исключение <text:span text:style-name="Source_20_Text"><text:span text:style-name="T800">ОшибкаКонвертации</text:span></text:span>.</text:p>
      <text:h text:style-name="P539" text:outline-level="3">Объект</text:h>
      <text:p text:style-name="P272">Переменная типа <text:span text:style-name="Source_20_Text"><text:span text:style-name="T813">объект</text:span></text:span><text:span text:style-name="T668"> содержит дескриптор встроенного объекта Клаус — например, </text:span><text:span text:style-name="T728">открытого </text:span><text:span text:style-name="T668">файла, окна и др. подобных объектов</text:span>. <text:span text:style-name="T668">Такие объекты создаются и уничтожаются вызовами функций встроенной библиотеки. </text:span><text:span text:style-name="T728">Переменной типа </text:span><text:span text:style-name="Source_20_Text"><text:span text:style-name="T814">объект</text:span></text:span><text:span text:style-name="T728"> можно присвоить значение</text:span><text:span text:style-name="T670"> </text:span><text:span text:style-name="Source_20_Text"><text:span text:style-name="T815">пусто</text:span></text:span><text:span text:style-name="T670">, </text:span><text:span text:style-name="T728">либо непустое значение, возвращаемое функцией</text:span><text:span text:style-name="T668">. </text:span><text:span text:style-name="T728">Кроме того, переменны</text:span><text:span text:style-name="T729">м</text:span><text:span text:style-name="T728"> типа </text:span><text:span text:style-name="Source_20_Text"><text:span text:style-name="T814">объект</text:span></text:span><text:span text:style-name="T728"> можно присваивать </text:span><text:span text:style-name="T729">значения</text:span><text:span text:style-name="T728"> други</text:span><text:span text:style-name="T729">х</text:span><text:span text:style-name="T728"> переменны</text:span><text:span text:style-name="T729">х</text:span><text:span text:style-name="T728"> этого же типа.</text:span></text:p>
      <text:p text:style-name="P273"><text:span text:style-name="T730">Значение типа </text:span><text:span text:style-name="Source_20_Text"><text:span text:style-name="T816">объект</text:span></text:span><text:span text:style-name="T730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8"> </text:span></text:p>
      <text:p text:style-name="P28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0">ОшибкаВыполнения</text:span></text:span>. <text:span text:style-name="T669">Например, каждый открытый файл должен быть закрыт, каждое созданное окно уничтожено, и т. п.</text:span></text:p>
      <text:p text:style-name="P283"><text:span text:style-name="T684">Присваивание переменной типа </text:span><text:span text:style-name="Source_20_Text"><text:span text:style-name="T817">объект</text:span></text:span><text:span text:style-name="T684"> значения </text:span><text:span text:style-name="Source_20_Text"><text:span text:style-name="T817">пусто</text:span></text:span><text:span text:style-name="T684"> не уничтожает объект. Для уничтожения объектов нужно вызывать соответствующие функции встроенной библиотеки.</text:span></text:p>
      <text:p text:style-name="P291">Физически <text:span text:style-name="T164">объект</text:span> представляет собой 32-битное целое число <text:span text:style-name="T733">со знаком</text:span>, которое является индексом во внутреннем списке объектов Клаус. Значение <text:span text:style-name="Source_20_Text"><text:span text:style-name="T800">пусто</text:span></text:span> соответствует <text:span text:style-name="T672">нулевому </text:span><text:span text:style-name="T671">целочисленному значению, </text:span><text:span text:style-name="T733">отрицательные значения не применяются</text:span>.</text:p>
      <text:p text:style-name="P292">При уничтожении объектов их <text:span text:style-name="T732">целочисленные </text:span>дескрипторы<text:span text:style-name="T732"> </text:span>высвобождаются и <text:span text:style-name="T673">могут быть (и, скорее всего, сразу же будут) использованы повторно при создании других объектов. </text:span><text:span text:style-name="T674">Если программист присвоил значение одного и того же </text:span><text:span text:style-name="T731">объекта</text:span><text:span text:style-name="T674"> нескольким переменным, то его ответственностью является обнуление всех этих переменных при уничтожении объекта.</text:span></text:p>
      <text:h text:style-name="P595" text:outline-level="4">Синтаксис</text:h>
      <text:p text:style-name="P281">переменн<text:span text:style-name="T653">ые</text:span><text:line-break/> <text:s text:c="3"/><text:span text:style-name="T756">п</text:span>1: <text:span text:style-name="T667">объект</text:span>;<text:line-break/> <text:s text:c="3"/><text:span text:style-name="T756">п</text:span>2: массив <text:span text:style-name="T667">объектов</text:span>;</text:p>
      <text:p text:style-name="P272"><text:span text:style-name="T180">Ключевые слова </text:span><text:span text:style-name="Source_20_Text"><text:span text:style-name="T818">объект</text:span></text:span><text:span text:style-name="T180"> и </text:span><text:span text:style-name="Source_20_Text"><text:span text:style-name="T818">объектов</text:span></text:span><text:span text:style-name="T180"> полностью эквивалентны и взаимозаменяемы.</text:span></text:p>
      <text:h text:style-name="P599" text:outline-level="4">Формат литерала</text:h>
      <text:p text:style-name="P272"><text:span text:style-name="T408">В качестве литерал</text:span><text:span text:style-name="T675">а</text:span><text:span text:style-name="T408"> в исходном коде применя</text:span><text:span text:style-name="T675">е</text:span><text:span text:style-name="T408">тся ключев</text:span><text:span text:style-name="T675">ое</text:span><text:span text:style-name="T408"> слов</text:span><text:span text:style-name="T675">о</text:span><text:span text:style-name="T408"> </text:span><text:span text:style-name="Source_20_Text"><text:span text:style-name="T819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600" text:outline-level="4"><text:soft-page-break/>Начальное значение</text:h>
      <text:p text:style-name="P148"><text:span text:style-name="T676">Пусто</text:span>.</text:p>
      <text:h text:style-name="P600" text:outline-level="4">Преобразование типов</text:h>
      <text:p text:style-name="P284">Приведение других типов к типу <text:span text:style-name="Source_20_Text"><text:span text:style-name="T800">объект</text:span></text:span> не допускается.</text:p>
      <text:p text:style-name="P142">П<text:span text:style-name="T680">риведени</text:span><text:span text:style-name="T681">е</text:span><text:span text:style-name="T680"> </text:span><text:span text:style-name="T682">значения</text:span><text:span text:style-name="T679"> типа </text:span><text:span text:style-name="Source_20_Text"><text:span text:style-name="T820">объект</text:span></text:span> к целому <text:span text:style-name="T678">возвращает физическое значение </text:span><text:span text:style-name="T682">дескриптора</text:span><text:span text:style-name="T679"> </text:span><text:span text:style-name="T678">— 32-битное целое </text:span><text:span text:style-name="T734">число</text:span>. <text:span text:style-name="T678">Значение </text:span><text:span text:style-name="Source_20_Text"><text:span text:style-name="T820">пусто</text:span></text:span><text:span text:style-name="T678"> </text:span><text:span text:style-name="T683">приводится к</text:span><text:span text:style-name="T678"> нулю.</text:span></text:p>
      <text:p text:style-name="P519"><text:span text:style-name="T679">При приведении </text:span><text:span text:style-name="T685">объекта </text:span><text:span text:style-name="T679">к строке возвращается строковое представление </text:span><text:span text:style-name="T735">численного значения </text:span><text:span text:style-name="T682">дескриптора </text:span><text:span text:style-name="T735">в 16-ричном формате</text:span><text:span text:style-name="T679">.</text:span></text:p>
      <text:h text:style-name="P527" text:outline-level="2"><text:span text:style-name="T644">Составные</text:span> типы</text:h>
      <text:h text:style-name="Heading_20_3" text:outline-level="3">Массив</text:h>
      <text:p text:style-name="P246">Переменная типа <text:span text:style-name="Source_20_Text"><text:span text:style-name="T800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5">Элементы массива могут иметь любой тип — простой или составной.</text:span></text:p>
      <text:h text:style-name="P601" text:outline-level="4">Синтаксис</text:h>
      <text:p text:style-name="P249">Определение массивного типа состоит из ключевого слова <text:span text:style-name="Source_20_Text"><text:span text:style-name="T800">массив</text:span></text:span> и следующего за ним определения типа элемента массива. <text:span text:style-name="T646">Для определения многомерн</text:span><text:span text:style-name="T647">ых</text:span><text:span text:style-name="T646"> массив</text:span><text:span text:style-name="T647">ов</text:span><text:span text:style-name="T646"> можно использовать разные формы ключевого слова: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646">,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13"> </text:span><text:span text:style-name="Source_20_Text"><text:span text:style-name="T821">массивов</text:span></text:span><text:span text:style-name="T646"> и т. п.</text:span></text:p>
      <text:p text:style-name="P277">тип<text:line-break/> <text:s text:c="3"/>тМЦ = массив целых;<text:line-break/> <text:s text:c="3"/><text:span text:style-name="T649">т</text:span><text:span text:style-name="T661">МСД</text:span><text:span text:style-name="T662">кС</text:span><text:span text:style-name="T649"> = массив словарей дробных ключ символ;</text:span><text:line-break/>переменная<text:line-break/> <text:s text:c="3"/><text:span text:style-name="T648">мойМассив: массив массивов </text:span><text:span text:style-name="T650">моментов</text:span><text:span text:style-name="T648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8">окончание ключ строка;</text:span></text:p>
      <text:p text:style-name="P252">Ключевые слова <text:span text:style-name="Source_20_Text"><text:span text:style-name="T800">массив</text:span></text:span> и <text:span text:style-name="Source_20_Text"><text:span text:style-name="T800">массивов</text:span></text:span> полностью эквивалентны и взаимозаменяемы.</text:p>
      <text:p text:style-name="P274"><text:span text:style-name="T663">В исходном коде программы д</text:span>ля обращения к элементу массива <text:span text:style-name="T664">нужно указать </text:span>индекс элемента в квадратных скобках после имени переменной-массива. <text:span text:style-name="T1123">Для работы с массивами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60">начало<text:line-break/> <text:s text:c="3"/></text:span><text:span text:style-name="T1131">длина(м1, 1);</text:span><text:span text:style-name="T660"><text:line-break/> <text:s text:c="3"/>м1[0] := 10;<text:line-break/> <text:s text:c="3"/></text:span><text:span text:style-name="T1131">длина(м2, 2);</text:span><text:span text:style-name="T660"><text:line-break/> <text:s text:c="3"/></text:span><text:span text:style-name="T1131">длина(м2[1], 11);</text:span><text:span text:style-name="T660"><text:line-break/> <text:s text:c="3"/>м2[1][10] := `2023-07-06 12:00`;<text:line-break/>окончание.</text:span></text:p>
      <text:h text:style-name="Heading_20_4" text:outline-level="4"><text:soft-page-break/>Начальное значение</text:h>
      <text:p text:style-name="P254">Пустой массив.</text:p>
      <text:h text:style-name="Heading_20_4" text:outline-level="4">Преобразование типов</text:h>
      <text:p text:style-name="P257"><text:span text:style-name="T651">Явное п</text:span>риведение массивов к другим типам данных запрещено.</text:p>
      <text:p text:style-name="P257">Переменной типа <text:span text:style-name="Source_20_Text"><text:span text:style-name="T800">массив</text:span></text:span> можно присвоить значение — массив, состоящий из элементов такого же типа или типа, совместимого по присваиванию. <text:span text:style-name="T652">Например, массиву дробных можно присвоить массив целых, а массиву строк можно присвоить массив символов.</text:span></text:p>
      <text:h text:style-name="P540" text:outline-level="3">Словарь</text:h>
      <text:p text:style-name="P247">Переменная типа <text:span text:style-name="Source_20_Text"><text:span text:style-name="T872">словарь</text:span></text:span> содержит несколько однотипных значений, каждому из которых соответствует <text:span text:style-name="T1110">значение ключа, уникальное в пределах словаря</text:span>. <text:span text:style-name="T1110">Ключи в словаре отсортированы в порядке возрастания. </text:span><text:span text:style-name="T645">Элементы </text:span><text:span text:style-name="T1110">словаря</text:span><text:span text:style-name="T645"> могут иметь любой тип — простой или составной, </text:span><text:span text:style-name="T1113">а </text:span><text:span text:style-name="T1110">ключи — любой из простых типов</text:span><text:span text:style-name="T645">.</text:span></text:p>
      <text:h text:style-name="P602" text:outline-level="4">Синтаксис</text:h>
      <text:p text:style-name="P250">Определение <text:span text:style-name="T1111">словарного</text:span> типа состоит из ключевого слова <text:span text:style-name="Source_20_Text"><text:span text:style-name="T873">словарь</text:span></text:span> и следующего за ним определения типа элемента <text:span text:style-name="T1111">словаря; после этого следует слово </text:span><text:span text:style-name="Source_20_Text"><text:span text:style-name="T1111">ключ</text:span></text:span><text:span text:style-name="T1111"> и </text:span><text:span text:style-name="T1112">ключевое слово, указывающее тип ключа</text:span>. <text:span text:style-name="T1114">Определением типа элемента словаря может служить ключевое слово, идентификатор ранее объявленного типа, либо безымянное определение типа.</text:span></text:p>
      <text:p text:style-name="P418">тип<text:line-break/> <text:s text:c="3"/>т<text:span text:style-name="T1115">С</text:span>Ц = <text:span text:style-name="T1115">словарь</text:span> целых <text:span text:style-name="T1116">ключ строка</text:span>;<text:line-break/> <text:s text:c="3"/><text:span text:style-name="T649">т</text:span><text:span text:style-name="T1115">СМ</text:span><text:span text:style-name="T661">Д</text:span><text:span text:style-name="T662">кС</text:span><text:span text:style-name="T649"> = словар</text:span><text:span text:style-name="T1115">ь массивов</text:span><text:span text:style-name="T649"> дробных ключ символ;</text:span><text:line-break/>переменная<text:line-break/> <text:s text:c="3"/><text:span text:style-name="T648">мой</text:span><text:span text:style-name="T1116">Словарь</text:span><text:span text:style-name="T648">: </text:span><text:span text:style-name="T1116">словарь</text:span><text:span text:style-name="T648"> </text:span><text:span text:style-name="T650">моментов </text:span><text:span text:style-name="T1116">ключ объект</text:span><text:span text:style-name="T648">;<text:line-break/> <text:s text:c="3"/>ещё</text:span><text:span text:style-name="T1117">Словарь</text:span><text:span text:style-name="T648">: словар</text:span><text:span text:style-name="T1117">ь</text:span><text:span text:style-name="T648"> структур<text:line-break/> <text:s text:c="7"/>поле1: символ;<text:line-break/> <text:s text:c="7"/>поле2: строка;</text:span></text:p>
      <text:p text:style-name="P418"><text:s text:c="4"/><text:span text:style-name="T648">окончание ключ строка;</text:span></text:p>
      <text:p text:style-name="P253">Ключевые слова <text:span text:style-name="Source_20_Text"><text:span text:style-name="T874">словарь</text:span></text:span> и <text:span text:style-name="Source_20_Text"><text:span text:style-name="T874">словарей</text:span></text:span> полностью эквивалентны и взаимозаменяемы.</text:p>
      <text:p text:style-name="P275"><text:span text:style-name="T663">В исходном коде программы д</text:span>ля обращения к элементу <text:span text:style-name="T1118">словаря</text:span> <text:span text:style-name="T664">нужно указать </text:span><text:span text:style-name="T1118">ключ</text:span> элемента в квадратных скобках после имени переменной-<text:span text:style-name="T1118">словаря</text:span>. <text:span text:style-name="T1123">Для </text:span><text:span text:style-name="T1130">добавления в словарь пары ключ-значение можно использовать инструкцию присваивания. Кроме того, для </text:span><text:span text:style-name="T1123">работы с</text:span><text:span text:style-name="T1130">о</text:span><text:span text:style-name="T1123"> </text:span><text:span text:style-name="T1130">словарями</text:span><text:span text:style-name="T1123">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</text:span></text:p>
      <text:p text:style-name="P418">переменная<text:line-break/> <text:s text:c="3"/><text:span text:style-name="T1119">сл</text:span>1: <text:span text:style-name="T1119">словарь</text:span> целых <text:span text:style-name="T1119">ключ </text:span><text:span text:style-name="T1132">символ</text:span>;<text:line-break/> <text:s text:c="3"/><text:span text:style-name="T1119">сл</text:span>2: <text:span text:style-name="T1119">словарь словарей</text:span> моментов <text:span text:style-name="T1119">ключ целое ключ строка</text:span>;<text:line-break/><text:span text:style-name="T660">начало<text:line-break/> <text:s text:c="3"/></text:span><text:span text:style-name="T1119">сл</text:span><text:span text:style-name="T660">1['0'] := 10;<text:line-break/> <text:s text:c="3"/></text:span><text:span text:style-name="T1119">сл</text:span><text:span text:style-name="T660">2["</text:span><text:span text:style-name="T1120">первый</text:span><text:span text:style-name="T660">"][10] := `2023-07-06 12:00`;<text:line-break/>окончание.</text:span></text:p>
      <text:h text:style-name="P604" text:outline-level="4">Начальное значение</text:h>
      <text:p text:style-name="P255">Пустой <text:span text:style-name="T1121">словарь</text:span>.</text:p>
      <text:h text:style-name="P604" text:outline-level="4">Преобразование типов</text:h>
      <text:p text:style-name="P258"><text:span text:style-name="T651">Явное п</text:span>риведение <text:span text:style-name="T1122">словарей</text:span> к другим типам данных запрещено.</text:p>
      <text:p text:style-name="P258"><text:soft-page-break/>Переменной типа <text:span text:style-name="Source_20_Text"><text:span text:style-name="T875">словарь</text:span></text:span> можно присвоить значение — <text:span text:style-name="T1122">словарь</text:span>, состоящий из элементов такого же типа или типа, совместимого по присваиванию, <text:span text:style-name="T1133">при условии точного совпадения типов ключей</text:span>. <text:span text:style-name="T652">Например, </text:span><text:span text:style-name="T1122">словарю</text:span><text:span text:style-name="T652"> дробных можно присвоить </text:span><text:span text:style-name="T1122">словарь</text:span><text:span text:style-name="T652"> целых, а </text:span><text:span text:style-name="T1122">словарю</text:span><text:span text:style-name="T652"> строк можно присвоить </text:span><text:span text:style-name="T1122">словарь</text:span><text:span text:style-name="T652"> символов.</text:span></text:p>
      <text:h text:style-name="P541" text:outline-level="3">Структура</text:h>
      <text:p text:style-name="P248">Переменная типа <text:span text:style-name="Source_20_Text"><text:span text:style-name="T876">структура</text:span></text:span> содержит <text:span text:style-name="T1135">одно или несколько</text:span> <text:span text:style-name="T1135">именованных</text:span> значений <text:span text:style-name="T1135">различных типов, называемых полями структуры; значением структурной переменной является совокупность значений всех её полей. </text:span><text:span text:style-name="T1136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603" text:outline-level="4">Синтаксис</text:h>
      <text:p text:style-name="P251">Определение <text:span text:style-name="T1136">структурного</text:span> типа <text:span text:style-name="T1136">начинается ключевым словом</text:span> <text:span text:style-name="Source_20_Text"><text:span text:style-name="T877">структура</text:span></text:span> и <text:span text:style-name="T1136">заканчивается ключевым словом </text:span><text:span text:style-name="Source_20_Text"><text:span text:style-name="T1141">окончание</text:span></text:span><text:span text:style-name="T1136">, между которыми располагаются определения полей структуры</text:span>. <text:span text:style-name="T1136">Определения полей </text:span><text:span text:style-name="T1137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4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37">Стр</text:span> = <text:span text:style-name="T1137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8">словарь объектов ключ строка</text:span><text:span text:style-name="T1137">;<text:line-break/> <text:s text:c="7"/>конец;<text:line-break/> <text:s text:c="3"/>окончание</text:span>;<text:line-break/>переменная<text:line-break/> <text:s text:c="3"/><text:span text:style-name="T1139">точка</text:span><text:span text:style-name="T648">: </text:span><text:span text:style-name="T1139">структура х, у: целое</text:span><text:span text:style-name="T648">; </text:span><text:span text:style-name="T1139">конец;<text:line-break/> <text:s text:c="3"/>люди: массив структур<text:line-break/> <text:s text:c="7"/>фамилия, </text:span><text:span text:style-name="T1145">имя, отчество</text:span><text:span text:style-name="T1139">: строка;<text:line-break/> <text:s text:c="7"/></text:span><text:span text:style-name="T1145">ДР</text:span><text:span text:style-name="T1139">: </text:span><text:span text:style-name="T1145">момент</text:span><text:span text:style-name="T1139">;<text:line-break/> <text:s text:c="3"/>конец;</text:span></text:p>
      <text:p text:style-name="P276"><text:span text:style-name="T663">В исходном коде программы д</text:span>ля обращения к <text:span text:style-name="T1140">полю структуры</text:span> <text:span text:style-name="T664">нужно указать </text:span><text:span text:style-name="T1142">имя поля, отделив его от имени переменной знаком «</text:span><text:span text:style-name="Source_20_Text"><text:span text:style-name="T1142">.</text:span></text:span><text:span text:style-name="T1142">»</text:span><text:span text:style-name="T1124">. </text:span><text:span text:style-name="T1144">Аналогичным образом можно обращаться к полям вложенных структур.</text:span></text:p>
      <text:p text:style-name="P419">переменная<text:line-break/> <text:s text:c="3"/><text:span text:style-name="T1119">с</text:span><text:span text:style-name="T1142">тр</text:span>: <text:span text:style-name="T1142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0">начало<text:line-break/> <text:s text:c="3"/></text:span><text:span text:style-name="T1142">стр.п1 := "значение"</text:span><text:span text:style-name="T660">;<text:line-break/> <text:s text:c="3"/></text:span><text:span text:style-name="T1142">стр.п2.п1 := 10</text:span><text:span text:style-name="T660">;<text:line-break/>окончание.</text:span></text:p>
      <text:h text:style-name="P605" text:outline-level="4"><text:soft-page-break/>Начальное значение</text:h>
      <text:p text:style-name="P256"><text:span text:style-name="T1142">Все поля структуры имеют начальные значения, </text:span><text:span text:style-name="T1143">соответствующие их типам</text:span>.</text:p>
      <text:h text:style-name="P605" text:outline-level="4">Преобразование типов</text:h>
      <text:p text:style-name="P259"><text:span text:style-name="T651">Явное п</text:span>риведение <text:span text:style-name="T1143">структур</text:span> к другим типам данных запрещено.</text:p>
      <text:p text:style-name="Text_20_body"><text:span text:style-name="T1134">Переменной типа </text:span><text:span text:style-name="Source_20_Text"><text:span text:style-name="T878">структура</text:span></text:span><text:span text:style-name="T1134"> можно присвоить значение — </text:span><text:span text:style-name="T1143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2">. </text:span><text:span text:style-name="T1143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22" text:outline-level="1">Выражения и операции</text:h>
      <text:p text:style-name="P333">Выражения в Клаусе записываются в инфиксной форме, для группировки операций используются круглые скобки.</text:p>
      <text:p text:style-name="P339"><text:span text:style-name="T957">Операции в выражениях выполняются в порядке </text:span><text:span text:style-name="T746">возрастания</text:span><text:span text:style-name="T957"> приоритета </text:span><text:span text:style-name="T741">(чем меньше приоритет, тем раньше — </text:span><text:span text:style-name="T1146">см. табл. ниже</text:span><text:span text:style-name="T741">)</text:span><text:span text:style-name="T957">. Равноприоритетные операции выполняются по порядку слева направо. </text:span><text:span text:style-name="T743">Д</text:span><text:span text:style-name="T431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57"> выражения.</text:span></text:p>
      <text:p text:style-name="P339"><text:span text:style-name="T1165">О</text:span>перации <text:span text:style-name="T1165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65">Операция деления всегда возвращает дробный результат.</text:span></text:p>
      <text:p text:style-name="P303">Операции целочисленного деления и остатка от деления, <text:span text:style-name="T757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57">т</text:span>.</text:p>
      <text:p text:style-name="P8">Сложение и вычитание определены для <text:span text:style-name="T758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1736855165" text:style-name="L11">
        <text:list-item>
          <text:p text:style-name="P630">символы можно сравнивать с символами, но не со строками;</text:p>
        </text:list-item>
        <text:list-item>
          <text:p text:style-name="P631">строки можно сравнивать со строками, но не с символами;</text:p>
        </text:list-item>
        <text:list-item>
          <text:p text:style-name="P629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632">моменты можно сравнивать с моментами;</text:p>
        </text:list-item>
        <text:list-item>
          <text:p text:style-name="P632">логические <text:span text:style-name="T57">значения</text:span> можно сравнивать <text:span text:style-name="T53">между собой:</text:span> <text:span text:style-name="Source_20_Text"><text:span text:style-name="T800">да</text:span></text:span> больше, чем <text:span text:style-name="Source_20_Text"><text:span text:style-name="T800">нет</text:span></text:span>.</text:p>
        </text:list-item>
        <text:list-item>
          <text:p text:style-name="P633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0">объект</text:span></text:span>. <text:span text:style-name="T738">При сравнении объектов значение </text:span><text:span text:style-name="Source_20_Text"><text:span text:style-name="T822">пусто</text:span></text:span><text:span text:style-name="T738"> </text:span><text:span text:style-name="T739">считается</text:span><text:span text:style-name="T738"> наименьшим.</text:span></text:p>
        </text:list-item>
      </text:list>
      <text:p text:style-name="P149">Операции сравнения запрещены для дробных чисел <text:span text:style-name="T740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0">Не</text:span></text:span><text:span text:style-name="Source_20_Text"><text:span text:style-name="T823">верное</text:span></text:span><text:span text:style-name="Source_20_Text"><text:span text:style-name="T800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4">Значения составных типов — массивы, словари, структуры — не могут быть операндами в выражениях.</text:p>
      <text:h text:style-name="P528" text:outline-level="2"><text:soft-page-break/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4"><text:span text:style-name="T58">У</text:span>нарный минус</text:p>
          </table:table-cell>
          <table:table-cell table:style-name="Таблица1.A1" office:value-type="string">
            <text:p text:style-name="P294">число</text:p>
          </table:table-cell>
          <table:table-cell table:style-name="Таблица1.A1" office:value-type="string">
            <text:p text:style-name="P294">число</text:p>
          </table:table-cell>
          <table:table-cell table:style-name="Таблица1.A1" office:value-type="string">
            <text:p text:style-name="P293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4"><text:span text:style-name="T58">У</text:span>нарное отрицание</text:p>
          </table:table-cell>
          <table:table-cell table:style-name="Таблица1.A1" office:value-type="string">
            <text:p text:style-name="P294">логический, <text:span text:style-name="T742">целый</text:span></text:p>
          </table:table-cell>
          <table:table-cell table:style-name="Таблица1.A1" office:value-type="string">
            <text:p text:style-name="P294">логический, <text:span text:style-name="T742">целый</text:span></text:p>
          </table:table-cell>
          <table:table-cell table:style-name="Таблица1.A1" office:value-type="string">
            <text:p text:style-name="P293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296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0">&amp;</text:p>
          </table:table-cell>
          <table:table-cell table:style-name="Таблица1.A1" office:value-type="string">
            <text:p text:style-name="P298">Побитовое И</text:p>
          </table:table-cell>
          <table:table-cell table:style-name="Таблица1.A1" office:value-type="string">
            <text:p text:style-name="P298">целые</text:p>
          </table:table-cell>
          <table:table-cell table:style-name="Таблица1.A1" office:value-type="string">
            <text:p text:style-name="P298">целое</text:p>
          </table:table-cell>
          <table:table-cell table:style-name="Таблица1.A1" office:value-type="string">
            <text:p text:style-name="P299">4</text:p>
          </table:table-cell>
        </table:table-row>
        <table:table-row>
          <table:table-cell table:style-name="Таблица1.A2" office:value-type="string">
            <text:p text:style-name="P300">|</text:p>
          </table:table-cell>
          <table:table-cell table:style-name="Таблица1.A1" office:value-type="string">
            <text:p text:style-name="P298">Побитовое ИЛИ</text:p>
          </table:table-cell>
          <table:table-cell table:style-name="Таблица1.A1" office:value-type="string">
            <text:p text:style-name="P298">целые</text:p>
          </table:table-cell>
          <table:table-cell table:style-name="Таблица1.A1" office:value-type="string">
            <text:p text:style-name="P298">целое</text:p>
          </table:table-cell>
          <table:table-cell table:style-name="Таблица1.A1" office:value-type="string">
            <text:p text:style-name="P299">5</text:p>
          </table:table-cell>
        </table:table-row>
        <table:table-row>
          <table:table-cell table:style-name="Таблица1.A2" office:value-type="string">
            <text:p text:style-name="P300">~</text:p>
          </table:table-cell>
          <table:table-cell table:style-name="Таблица1.A1" office:value-type="string">
            <text:p text:style-name="P298">Побитовое Искл. ИЛИ</text:p>
          </table:table-cell>
          <table:table-cell table:style-name="Таблица1.A1" office:value-type="string">
            <text:p text:style-name="P298">целые</text:p>
          </table:table-cell>
          <table:table-cell table:style-name="Таблица1.A1" office:value-type="string">
            <text:p text:style-name="P298">целое</text:p>
          </table:table-cell>
          <table:table-cell table:style-name="Таблица1.A1" office:value-type="string">
            <text:p text:style-name="P299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299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5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5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45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45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9</text:p>
          </table:table-cell>
        </table:table-row>
        <table:table-row>
          <table:table-cell table:style-name="Таблица1.A2" office:value-type="string">
            <text:p text:style-name="P3">~<text:span text:style-name="T747">~</text:span></text:p>
          </table:table-cell>
          <table:table-cell table:style-name="Таблица1.A1" office:value-type="string">
            <text:p text:style-name="P4"><text:span text:style-name="T745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9</text:p>
          </table:table-cell>
        </table:table-row>
      </table:table>
      <text:h text:style-name="P523" text:outline-level="1" text:is-list-header="true">Инструкции</text:h>
      <text:h text:style-name="Heading_20_2" text:outline-level="2">Знак «;»</text:h>
      <text:p text:style-name="P484"><text:span text:style-name="T1325">После каждой инструкции</text:span> <text:span text:style-name="T1316">в языке Клаус </text:span><text:span text:style-name="T1325">требуется</text:span> знак «<text:span text:style-name="Source_20_Text">;</text:span>» <text:span text:style-name="T1326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5">Знак «<text:span text:style-name="Source_20_Text">;</text:span>» не допускается:</text:p>
      <text:list xml:id="list2646174478" text:style-name="L12">
        <text:list-item>
          <text:p text:style-name="P634"><text:span text:style-name="T1327">в</text:span><text:span text:style-name="T1314"> условном ветвлении перед ключевым словом </text:span><text:span text:style-name="Source_20_Text"><text:span text:style-name="T1314">иначе</text:span></text:span><text:span text:style-name="T1314">, если оно есть;</text:span></text:p>
        </text:list-item>
        <text:list-item>
          <text:p text:style-name="P635"><text:span text:style-name="T1327">в</text:span> цикле с постусловием перед ключевым словом <text:span text:style-name="Source_20_Text">пока</text:span>.</text:p>
        </text:list-item>
      </text:list>
      <text:p text:style-name="P485">Во всех остальных случаях знак «<text:span text:style-name="Source_20_Text">;</text:span>» требуется после каждой инструкции, <text:span text:style-name="T1315">за исключением окончания тела основной программы, где требуется знак «</text:span><text:span text:style-name="Source_20_Text"><text:span text:style-name="T1315">.</text:span></text:span><text:span text:style-name="T1315">» </text:span><text:span text:style-name="T1326">(точка)</text:span>.</text:p>
      <text:h text:style-name="P529" text:outline-level="2"><text:span text:style-name="T1199">П</text:span>устая инструкция</text:h>
      <text:p text:style-name="P209">Пустая инструкция записывается ключевым словом <text:span text:style-name="Source_20_Text"><text:span text:style-name="T824">ничего</text:span></text:span><text:span text:style-name="T1297">:</text:span></text:p>
      <text:p text:style-name="Исходный_20_код"><text:span text:style-name="T542">начало</text:span><text:line-break/> <text:s text:c="3"/>ничего;<text:line-break/><text:span text:style-name="T542">окончание;</text:span></text:p>
      <text:p text:style-name="P209"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220"><text:span text:style-name="T543">начало</text:span><text:line-break/> <text:s text:c="3"/>если всёХорошо то ничего<text:line-break/> <text:s text:c="3"/>иначе <text:span text:style-name="T1266">сообщить</text:span>("Что-то пошло не так!");<text:line-break/><text:span text:style-name="T543">окончание;</text:span></text:p>
      <text:h text:style-name="P530" text:outline-level="2"><text:soft-page-break/><text:span text:style-name="T1245">П</text:span>рисваивани<text:span text:style-name="T1245">е</text:span>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542" text:outline-level="3"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</text:span><text:span text:style-name="T1328">совместимого</text:span><text:span text:style-name="T76">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43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1">Вычислить <text:span text:style-name="T1329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1">Вычислить <text:span text:style-name="T1329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1">Вычислить <text:span text:style-name="T1329">побитовое «</text:span>Искл<text:span text:style-name="T1329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30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31">Г |= 8; // устанавливает единицу в </text:span><text:span text:style-name="T1339">3-</text:span><text:span text:style-name="T1332">м</text:span><text:span text:style-name="T1331"> </text:span><text:span text:style-name="T1338">(считая от 0) </text:span><text:span text:style-name="T1331">бите переменной Г</text:span></text:p>
      <text:p text:style-name="P9">окончание;</text:p>
      <text:h text:style-name="P542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1469176131" text:style-name="L13">
        <text:list-item>
          <text:p text:style-name="P636">Строковой переменной может быть присвоено символьное значение, но не наоборот;</text:p>
        </text:list-item>
        <text:list-item>
          <text:p text:style-name="P636">Дробной переменной может быть присвоено целое значение, но не наоборот;</text:p>
        </text:list-item>
        <text:list-item>
          <text:p text:style-name="P636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1822218685" text:style-name="L14">
        <text:list-item>
          <text:p text:style-name="P637">Массиву может быть присвоен массив, состоящий из элементов совместимого типа;</text:p>
        </text:list-item>
        <text:list-item>
          <text:p text:style-name="P637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37"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42" text:outline-level="3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<text:soft-page-break/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245">В</text:span>ызов подпрограммы</text:h>
      <text:p text:style-name="P210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;</text:p>
      <text:p text:style-name="P211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;</text:p>
      <text:p text:style-name="P212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;</text:p>
      <text:h text:style-name="Heading_20_2" text:outline-level="2"><text:span text:style-name="T1246">З</text:span>авершени<text:span text:style-name="T1247">е</text:span> программы</text:h>
      <text:p text:style-name="P213">Для завершения работы программы используется инструкция <text:span text:style-name="Source_20_Text"><text:span text:style-name="T1340">завершить</text:span></text:span>:</text:p>
      <text:p text:style-name="Исходный_20_код">завершить &lt;код&gt;;</text:p>
      <text:p text:style-name="P213"><text:soft-page-break/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4"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64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5">завершить</text:span></text:span><text:span text:style-name="T553">, то код завершения по умолчанию будет равен нулю.</text:span></text:p>
      <text:p text:style-name="P215">Инструкция <text:span text:style-name="Source_20_Text"><text:span text:style-name="T800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0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26">завершить</text:span></text:span><text:span text:style-name="T555"> вызвала исключение.</text:span></text:p>
      <text:h text:style-name="Heading_20_2" text:outline-level="2"><text:span text:style-name="T1248">В</text:span>озврат <text:span text:style-name="T571">из подпрограммы</text:span></text:h>
      <text:p text:style-name="P482">Инструкция возврата используется для <text:span text:style-name="T1341">возврата из</text:span>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483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307">функции</text:span>.</text:p>
      <text:p text:style-name="P490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490"/>
      <text:p text:style-name="P491">процедура мояПроцедура();<text:line-break/><text:span text:style-name="T558">начало<text:line-break/> <text:s text:c="3"/>вернуться;<text:line-break/>окончание;</text:span></text:p>
      <text:p text:style-name="P218">Ключевые слова <text:span text:style-name="Source_20_Text"><text:span text:style-name="T800">вернуть</text:span></text:span> и <text:span text:style-name="Source_20_Text"><text:span text:style-name="T800">вернуться</text:span></text:span> полностью эквивалентны <text:span text:style-name="T574">и взаимозаменяемы</text:span>.</text:p>
      <text:p text:style-name="P217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27">вернуть</text:span></text:span><text:span text:style-name="T560">, то она вернёт нулевое начальное значение соответствующего типа.</text:span></text:p>
      <text:p text:style-name="P217">Для процедур <text:span text:style-name="T575">указывать </text:span>возвращаем<text:span text:style-name="T559">о</text:span>е значение не допускается.</text:p>
      <text:p text:style-name="P219">Если инструкция <text:span text:style-name="Source_20_Text"><text:span text:style-name="T800">вернуть</text:span></text:span> выполняется в теле основной программы, то она работает в точности так же, как инструкция <text:span text:style-name="Source_20_Text"><text:span text:style-name="T800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6">Если инструкция <text:span text:style-name="Source_20_Text"><text:span text:style-name="T828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29">вернуть</text:span></text:span><text:span text:style-name="T555"> вызвала исключение.</text:span></text:p>
      <text:h text:style-name="Heading_20_2" text:outline-level="2"><text:span text:style-name="T1200">С</text:span>оставной блок инструкций</text:h>
      <text:p text:style-name="P221">Составной блок<text:span text:style-name="T585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9">я</text:span><text:span text:style-name="T599">ет</text:span> средства для обработки исключений.</text:p>
      <text:p text:style-name="P222">Составной блок начинается ключевым словом <text:span text:style-name="Source_20_Text"><text:span text:style-name="T800">начало</text:span></text:span> и заканчивается словом <text:span text:style-name="Source_20_Text"><text:span text:style-name="T800">конец</text:span></text:span> или <text:span text:style-name="Source_20_Text"><text:span text:style-name="T800">окончание</text:span></text:span>. <text:span text:style-name="T580">Ключевые с</text:span><text:span text:style-name="T576">лова </text:span><text:span text:style-name="Source_20_Text"><text:span text:style-name="T830">конец</text:span></text:span><text:span text:style-name="T576"> и </text:span><text:span text:style-name="Source_20_Text"><text:span text:style-name="T830">окончание</text:span></text:span><text:span text:style-name="T576"> полностью эквивалентны и взаимозаменяемы. </text:span><text:span text:style-name="T577">Между началом и </text:span><text:soft-page-break/><text:span text:style-name="T577">окончанием блока мо</text:span><text:span text:style-name="T581">жет</text:span><text:span text:style-name="T577"> находиться </text:span><text:span text:style-name="T1006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08">ые</text:span><text:span text:style-name="T577"> составны</text:span><text:span text:style-name="T1008">е</text:span><text:span text:style-name="T577"> блок</text:span><text:span text:style-name="T1008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;</text:span></text:p>
      <text:p text:style-name="P223">Составной блок может применяться во всех случаях, когда синтаксис языка требует наличия ровно одной инструкции, <text:span text:style-name="T1342">а фактически их требуется несколько</text:span> — в условных ветвлениях, в циклах, в <text:span text:style-name="T1333">инструкции</text:span>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pan text:style-name="T582">если А &gt; Б то </text:span>чтоТоОдно()<text:line-break/>иначе чтоТоДругое();</text:p>
      <text:p text:style-name="Исходный_20_код"/>
      <text:p text:style-name="P224"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5">Инструкции в теле составного блока выполняются по порядку <text:span text:style-name="T760">одна за другой</text:span>. Если при выполнении<text:span text:style-name="T588"> </text:span><text:span text:style-name="T1308">некоторой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26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0">исключение</text:span></text:span> или <text:span text:style-name="Source_20_Text"><text:span text:style-name="T800">исключения</text:span></text:span>.</text:p>
      <text:p text:style-name="P227">начало<text:line-break/> <text:s text:c="3"/><text:span text:style-name="T1335">выполнитьОдно</text:span>();<text:line-break/> <text:s text:c="3"/>выполнить<text:span text:style-name="T1335">Второе</text:span>();<text:line-break/> <text:s text:c="3"/><text:span text:style-name="T1335">выполнитьТретье</text:span><text:span text:style-name="T1334">();<text:line-break/></text:span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29">Если блок не имеет секции обработки исключений, то возникшее исключение всплывает в объемлющий блок, имеющий такую секцию — <text:span text:style-name="T602">в т. ч., возможно, за предел</text:span><text:span text:style-name="T634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28">Секция обработки исключений может быть простой или детализированной.</text:p>
      <text:p text:style-name="P228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6">любое </text:span>исключение считается подавленным, <text:span text:style-name="T635">если его всплытие не было возобновлено</text:span>.</text:p>
      <text:p text:style-name="P230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0">бросить</text:span></text:span>.</text:p>
      <text:p text:style-name="P231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0">когда.</text:span></text:span><text:span text:style-name="Source_20_Text"><text:span text:style-name="T14">..</text:span></text:span><text:span text:style-name="Source_20_Text"><text:span text:style-name="T800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<text:soft-page-break/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1">ое</text:span><text:span text:style-name="T593"> тогда сообщить("Какая-то неожиданная ошибка!");</text:span><text:line-break/>конец;</text:p>
      <text:p text:style-name="P234"><text:span text:style-name="T637">Составной б</text:span>лок может заканчиваться секцией гарантированного завершения.</text:p>
      <text:p text:style-name="P232"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6">Также управление передаётся в эту секцию при выходе из блока инструкциями </text:span><text:span text:style-name="Source_20_Text"><text:span text:style-name="T831">прервать</text:span></text:span><text:span text:style-name="T596">, </text:span><text:span text:style-name="Source_20_Text"><text:span text:style-name="T831">продолжить</text:span></text:span><text:span text:style-name="T596">, </text:span><text:span text:style-name="Source_20_Text"><text:span text:style-name="T831">вернуть</text:span></text:span><text:span text:style-name="T596"> и </text:span><text:span text:style-name="Source_20_Text"><text:span text:style-name="T831">завершить</text:span></text:span><text:span text:style-name="T596">.</text:span></text:p>
      <text:p text:style-name="P233">Секция гарантированного завершения начинается ключевым словом <text:span text:style-name="Source_20_Text"><text:span text:style-name="T800">напоследок</text:span></text:span>. Эта секция должна располагаться в конце блока, после основной секции и секции обработки исключений.</text:p>
      <text:p text:style-name="P237"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3"><text:s text:c="4"/><text:span text:style-name="T598">вернуть 0;</text:span></text:p>
      <text:p text:style-name="P245">исключение</text:p>
      <text:p text:style-name="P243"><text:s text:c="4"/><text:span text:style-name="T638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Heading_20_2" text:outline-level="2"><text:span text:style-name="T1249">П</text:span>ерехват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4">(т. е., после ключевого слова </text:span><text:span text:style-name="Source_20_Text"><text:span text:style-name="T832">исключение</text:span></text:span><text:span text:style-name="T12">)</text:span><text:span text:style-name="T624"> </text:span>и не может соседствовать в н<text:span text:style-name="T625">ей</text:span> с какими-то <text:span text:style-name="T630">ещё</text:span> инструкциями, кроме <text:span text:style-name="T630">других </text:span>инструкций перехвата.</text:p>
      <text:p text:style-name="P235">Инструкция начинается ключевым словом <text:span text:style-name="Source_20_Text"><text:span text:style-name="T800">когда</text:span></text:span>, за которым следует одно из трёх:</text:p>
      <text:list xml:id="list1959032004" text:style-name="L15">
        <text:list-item>
          <text:p text:style-name="P638"><text:span text:style-name="T1347">о</text:span><text:span text:style-name="T1336">дно или несколько</text:span> имён исключений через запятую;</text:p>
        </text:list-item>
        <text:list-item>
          <text:p text:style-name="P638"><text:span text:style-name="T1347">о</text:span>пределение переменной исключения;</text:p>
        </text:list-item>
        <text:list-item>
          <text:p text:style-name="P638"><text:span text:style-name="T1347">к</text:span>лючевое слово <text:span text:style-name="Source_20_Text"><text:span text:style-name="T800">любое</text:span></text:span> (или <text:span text:style-name="Source_20_Text"><text:span text:style-name="T800">любой</text:span></text:span>, <text:span text:style-name="Source_20_Text"><text:span text:style-name="T800">любая</text:span></text:span>).</text:p>
        </text:list-item>
      </text:list>
      <text:p text:style-name="P236">Далее следует ключевое слово <text:span text:style-name="Source_20_Text"><text:span text:style-name="T800">тогда</text:span></text:span>, а за ним тело инструкции <text:span text:style-name="T610">перехвата</text:span> — ровно одна инструкция <text:span text:style-name="T1337">(в т. ч., возможно, составной блок)</text:span>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/text:p>
      <text:p text:style-name="P236"><text:span text:style-name="T611">Чтобы просто подавить исключение, телом инструкции перехвата может быть инструкция </text:span><text:span text:style-name="Source_20_Text"><text:span text:style-name="T833">ничего</text:span></text:span><text:span text:style-name="T611">. </text:span><text:span text:style-name="T619">Чтобы возобновить всплытие </text:span><text:span text:style-name="T631">перехваченного</text:span><text:span text:style-name="T619"> исключения, используется инструкция </text:span><text:span text:style-name="Source_20_Text"><text:span text:style-name="T834">бросить</text:span></text:span><text:span text:style-name="T619">.</text:span></text:p>
      <text:p text:style-name="P238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38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38"><text:s text:c="8"/><text:span text:style-name="T606">бросить;</text:span></text:p>
      <text:p text:style-name="P239"><text:soft-page-break/><text:s text:c="4"/><text:span text:style-name="T606">конец;</text:span></text:p>
      <text:p text:style-name="P239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P242"><text:span text:style-name="T76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0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3">Если в инструкции перехвата не объявлена переменная, а перечислены одно или несколько имён исключений, то тело <text:span text:style-name="T633">инструкции</text:span> выполняется при возникновении любого из них. <text:span text:style-name="T632">П</text:span>ри этом <text:span text:style-name="T632">можно</text:span> узнать, какое именно из исключений возникло, <text:span text:style-name="T632">и получить текст сообщения об ошибке вызовом функций </text:span><text:span text:style-name="Source_20_Text"><text:span text:style-name="T835">имя_исключения()</text:span></text:span><text:span text:style-name="T632"> и </text:span><text:span text:style-name="Source_20_Text"><text:span text:style-name="T835">текст_исключения()</text:span></text:span><text:span text:style-name="T632">, но нет возможности</text:span> модифицировать <text:span text:style-name="T632">текст или </text:span>параметры <text:span text:style-name="T632">исключения</text:span>.</text:p>
      <text:p text:style-name="P240">Для <text:span text:style-name="T621">доступа к параметрам исключения нужно объявить переменную — </text:span>указать <text:span text:style-name="T621">её имя </text:span>после ключевого слова <text:span text:style-name="Source_20_Text"><text:span text:style-name="T800">когда</text:span></text:span> и отделить двоеточием от имени исключения. Такая инструкция может перехватывать только од<text:span text:style-name="T622">и</text:span><text:span text:style-name="T623">н</text:span><text:span text:style-name="T622"> вид</text:span> исключени<text:span text:style-name="T622">я</text:span>.</text:p>
      <text:p text:style-name="P241">Переменная представляет собой структуру, которая содержит:</text:p>
      <text:list xml:id="list3967957892" text:style-name="L16">
        <text:list-item>
          <text:p text:style-name="P640">Поле <text:span text:style-name="Source_20_Text"><text:span text:style-name="T800">текст</text:span></text:span> строкового типа, содержащее текст сообщения об ошибке;</text:p>
        </text:list-item>
        <text:list-item>
          <text:p text:style-name="P639"><text:span text:style-name="T620">Поля простых типов, соответствующие параметрам </text:span><text:span text:style-name="T626">в определении </text:span><text:span text:style-name="T620">исключения.</text:span></text:p>
        </text:list-item>
      </text:list>
      <text:p text:style-name="Text_20_body">Эти поля получают <text:span text:style-name="T626">свои </text:span>значения при создании исключения <text:span text:style-name="T626">и могут быть изменены </text:span><text:span text:style-name="T627">при его перехвате. Следует иметь в виду, что если текст сообщения </text:span><text:span text:style-name="T956">об ошибке </text:span><text:span text:style-name="T627">содержал спецификаторы вида </text:span><text:span text:style-name="Source_20_Text"><text:span text:style-name="T801">%(</text:span></text:span><text:span text:style-name="Source_20_Text"><text:span text:style-name="T871">имя</text:span></text:span><text:span text:style-name="Source_20_Text"><text:span text:style-name="T801">)</text:span></text:span><text:span text:style-name="T627">, то в момент перехвата поле </text:span><text:span text:style-name="Source_20_Text"><text:span text:style-name="T801">текст</text:span></text:span><text:span text:style-name="T627"> </text:span><text:span text:style-name="T628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3">формированию</text:span><text:span text:style-name="T628"> текста сообщения </text:span><text:span text:style-name="T629">об ошибке; </text:span><text:span text:style-name="T764">для того, чтобы изменить текст сообщения, нужно присвоить новое значение полю </text:span><text:span text:style-name="Source_20_Text"><text:span text:style-name="T802">текст</text:span></text:span><text:span text:style-name="T628">.</text:span></text:p>
      <text:p text:style-name="P334">Модификация <text:span text:style-name="T1348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0">бросить</text:span></text:span>.</text:p>
      <text:h text:style-name="Heading_20_2" text:outline-level="2"><text:span text:style-name="T1250">С</text:span>оздани<text:span text:style-name="T1250">е</text:span> исключения</text:h>
      <text:p text:style-name="P335"><text:span text:style-name="T955">Эта и</text:span>нструкция применяется для того, чтобы прервать последовательно<text:span text:style-name="T1305">сть</text:span> выполнени<text:span text:style-name="T1305">я</text:span> и создать всплывающее исключение.</text:p>
      <text:p text:style-name="P480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36"><text:span text:style-name="T1302">Инструкции, следующие </text:span><text:span text:style-name="T1303">после</text:span><text:span text:style-name="T1302"> инструкци</text:span><text:span text:style-name="T1303">и</text:span><text:span text:style-name="T1302"> </text:span><text:span text:style-name="Source_20_Text"><text:span text:style-name="T1302">ошибка</text:span></text:span><text:span text:style-name="T1302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301">завершено</text:span> с кодом -1.</text:p>
      <text:p text:style-name="P340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37"><text:soft-page-break/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38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8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Воссоздание исключения</text:h>
      <text:p text:style-name="P479">Эта инструкция <text:span text:style-name="T1298">записывается ключевым словом </text:span><text:span text:style-name="Source_20_Text"><text:span text:style-name="T1298">бросить</text:span></text:span><text:span text:style-name="T1298">. Её можно применять только в </text:span><text:span text:style-name="T1343">секции обработки исключений составного блока</text:span><text:span text:style-name="T1298">: она прерывает </text:span><text:span text:style-name="T1299">последовательно</text:span><text:span text:style-name="T1304">сть</text:span><text:span text:style-name="T1299"> выполнени</text:span><text:span text:style-name="T1304">я</text:span><text:span text:style-name="T1299"> и воссоздаёт то же самое исключение, которое </text:span><text:span text:style-name="T1344">привело к передаче управления в </text:span><text:span text:style-name="T1345">данную </text:span><text:span text:style-name="T1344">секцию обработки исключений</text:span><text:span text:style-name="T1299">.</text:span></text:p>
      <text:p text:style-name="P479"><text:span text:style-name="T1300">Инструкции, следующие после инструкции </text:span><text:span text:style-name="Source_20_Text"><text:span text:style-name="T1300">бросить</text:span></text:span><text:span text:style-name="T1300">, не выполняются. Вместо этого управление передаётся в </text:span><text:span text:style-name="T1349">секцию обработки исключений, расположенную в </text:span><text:span text:style-name="T1300">ближайш</text:span><text:span text:style-name="T1349">ем</text:span><text:span text:style-name="T1300"> объемлющ</text:span><text:span text:style-name="T1349">ем</text:span><text:span text:style-name="T1300"> составно</text:span><text:span text:style-name="T1349">м</text:span><text:span text:style-name="T1300"> блок</text:span><text:span text:style-name="T1349">е</text:span><text:span text:style-name="T1300">. </text:span><text:span text:style-name="T1306">Е</text:span><text:span text:style-name="T1300">сли такой блок <text:s/>отсутствует, </text:span><text:span text:style-name="T1306">выполнение </text:span><text:span text:style-name="T1300">программ</text:span><text:span text:style-name="T1306">ы</text:span><text:span text:style-name="T1300"> </text:span><text:span text:style-name="T1306">будет </text:span><text:span text:style-name="T1300">заверш</text:span><text:span text:style-name="T1306">ено</text:span><text:span text:style-name="T1300"> с кодом -1.</text:span></text:p>
      <text:p text:style-name="P481">Если параметры исключения или текст сообщения об ошибке были модифицированы в <text:span text:style-name="T1346">секции обработки исключений</text:span>, то исключение будет воссоздано с новыми значениями.</text:p>
      <text:h text:style-name="Heading_20_2" text:outline-level="2"><text:span text:style-name="T1251">У</text:span><text:span text:style-name="T1201">словно</text:span><text:span text:style-name="T1251">е</text:span><text:span text:style-name="T1201"> </text:span>ветвлени<text:span text:style-name="T1251">е</text:span></text:h>
      <text:p text:style-name="P444">Эта инструкция применяется для выполнения тех или иных действий в зависимости от некоторого условия.</text:p>
      <text:p text:style-name="P444">Инструкция начинается ключевым словом <text:span text:style-name="Source_20_Text">если</text:span>, после которого должно быть указано <text:span text:style-name="T1202">условие — </text:span><text:span text:style-name="T1206">значение или </text:span>выражение логического типа. <text:span text:style-name="T1202">Далее следует ключевое слово </text:span><text:span text:style-name="Source_20_Text"><text:span text:style-name="T1202">то</text:span></text:span><text:span text:style-name="T1202">, а за ним — ровно одна инструкция, которая будет выполнена в том случае, если указанное условие имеет истинное значение.</text:span></text:p>
      <text:p text:style-name="P445">Далее может следовать знак «<text:span text:style-name="Source_20_Text">;</text:span>», либо ключевое слово <text:span text:style-name="Source_20_Text">иначе</text:span>, <text:span text:style-name="T1204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6">В обоих случаях ровно одна инструкция может представлять собой составной блок, содержащий сколько угодно инструкций.</text:p>
      <text:p text:style-name="P448"><text:span text:style-name="T1203">н</text:span>ачало<text:line-break/> <text:s text:c="3"/><text:span text:style-name="T1203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07">начало</text:span><text:span text:style-name="T1203"><text:line-break/> <text:s text:c="7"/>вывести("Н больше или равно М");<text:line-break/> <text:s text:c="7"/></text:span><text:span text:style-name="T1207">если Н &gt; М то вывести("Всё-таки больше");</text:span><text:span text:style-name="T1203"><text:line-break/> <text:s text:c="3"/></text:span><text:span text:style-name="T1207">конец;</text:span><text:line-break/>конец;</text:p>
      <text:p text:style-name="Text_20_body">Если требуется <text:span text:style-name="T1205">перебрать несколько условий подряд, то инструкции ветвления можно располагать друг за другом:</text:span></text:p>
      <text:p text:style-name="P449">начало<text:line-break/> <text:s text:c="3"/><text:span text:style-name="T1205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7"><text:soft-page-break/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7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252">М</text:span>ноговариантн<text:span text:style-name="T1252">ый</text:span> выбор</text:h>
      <text:p text:style-name="P450">Эта инструкция применяется для выполнения <text:span text:style-name="T1239">тех или иных</text:span> действий в зависимости от выбора значения из нескольких предусмотренных вариантов.</text:p>
      <text:p text:style-name="P450">Инструкция начинается <text:span text:style-name="T1240">ключевым </text:span>словом <text:span text:style-name="Source_20_Text">выбор</text:span>, за которым следует <text:span text:style-name="T1211">ключевое значение — буквальное </text:span>значение или выражение любого простого типа. Далее следует слово <text:span text:style-name="Source_20_Text">из</text:span>, затем тело инструкции <text:span text:style-name="T1309">и</text:span> слово <text:span text:style-name="Source_20_Text">окончание</text:span>.</text:p>
      <text:p text:style-name="P45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5">а</text:span> <text:span text:style-name="T1210">за ним ровно одна инструкция </text:span><text:span text:style-name="T1215">и знак «</text:span><text:span text:style-name="Source_20_Text"><text:span text:style-name="T1215">;</text:span></text:span><text:span text:style-name="T1215">».</text:span><text:span text:style-name="T1210"> </text:span><text:span text:style-name="T1215">Эта инструкция </text:span><text:span text:style-name="T1210">будет выполнена в том случае, если </text:span><text:span text:style-name="T1215">данный</text:span><text:span text:style-name="T1210"> вариант выбора окажется подходящим. </text:span><text:span text:style-name="T1215">Она</text:span><text:span text:style-name="T1212"> может представлять собой составной блок, содержащий сколько угодно инструкций.</text:span></text:p>
      <text:p text:style-name="P452">Перечень подходящих значений может состоять из буквальных значений или выражений, вычислимых на этапе компиляции — т. е., в качестве операндов <text:span text:style-name="T1213">этих </text:span>выражений могут использоваться только буквальные значения и константы, а переменные и вызовы функций не допускаются. Типы перечисленных значений должны точно соответствовать типу ключевого значения.</text:p>
      <text:p text:style-name="P452">Вариант выбора считается подходящим, <text:span text:style-name="T1214">если ключевое значение точно совпадает с одним из значений, перечисленных в описателе варианта. Тело инструкции выбора не может содержать нескольких описателей с совпадающими значениями.</text:span></text:p>
      <text:p text:style-name="P45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41">выше </text:span><text:span text:style-name="T1216">не нашлось никакого другого подходящего </text:span><text:span text:style-name="T1217">описателя</text:span>.</text:p>
      <text:p text:style-name="P460"><text:span text:style-name="T1208">программа Пример;</text:span><text:line-break/>переменная<text:line-break/> <text:s text:c="3"/>имя: строка;<text:line-break/><text:span text:style-name="T1208">начало<text:line-break/> <text:s text:c="3"/></text:span><text:span text:style-name="T1267">сообщить</text:span><text:span text:style-name="T1208">("Введите имя: ");<text:line-break/> <text:s text:c="3"/>ввести(имя);</text:span><text:line-break/> <text:s text:c="3"/>выбор <text:span text:style-name="T1208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9">Оля", "</text:span><text:span text:style-name="T1242">Д</text:span><text:span text:style-name="T1209">аша", "Вика</text:span><text:span text:style-name="T1208">": </text:span><text:span text:style-name="T1209">вывести("Узнаю сестрёнку!");<text:line-break/> <text:s text:c="7"/>"</text:span><text:span text:style-name="T1243">Таня</text:span><text:span text:style-name="T1209">": </text:span><text:span text:style-name="T1243">вывести("Привет, Таня :)");</text:span><text:span text:style-name="T1208"><text:line-break/> <text:s text:c="7"/>иначе вывести("Что-то не узнаю...");<text:line-break/> <text:s text:c="3"/>конец;<text:line-break/>окончание.</text:span></text:p>
      <text:p text:style-name="P454"><text:span text:style-name="T195">Примечание:</text:span> следует быть осторожным при использовании этой инструкции с ключевым значением дробного типа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 Использование дробных ключевых значений не запрещено синтаксисом, но настоятельно не рекомендуется.</text:p>
      <text:h text:style-name="Heading_20_2" text:outline-level="2"><text:span text:style-name="T1253">Ц</text:span>икл по счётчику</text:h>
      <text:p text:style-name="P455">Эта инструкция предназначена для выполнения <text:span text:style-name="T1254">одних и тех же</text:span> действий <text:span text:style-name="T1224">несколько раз. Количество повторений (итераций) </text:span><text:span text:style-name="T1231">цикла </text:span><text:span text:style-name="T1224">вычисляется заранее</text:span>.</text:p>
      <text:p text:style-name="P455"><text:soft-page-break/><text:span text:style-name="T1218">Инструкция начинается ключевым словом </text:span><text:span text:style-name="Source_20_Text"><text:span text:style-name="T1218">для</text:span></text:span><text:span text:style-name="T1218">, за которым следует имя переменной — счётчика цикла.</text:span> <text:span text:style-name="T1218">Далее следует слово </text:span><text:span text:style-name="Source_20_Text"><text:span text:style-name="T1218">от</text:span></text:span><text:span text:style-name="T1218">, за ним выражение, определяющее начальное значение счётчика, а затем слово </text:span><text:span text:style-name="Source_20_Text"><text:span text:style-name="T1218">до</text:span></text:span><text:span text:style-name="T1218"> и выражение, определяющее конечное значение счётчика. </text:span><text:span text:style-name="T1219">После этого следует слово </text:span><text:span text:style-name="Source_20_Text"><text:span text:style-name="T1219">цикл</text:span></text:span><text:span text:style-name="T1219"> </text:span><text:span text:style-name="T1311">и</text:span><text:span text:style-name="T1219"> ровно одна инструкция, составляющая тело цикла. </text:span><text:span text:style-name="T1222">Тело цикла</text:span><text:span text:style-name="T1220"> может </text:span><text:span text:style-name="T1310">быть</text:span><text:span text:style-name="T1220"> составн</text:span><text:span text:style-name="T1310">ым</text:span><text:span text:style-name="T1220"> блок</text:span><text:span text:style-name="T1310">ом</text:span><text:span text:style-name="T1220">, содержащи</text:span><text:span text:style-name="T1310">м</text:span><text:span text:style-name="T1220"> сколько угодно инструкций. </text:span><text:span text:style-name="T1225">Перед словом </text:span><text:span text:style-name="Source_20_Text"><text:span text:style-name="T1225">цикл</text:span></text:span><text:span text:style-name="T1225"> допускается слово </text:span><text:span text:style-name="Source_20_Text"><text:span text:style-name="T1225">обратный</text:span></text:span><text:span text:style-name="T1225">.</text:span></text:p>
      <text:p text:style-name="P456"><text:span text:style-name="T1234">Счётчиком цикла может быть</text:span> только локальная переменная целого типа — <text:span text:style-name="T1223">она должна быть объявлена в разделе определений той программы или подпрограммы, в теле которой выполняется цикл. В</text:span><text:span text:style-name="T1221">ыражения начального и конечного значения </text:span><text:span text:style-name="T1224">счётчика </text:span><text:span text:style-name="T1221">также должны возвращать целое</text:span>. <text:span text:style-name="T1221">Значения этих выражений вычисляются один раз перед первой итерацией цикла. </text:span><text:span text:style-name="T1235">И</text:span><text:span text:style-name="T1221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61"><text:span text:style-name="T1224">п</text:span>рограмма Пример;<text:line-break/><text:span text:style-name="T1224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32">до 0 обратный </text:span><text:span text:style-name="T1224">цикл начало</text:span></text:p>
      <text:p text:style-name="P461"><text:span text:style-name="T1224"><text:s text:c="8"/>цвет</text:span><text:span text:style-name="T1233">Фона</text:span><text:span text:style-name="T1224">(цвета[ц]);<text:line-break/> <text:s text:c="7"/>вывести("Цв", строка(ц));<text:line-break/> <text:s text:c="3"/>конец;<text:line-break/>окончание.</text:span></text:p>
      <text:p text:style-name="P457">Перед первой итерацией счётчику цикла присваивается начальное значение. <text:span text:style-name="T1236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7">Значение переменной-счётчика цикла можно менять в теле цикла, но это не приведёт изменению количества итераций. <text:span text:style-name="T1237">Переменная-с</text:span>чётчик сохранит присвоенное е<text:span text:style-name="T1237">й</text:span> значение до конца текущей итерации, после чего е<text:span text:style-name="T1237">й</text:span> будет присвоено <text:span text:style-name="T1226">следующее заранее вычисленное значение, так что на входе в следующую итерацию </text:span><text:span text:style-name="T1238">цикла </text:span><text:span text:style-name="T1226">счётчик будет иметь значение на 1 большее, чем на входе в </text:span><text:span text:style-name="T1227">нынешнюю</text:span><text:span text:style-name="T1226">.</text:span></text:p>
      <text:p text:style-name="P458">Если начальное значение счётчика больше конечного, тело цикла не будет выполнено ни <text:span text:style-name="T1228">разу</text:span>.</text:p>
      <text:p text:style-name="P45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9">при том условии, что счётчик </text:span><text:span text:style-name="T1230">ещё </text:span><text:span text:style-name="T1229">не </text:span><text:span text:style-name="T1244">равен</text:span><text:span text:style-name="T1229"> конечно</text:span><text:span text:style-name="T1244">му</text:span><text:span text:style-name="T1229"> значени</text:span><text:span text:style-name="T1244">ю</text:span>.</text:p>
      <text:h text:style-name="Heading_20_2" text:outline-level="2">Цикл по набору <text:span text:style-name="T1254">данных</text:span></text:h>
      <text:p text:style-name="P465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64">набора </text:span><text:span text:style-name="T1280">данных</text:span><text:span text:style-name="T1264"> </text:span>является каждый символ в строке.</text:p>
      <text:p text:style-name="P466">Инструкция начинается ключевыми словами <text:span text:style-name="Source_20_Text">для каждого</text:span>, за которыми следует имя переменной-<text:span text:style-name="T1282">итератора</text:span>. <text:span text:style-name="T1282">П</text:span>еременная-<text:span text:style-name="T1282">итератор</text:span> должна быть объявлена в локальной области видимости — т. е., <text:span text:style-name="T1223">в разделе определений той программы или подпрограммы, в теле которой выполняется цикл.</text:span></text:p>
      <text:p text:style-name="P467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83">стартовую </text:span><text:span text:style-name="T1263">позицию </text:span><text:span text:style-name="T1283">итератора</text:span><text:span text:style-name="T1263"> в наборе данных</text:span>.</text:p>
      <text:p text:style-name="P467"><text:soft-page-break/>Затем следует слово <text:span text:style-name="Source_20_Text">цикл</text:span> <text:span text:style-name="T1312">и </text:span>ровно одна инструкция, составляющая тело цикла. <text:span text:style-name="T1222">Тело цикла</text:span><text:span text:style-name="T1220"> может </text:span><text:span text:style-name="T1312">быть </text:span><text:span text:style-name="T1220">составн</text:span><text:span text:style-name="T1312">ым</text:span><text:span text:style-name="T1220"> блок</text:span><text:span text:style-name="T1312">ом</text:span><text:span text:style-name="T1220">, содержащи</text:span><text:span text:style-name="T1313">м</text:span><text:span text:style-name="T1220"> сколько угодно инструкций. </text:span><text:span text:style-name="T1225">Перед словом </text:span><text:span text:style-name="Source_20_Text"><text:span text:style-name="T1225">цикл</text:span></text:span><text:span text:style-name="T1225"> допускается слово </text:span><text:span text:style-name="Source_20_Text"><text:span text:style-name="T1225">обратный</text:span></text:span><text:span text:style-name="T1225">.</text:span></text:p>
      <text:p text:style-name="P468">Для массивов и строк <text:span text:style-name="T1284">итератор</text:span> долж<text:span text:style-name="T1288">е</text:span>н быть цело<text:span text:style-name="T1287">численного</text:span><text:span text:style-name="T1286"> типа</text:span>. <text:span text:style-name="T1259">Для массива он </text:span>означает индекс элемента <text:span text:style-name="T1259">в массиве, а для строки — номер байта в строке, с которого начинается очередной символ</text:span>. <text:span text:style-name="T1261">Байты в строке и элементы в массиве нумеруются начиная с нуля.</text:span></text:p>
      <text:p text:style-name="P468">Для словарей тип <text:span text:style-name="T1285">итератора</text:span> должен точно соответствовать типу ключа словаря — при каждой итерации цикла этой переменной присваивается <text:span text:style-name="T1260">очередное</text:span> значение ключа.</text:p>
      <text:p text:style-name="P470"><text:span text:style-name="T1257">программа ЦиклПоСтроке;</text:span><text:line-break/>переменн<text:span text:style-name="T1265">ые</text:span><text:line-break/><text:span text:style-name="T1255"> <text:s text:c="3"/></text:span><text:span text:style-name="T1262">б</text:span><text:span text:style-name="T1255">: целое;<text:line-break/></text:span> <text:s text:c="3"/><text:span text:style-name="T1255">с: строка;<text:line-break/> <text:s text:c="3"/>смв: символ;<text:line-break/></text:span>начало<text:line-break/> <text:s text:c="3"/><text:span text:style-name="T1268">сообщить</text:span><text:span text:style-name="T1257">("Введите строку: ");<text:line-break/> <text:s text:c="3"/>ввести(с);</text:span><text:line-break/> <text:s text:c="3"/><text:span text:style-name="T1255">для каждого </text:span><text:span text:style-name="T1262">б</text:span><text:span text:style-name="T1255"> из с цикл начало<text:line-break/> <text:s text:c="7"/></text:span><text:span text:style-name="T1256">смв := симв(</text:span><text:span text:style-name="T1257">с, </text:span><text:span text:style-name="T1262">б</text:span><text:span text:style-name="T1256">);<text:line-break/> <text:s text:c="7"/></text:span><text:span text:style-name="T1257">вывести(</text:span><text:span text:style-name="T1262">б</text:span><text:span text:style-name="T1257">, ": ", смв, НС);</text:span><text:span text:style-name="T1256"><text:line-break/></text:span><text:span text:style-name="T1255"> <text:s text:c="3"/></text:span><text:span text:style-name="T1258">конец</text:span><text:span text:style-name="T1255">;</text:span><text:line-break/><text:span text:style-name="T1258">окончание.</text:span></text:p>
      <text:p text:style-name="P470"/>
      <text:p text:style-name="P471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69">сообщить</text:span>("Введите количество: ");<text:line-break/> <text:s text:c="3"/>ввести(кво);<text:line-break/> <text:s text:c="3"/><text:span text:style-name="T1270">длина(м, кво);</text:span><text:line-break/> <text:s text:c="3"/>для <text:span text:style-name="T1270">каждого и из м</text:span> цикл начало<text:line-break/> <text:s text:c="7"/><text:span text:style-name="T1270">сообщить("Введите элемент ", и, ": ");<text:line-break/> <text:s text:c="7"/></text:span><text:span text:style-name="T1271">ввести(м[и]);</text:span><text:line-break/> <text:s text:c="3"/>конец;<text:line-break/> <text:s text:c="3"/><text:span text:style-name="T1272">сообщить("Значения в обратном порядке:", </text:span><text:span text:style-name="T1273">НС</text:span><text:span text:style-name="T1272">);<text:line-break/> <text:s text:c="3"/>для каждого и из м обратный цикл вывести(м[и], НС);</text:span><text:line-break/>окончание.</text:p>
      <text:p text:style-name="P471"/>
      <text:p text:style-name="P472">программа ЦиклПоСловарю;</text:p>
      <text:p text:style-name="P472">переменные</text:p>
      <text:p text:style-name="P472"><text:s text:c="4"/>с: строка;</text:p>
      <text:p text:style-name="P472"><text:s text:c="4"/>сл: словарь строк ключ строка;</text:p>
      <text:p text:style-name="P472">начало</text:p>
      <text:p text:style-name="P472"><text:s text:c="4"/>сл["Иванов"] := "Иванов Иван Иванович";</text:p>
      <text:p text:style-name="P472"><text:s text:c="4"/>сл["Петров"] := "Петров Пётр Петрович";</text:p>
      <text:p text:style-name="P472"><text:s text:c="4"/>сл["Сидоров"] := "Сидоров Сидор Сидорович";</text:p>
      <text:p text:style-name="P472"><text:s text:c="4"/>сл["Николаев"] := "Николаев Николай Николаевич";</text:p>
      <text:p text:style-name="P472"><text:s text:c="4"/>сл["Захаров"] := "Захаров Захар Захарович";</text:p>
      <text:p text:style-name="P472"><text:s text:c="4"/>для каждой с из сл от "Н" цикл вывести(сл[с], НС);</text:p>
      <text:p text:style-name="P472">окончание.</text:p>
      <text:p text:style-name="P469">Выражение, следующее за ключевым словом <text:span text:style-name="Source_20_Text">от</text:span>, определяет тот элемент набора данных, <text:span text:style-name="T1278">с</text:span> которого начнётся цикл. <text:span text:style-name="T1291">Тип значения этого выражения должен точно соответствовать типу переменной-итератора.</text:span></text:p>
      <text:list xml:id="list978716774" text:style-name="L17">
        <text:list-item>
          <text:p text:style-name="P641">Для строки эта возможность не реализована в нынешней версии языка.</text:p>
        </text:list-item>
        <text:list-item>
          <text:p text:style-name="P641">Для массива — выражение должно возвращать целое число, <text:span text:style-name="T1275">означающее</text:span> индекс элемента массива, с которого начнётся цикл.</text:p>
        </text:list-item>
        <text:list-item>
          <text:p text:style-name="P641"><text:soft-page-break/><text:span text:style-name="T1274">Если </text:span><text:span text:style-name="T1289">в словаре есть ключ, равный значению выражения</text:span><text:span text:style-name="T1274">, то цикл начнётся с этого </text:span><text:span text:style-name="T1281">ключа</text:span><text:span text:style-name="T1274">. Если </text:span><text:span text:style-name="T1290">такого ключа </text:span><text:span text:style-name="T1274">нет, </text:span><text:span text:style-name="T1277">то </text:span><text:span text:style-name="T1274">цикл начнётся с ближайшего следующего значения ключа: </text:span><text:span text:style-name="T1276">прямой цикл с ближайшего большего значения, а обратный цикл с ближайшего меньшего значения</text:span><text:span text:style-name="T1274">.</text:span></text:p>
        </text:list-item>
      </text:list>
      <text:p text:style-name="P459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172962400" text:style-name="L18">
        <text:list-item>
          <text:p text:style-name="P642">Для строки — символы перебираются от конца строки к началу.</text:p>
        </text:list-item>
        <text:list-item>
          <text:p text:style-name="P642">Для массива — элементы перебираются от последнего к первому. </text:p>
        </text:list-item>
        <text:list-item>
          <text:p text:style-name="P642">Для словаря — ключи перебираются в порядке убывания.</text:p>
        </text:list-item>
      </text:list>
      <text:p text:style-name="P464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9">при том условии, что </text:span><text:span text:style-name="T1279">цикл ещё не дошёл до конца набора данных</text:span>.</text:p>
      <text:p text:style-name="P494"><text:span text:style-name="T195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Цикл с условием</text:h>
      <text:p text:style-name="P473">В Клаусе есть две разновидности условного цикла: цикл с предусловием и цикл с постусловием.</text:p>
      <text:p text:style-name="P473">Цикл с предусловием начинается ключевым словом <text:span text:style-name="Source_20_Text">пока</text:span>, за которым следует <text:span text:style-name="T1292">выражение логического типа, слово </text:span><text:span text:style-name="Source_20_Text"><text:span text:style-name="T1292">цикл</text:span></text:span><text:span text:style-name="T1292">, тело цикла и знак «</text:span><text:span text:style-name="Source_20_Text"><text:span text:style-name="T1292">;</text:span></text:span><text:span text:style-name="T1292">».</text:span></text:p>
      <text:p text:style-name="P474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5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93">п</text:span>еременная<text:line-break/> <text:s text:c="3"/><text:span text:style-name="T1293">д: дробное = 0;</text:span><text:line-break/>начало<text:line-break/> <text:s text:c="3"/><text:span text:style-name="T1293">пока д &lt; 10 цикл д += 1.5;<text:line-break/> <text:s text:c="3"/>цикл д -= 1.2 пока д &gt;= 0;</text:span><text:line-break/>окончание.</text:p>
      <text:p text:style-name="P476"><text:span text:style-name="T1295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94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7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96">переходит к следующей проверке условия, после которой цикл либо продолжается, либо завершается</text:span>.</text:p>
      <text:h text:style-name="Heading_20_2" text:outline-level="2">Прерывание цикла</text:h>
      <text:p text:style-name="P486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19">немедленно </text:span>передаётся к <text:span text:style-name="T1317">ближайшей </text:span>следующей инструкции после цикла.</text:p>
      <text:p text:style-name="P488"><text:soft-page-break/>Если в теле цикла есть составной блок, <text:span text:style-name="T1350">имеющий</text:span> секцию <text:span text:style-name="Source_20_Text">напоследок</text:span>, <text:span text:style-name="T1350">и в этом блоке</text:span> была <text:span text:style-name="T1320">выполнена</text:span> инструкция <text:span text:style-name="Source_20_Text">прервать</text:span>, то инструкции в секции <text:span text:style-name="Source_20_Text"><text:span text:style-name="T1318">напоследок</text:span></text:span><text:span text:style-name="T1318"> </text:span>будут выполнены перед выходом из цикла.</text:p>
      <text:h text:style-name="P531" text:outline-level="2">Прерывание <text:span text:style-name="T1321">итерации </text:span>цикла</text:h>
      <text:p text:style-name="P487">Эта инструкция записывается ключевым словом <text:span text:style-name="Source_20_Text"><text:span text:style-name="T1321">продолжить</text:span></text:span>. Она прерывает выполнение <text:span text:style-name="T1321">текущей итерации </text:span>цикла: инструкции в теле цикла, следующие после неё, не выполняются, и <text:span text:style-name="T1322">либо немедленно начинается следующая итерация, либо цикл завершается</text:span>.</text:p>
      <text:p text:style-name="P489">Если в теле цикла есть составной блок, <text:span text:style-name="T1351">имеющий</text:span> секцию <text:span text:style-name="Source_20_Text">напоследок</text:span>, <text:span text:style-name="T1351">и в этом блоке</text:span> была <text:span text:style-name="T1320">выполнена</text:span> инструкция <text:span text:style-name="Source_20_Text"><text:span text:style-name="T1323">продолжить</text:span></text:span>, то инструкции в секции <text:span text:style-name="Source_20_Text"><text:span text:style-name="T1318">напоследок</text:span></text:span><text:span text:style-name="T1318"> </text:span>будут выполнены перед <text:span text:style-name="T1324">завершением итерации</text:span>.</text:p>
      <text:h text:style-name="Heading_20_1" text:outline-level="1">Стандартная библиотека</text:h>
      <text:h text:style-name="P532" text:outline-level="2"><text:span text:style-name="T692">Базовый в</text:span>вод-вывод</text:h>
      <text:p text:style-name="P28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6">константы<text:line-break/> <text:s text:c="3"/>НС = ""№0Д№0А; // новая строка<text:line-break/> <text:s text:c="3"/><text:span text:style-name="T687">Таб = №09; <text:s text:c="4"/>// символ табуляции<text:line-break/> <text:s text:c="3"/></text:span><text:span text:style-name="T1397">ВК</text:span><text:span text:style-name="T687"> = №</text:span><text:span text:style-name="T1397">0Д</text:span><text:span text:style-name="T687">; <text:s text:c="5"/>// символ </text:span><text:span text:style-name="T1397">возврата каретки</text:span><text:span text:style-name="T687"><text:line-break/> <text:s text:c="3"/></text:span><text:span text:style-name="T1397">ПС</text:span><text:span text:style-name="T687"> = №</text:span><text:span text:style-name="T1397">0А</text:span><text:span text:style-name="T687">; <text:s text:c="5"/>// символ </text:span><text:span text:style-name="T1397">перевода строки</text:span><text:span text:style-name="T687"><text:line-break/> <text:s text:c="3"/></text:span><text:span text:style-name="T1396">КФ</text:span><text:span text:style-name="T687"> = </text:span><text:span text:style-name="T1393">№1А</text:span><text:span text:style-name="T687">; <text:s text:c="5"/>// </text:span><text:span text:style-name="T1395">символ </text:span><text:span text:style-name="T1393">кон</text:span><text:span text:style-name="T1395">ца</text:span><text:span text:style-name="T1393"> файла</text:span></text:p>
      <text:h text:style-name="Heading_20_3" text:outline-level="3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65">параметров</text:span><text:span text:style-name="T281"> простых типов. </text:span>Перед записью в поток значения <text:span text:style-name="T766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0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1">А</text:span></text:span>) или константу <text:span text:style-name="Source_20_Text"><text:span text:style-name="T800">НС</text:span></text:span>.</text:p>
      <text:h text:style-name="Heading_20_3" text:outline-level="3"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pan text:style-name="T281">Допускает любое количество </text:span><text:span text:style-name="T767">параметров</text:span><text:span text:style-name="T281"> простых типов. </text:span>Перед записью в поток значения <text:span text:style-name="T767">параметров</text:span><text:span text:style-name="T349"> </text:span>преобразуются в строк<text:span text:style-name="T445">овые</text:span> прямым приведением типа.</text:p>
      <text:p text:style-name="P89"><text:soft-page-break/>При ошибках может вызывать исключение <text:span text:style-name="Source_20_Text"><text:span text:style-name="T800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1">А</text:span></text:span><text:span text:style-name="T276">) или константу </text:span><text:span text:style-name="Source_20_Text"><text:span text:style-name="T836">НС</text:span></text:span><text:span text:style-name="T276">.</text:span></text:p>
      <text:h text:style-name="P544" text:outline-level="3"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68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1">Допускает любое количество </text:span><text:span text:style-name="T769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1">А</text:span></text:span>, <text:span text:style-name="Source_20_Text"><text:span text:style-name="T526">№0</text:span></text:span><text:span text:style-name="Source_20_Text"><text:span text:style-name="T880">Д</text:span></text:span><text:span text:style-name="T526"> или </text:span><text:span text:style-name="Source_20_Text"><text:span text:style-name="T527">№1</text:span></text:span><text:span text:style-name="Source_20_Text"><text:span text:style-name="T881">А</text:span></text:span>), <text:span text:style-name="T437">выбирает значения из полученной строки и по порядку присваивает их переданным </text:span><text:span text:style-name="T770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1">параметра</text:span>:</text:p>
      <text:list xml:id="list354859895" text:style-name="L19">
        <text:list-item>
          <text:p text:style-name="P643"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2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2">параметра</text:span><text:span text:style-name="T287">.</text:span></text:p>
        </text:list-item>
        <text:list-item>
          <text:p text:style-name="P644"><text:span text:style-name="T1">Строка.</text:span> <text:span text:style-name="T435">П</text:span><text:span text:style-name="T299">рисваивает </text:span><text:span text:style-name="T773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4">параметра</text:span><text:span text:style-name="T287">. </text:span>Все <text:span text:style-name="T774">параметры</text:span>, следующие за строковым <text:span text:style-name="T774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645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75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76">параметров</text:span><text:span text:style-name="T289">, </text:span><text:span text:style-name="T291">то оставшиеся </text:span><text:span text:style-name="T777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78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79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0">ОшибкаКонвертации</text:span></text:span>, при ошибках чтения — исключение <text:span text:style-name="Source_20_Text"><text:span text:style-name="T800">ОшибкаВводаВывода</text:span></text:span>.</text:p>
      <text:p text:style-name="P204"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0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6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7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513"><text:soft-page-break/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514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5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94">При этом функция </text:span><text:span text:style-name="Source_20_Text"><text:span text:style-name="T1394">естьСимвол()</text:span></text:span><text:span text:style-name="T1394"> всегда будет возвращать истинное значение.</text:span></text:p>
      <text:h text:style-name="Heading_20_3" text:outline-level="3"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511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38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p text:style-name="P512">Если стандартный поток ввода перенаправлен на файл, эта функция всегда возвращает истинное значение.</text:p>
      <text:h text:style-name="P533" text:outline-level="2"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3">Эти функции могут не работать или о</text:span><text:span text:style-name="T495">собенности </text:span><text:span text:style-name="T753">их </text:span><text:span text:style-name="T495">работы могут </text:span><text:span text:style-name="T754">раз</text:span><text:span text:style-name="T495">личаться в зависимости от реализации терминала, используемого для запуска программы.</text:span></text:p>
      <text:h text:style-name="P545" text:outline-level="3">Константы</text:h>
      <text:p text:style-name="P315"><text:span text:style-name="T783">к</text:span><text:span text:style-name="T751">онстанты<text:line-break/> <text:s text:c="3"/>// </text:span><text:span text:style-name="T782">Идентификаторы стандартных потоков<text:line-break/> <text:s text:c="3"/></text:span><text:span text:style-name="T784">идС</text:span><text:span text:style-name="T782">тдВывод = 1;<text:line-break/> <text:s text:c="3"/></text:span><text:span text:style-name="T784">идС</text:span><text:span text:style-name="T782">тдСообщ = 2;</text:span><text:span text:style-name="T751"><text:line-break/> <text:s text:c="3"/>// </text:span><text:span text:style-name="T781">Режимы терминала<text:line-break/> <text:s text:c="3"/>трКанон = нет;<text:line-break/> <text:s text:c="3"/>трСквозной = да;</text:span></text:p>
      <text:p text:style-name="P315"><text:span text:style-name="T783">константы</text:span><text:span text:style-name="T781"><text:line-break/></text:span> <text:s text:c="3"/>// <text:span text:style-name="T781">Стили шрифта</text:span><text:line-break/> <text:s text:c="3"/><text:span text:style-name="T751">стшЖирный <text:s/>= </text:span>1; // жирный шрифт<text:line-break/> <text:s text:c="3"/><text:span text:style-name="T751">стшКурсив <text:s/>= </text:span>2; // курсив<text:line-break/> <text:s text:c="3"/><text:span text:style-name="T751">стшПодчерк = </text:span>4; // одинарное подчёркивание<text:line-break/> <text:s text:c="3"/><text:span text:style-name="T751">стшЗачерк <text:s/>= </text:span>8; // <text:span text:style-name="T752">за</text:span>чёркнутый текст</text:p>
      <text:h text:style-name="P546" text:outline-level="3">Процедура <text:span text:style-name="T513">терминал</text:span><text:span text:style-name="T497">()</text:span></text:h>
      <text:p text:style-name="P202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39">идСтдВывод</text:span></text:span><text:span text:style-name="T513"> — стандартный поток вывода, </text:span><text:span text:style-name="Source_20_Text"><text:span text:style-name="T839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3"><text:soft-page-break/>Если параметр <text:span text:style-name="Source_20_Text"><text:span text:style-name="T800">сквозной</text:span></text:span> имеет значение <text:span text:style-name="Source_20_Text"><text:span text:style-name="T840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46" text:outline-level="3"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Устанавливает размер<text:span text:style-name="T508">ы</text:span> окна терминала. <text:span text:style-name="T509">Параметр </text:span><text:span text:style-name="Source_20_Text"><text:span text:style-name="T841">горз</text:span></text:span><text:span text:style-name="T509"> означает количество символов по горизонтали, а параметр </text:span><text:span text:style-name="Source_20_Text"><text:span text:style-name="T841">верт</text:span></text:span><text:span text:style-name="T509"> — количество строк по вертикали.</text:span></text:p>
      <text:h text:style-name="P547" text:outline-level="3"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3" text:outline-level="3"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0">где</text:span></text:span> отрицательно, очищает строку слева от курсора, включая позицию курсора. Если <text:span text:style-name="Source_20_Text"><text:span text:style-name="T800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48" text:outline-level="3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549" text:outline-level="3">Процедура курсорГорз()</text:h>
      <text:p text:style-name="P199">процедура курсор<text:span text:style-name="T489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50" text:outline-level="3">Процедура курсорВерт()</text:h>
      <text:p text:style-name="P199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551" text:outline-level="3">Процедура скрытьКурсор()</text:h>
      <text:p text:style-name="P199">процедура <text:span text:style-name="T488">скрытьК</text:span>урсор;</text:p>
      <text:p text:style-name="P190"><text:soft-page-break/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552" text:outline-level="3">Процедура показатьКурсор()</text:h>
      <text:p text:style-name="P200">процедура <text:span text:style-name="T488">показатьК</text:span>урсор;</text:p>
      <text:p text:style-name="P185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P553" text:outline-level="3">Процедура цветШрифта()</text:h>
      <text:p text:style-name="Исходный_20_код">процедура цвет<text:span text:style-name="T490">Шрифта</text:span>(вх цвет: целое);</text:p>
      <text:p text:style-name="P192"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3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0">стиль</text:span></text:span> может принимать следующие значения:</text:p>
      <text:p text:style-name="Исходный_20_код"><text:span text:style-name="T751">константы</text:span><text:line-break/> <text:s text:c="3"/><text:span text:style-name="T751">стшЖирный <text:s/>= </text:span>1; // жирный шрифт</text:p>
      <text:p text:style-name="Исходный_20_код"><text:s text:c="4"/><text:span text:style-name="T751">стшКурсив <text:s/>= </text:span>2; // курсив</text:p>
      <text:p text:style-name="Исходный_20_код"><text:s text:c="4"/><text:span text:style-name="T751">стшПодчерк = </text:span>4; // одинарное подчёркивание</text:p>
      <text:p text:style-name="Исходный_20_код"><text:s text:c="4"/><text:span text:style-name="T751">стшЗачерк <text:s/>= </text:span>8; // <text:span text:style-name="T752">за</text:span>чёркнутый текст</text:p>
      <text:p text:style-name="P196">Эти значения можно комбинировать <text:span text:style-name="T748">с помощью операции побитового </text:span><text:span text:style-name="T749">ИЛИ</text:span>. <text:span text:style-name="T504">Н</text:span>апример, <text:span text:style-name="T882">выражение </text:span><text:span text:style-name="Source_20_Text">1 </text:span><text:span text:style-name="Source_20_Text"><text:span text:style-name="T750">| </text:span></text:span><text:span text:style-name="Source_20_Text">2</text:span> означает жирный курсив, а <text:span text:style-name="Source_20_Text">2 </text:span><text:span text:style-name="Source_20_Text"><text:span text:style-name="T750">| </text:span></text:span><text:span text:style-name="Source_20_Text">4 </text:span><text:span text:style-name="Source_20_Text"><text:span text:style-name="T750">| </text:span></text:span><text:span text:style-name="Source_20_Text">8</text:span> — подчёркнутый и <text:span text:style-name="T882">за</text:span>чёркнутый курсив.</text:p>
      <text:h text:style-name="Heading_20_3" text:outline-level="3">Процедура <text:span text:style-name="T506">сбросить</text:span>Атрибуты()</text:h>
      <text:p text:style-name="P201">процедура <text:span text:style-name="T507">сбросить</text:span><text:span text:style-name="T494">А</text:span><text:span text:style-name="T493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3" text:outline-level="3"><text:soft-page-break/>Функция цвет256()</text:h>
      <text:p text:style-name="P201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5">Параметры </text:span><text:span text:style-name="Source_20_Text"><text:span text:style-name="T842">кр</text:span></text:span><text:span text:style-name="T505">, </text:span><text:span text:style-name="Source_20_Text"><text:span text:style-name="T842">зел</text:span></text:span><text:span text:style-name="T505"> и </text:span><text:span text:style-name="Source_20_Text"><text:span text:style-name="T842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554" text:outline-level="3">Типы</text:h>
      <text:p text:style-name="P368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6"><text:span text:style-name="T698">к</text:span><text:span text:style-name="T694">онстанты<text:line-break/> <text:s text:c="3"/>// </text:span><text:span text:style-name="T713">типы</text:span><text:span text:style-name="T697"> файлов</text:span><text:span text:style-name="T694"><text:line-break/> <text:s text:c="3"/></text:span><text:span text:style-name="T696">ф</text:span><text:span text:style-name="T720">т</text:span><text:span text:style-name="T696">Текст <text:s text:c="3"/>= 0; // </text:span><text:span text:style-name="T697">текстовый файл</text:span><text:span text:style-name="T696"><text:line-break/> <text:s text:c="3"/>ф</text:span><text:span text:style-name="T720">т</text:span><text:span text:style-name="T696">Двоичный = 1; // </text:span><text:span text:style-name="T697">файл с произвольным форматом данных</text:span></text:p>
      <text:p text:style-name="P286"/>
      <text:p text:style-name="P367"><text:span text:style-name="T699">константы<text:line-break/></text:span><text:span text:style-name="T697"> <text:s text:c="3"/>// режим </text:span><text:span text:style-name="T1002">открытия файла</text:span><text:line-break/> <text:s text:c="3"/>ф<text:span text:style-name="T727">р</text:span><text:span text:style-name="T726">д</text:span>Чтение <text:s text:c="3"/><text:span text:style-name="T694">= </text:span><text:span text:style-name="T724">$0</text:span><text:span text:style-name="T721">1</text:span><text:span text:style-name="T694">; // </text:span><text:span text:style-name="T721">разрешить чтение файла</text:span><text:line-break/> <text:s text:c="3"/>ф<text:span text:style-name="T727">р</text:span><text:span text:style-name="T726">д</text:span>Запись <text:s text:c="3"/><text:span text:style-name="T694">= </text:span><text:span text:style-name="T724">$0</text:span><text:span text:style-name="T721">2</text:span><text:span text:style-name="T694">; // </text:span><text:span text:style-name="T721">разрешить запись в файл</text:span></text:p>
      <text:p text:style-name="P367"/>
      <text:p text:style-name="P367"><text:span text:style-name="T699">константы<text:line-break/></text:span><text:span text:style-name="T697"> <text:s text:c="3"/>// режим совместного доступа к файлу<text:line-break/></text:span> <text:s text:c="3"/>ф<text:span text:style-name="T725">с</text:span><text:span text:style-name="T721">дИсключить</text:span> <text:span text:style-name="T694">= </text:span><text:span text:style-name="T724">$1</text:span><text:span text:style-name="T694">0; // </text:span><text:span text:style-name="T697">закрыть другим процессам доступ к файлу</text:span><text:line-break/> <text:s text:c="3"/>ф<text:span text:style-name="T725">с</text:span><text:span text:style-name="T721">д</text:span>Чтение <text:s text:c="3"/><text:span text:style-name="T694">= </text:span><text:span text:style-name="T724">$20</text:span><text:span text:style-name="T694">; // </text:span><text:span text:style-name="T697">разрешить другим процессам чтение файла</text:span><text:line-break/> <text:s text:c="3"/>ф<text:span text:style-name="T725">с</text:span><text:span text:style-name="T722">д</text:span>Любой <text:s text:c="4"/><text:span text:style-name="T694">= </text:span><text:span text:style-name="T724">$40</text:span><text:span text:style-name="T694">; // </text:span><text:span text:style-name="T697">разрешить другим процессам любые действия с файлом</text:span></text:p>
      <text:p text:style-name="P286"/>
      <text:p text:style-name="P287">константы<text:line-break/> <text:s text:c="3"/>// позиционирвание в файле<text:line-break/> <text:s text:c="3"/>ф<text:span text:style-name="T723">п</text:span>ОтНачала <text:s text:c="4"/>= 0; // <text:span text:style-name="T700">считая от начала файла</text:span><text:line-break/> <text:s text:c="3"/>ф<text:span text:style-name="T723">п</text:span>ОтКонца <text:s text:c="5"/>= 1; // <text:span text:style-name="T700">считая от конца файла</text:span><text:line-break/> <text:s text:c="3"/>ф<text:span text:style-name="T723">п</text:span>Относительно = 2; // <text:span text:style-name="T700">считая от текущей позиции в файле</text:span></text:p>
      <text:p text:style-name="P287"/>
      <text:p text:style-name="P288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88"><text:s text:c="4"/><text:span text:style-name="T993">фаСкрытый</text:span> <text:s text:c="5"/>= $00000002;</text:p>
      <text:p text:style-name="P288"><text:s text:c="4"/><text:span text:style-name="T993">фаСистемный</text:span> <text:s text:c="3"/>= $00000004;</text:p>
      <text:p text:style-name="P288"><text:s text:c="4"/><text:span text:style-name="T993">фаМеткаТома</text:span> <text:s text:c="3"/>= $00000008;</text:p>
      <text:p text:style-name="P288"><text:s text:c="4"/><text:span text:style-name="T993">фаКаталог</text:span> <text:s text:c="5"/>= $00000010;</text:p>
      <text:p text:style-name="P288"><text:s text:c="4"/><text:span text:style-name="T993">фаАрхивный</text:span> <text:s text:c="4"/>= $00000020;</text:p>
      <text:p text:style-name="P288"><text:soft-page-break/><text:s text:c="4"/><text:span text:style-name="T993">фаНормальный</text:span> <text:s text:c="2"/>= $00000080;</text:p>
      <text:p text:style-name="P288"><text:s text:c="4"/><text:span text:style-name="T993">фаВременный</text:span> <text:s text:c="3"/>= $00000100;</text:p>
      <text:p text:style-name="P288"><text:s text:c="4"/><text:span text:style-name="T993">фаСимвСсылка</text:span> <text:s text:c="2"/>= $00000400;</text:p>
      <text:p text:style-name="P288"><text:s text:c="4"/><text:span text:style-name="T993">фаСжатый</text:span> <text:s text:c="6"/>= $00000800;</text:p>
      <text:p text:style-name="P288"><text:s text:c="4"/><text:span text:style-name="T993">фаШифрованный</text:span> <text:s/>= $00004000;</text:p>
      <text:p text:style-name="P288"><text:s text:c="4"/><text:span text:style-name="T993">фаВиртуальный</text:span> <text:s/>= $00010000;</text:p>
      <text:h text:style-name="P555" text:outline-level="3"><text:span text:style-name="T715">Ф</text:span>ункция <text:span text:style-name="T695">файл</text:span><text:span text:style-name="T717">Создать</text:span>()</text:h>
      <text:p text:style-name="P302">функция файл<text:span text:style-name="T719">Создать</text:span>(вх <text:span text:style-name="T714">типФайла</text:span>: целое; вх имя: строка; вх <text:span text:style-name="T718">режим</text:span>: целое): <text:span text:style-name="T701">объект</text:span>;</text:p>
      <text:p text:style-name="P305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0">ОшибкаВводаВывода</text:span></text:span>.</text:p>
      <text:p text:style-name="P312">Параметр <text:span text:style-name="Source_20_Text"><text:span text:style-name="T800">тип</text:span></text:span><text:span text:style-name="Source_20_Text"><text:span text:style-name="T843">Файла</text:span></text:span> означает тип данных создаваемого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7">Параметр <text:span text:style-name="Source_20_Text"><text:span text:style-name="T800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0">фсдХХХХ</text:span></text:span>.</text:p>
      <text:p text:style-name="P307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9"><text:span text:style-name="T791">Успешно с</text:span>озданный файл должен быть закрыт вызовом функции <text:span text:style-name="Source_20_Text"><text:span text:style-name="T800">файлЗакрыть()</text:span></text:span>.</text:p>
      <text:h text:style-name="P556" text:outline-level="3"><text:span text:style-name="T715">Ф</text:span>ункция <text:span text:style-name="T695">файлОткрыть</text:span>()</text:h>
      <text:p text:style-name="P316">функция файлОткрыть(вх <text:span text:style-name="T714">типФайла</text:span>: целое; вх имя: строка; вх р<text:span text:style-name="T711">е</text:span>ж<text:span text:style-name="T712">им</text:span>: целое): <text:span text:style-name="T701">объект</text:span>;</text:p>
      <text:p text:style-name="P305">Открывает существующий файл с указанным именем <text:span text:style-name="T892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0">ОшибкаВводаВывода</text:span></text:span>.</text:p>
      <text:p text:style-name="P313">Параметр <text:span text:style-name="Source_20_Text"><text:span text:style-name="T800">тип</text:span></text:span><text:span text:style-name="Source_20_Text"><text:span text:style-name="T843">Файла</text:span></text:span> означает тип данных <text:span text:style-name="T798">открываемого</text:span>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6">Параметр <text:span text:style-name="Source_20_Text"><text:span text:style-name="T800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9">открытому</text:span> файлу со стороны других процессов. <text:span text:style-name="T785">Для этого используются константы </text:span><text:span text:style-name="Source_20_Text"><text:span text:style-name="T845">фрдХХХХ</text:span></text:span><text:span text:style-name="T786"> и </text:span><text:span text:style-name="Source_20_Text"><text:span text:style-name="T845">фсдХХХХ</text:span></text:span><text:span text:style-name="T786">, которые можно комбинировать </text:span><text:span text:style-name="T787">с помощью операции побитового «ИЛИ». </text:span><text:span text:style-name="T788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6">режим</text:span></text:span><text:span text:style-name="T788"> выражение </text:span><text:span text:style-name="Source_20_Text"><text:span text:style-name="T788">фрдЧтение | фрдЗапись | фсдЧтение</text:span></text:span><text:span text:style-name="T788">.</text:span></text:p>
      <text:p text:style-name="P30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0"><text:span text:style-name="T790">Успе</text:span><text:span text:style-name="T791">ш</text:span><text:span text:style-name="T790">но о</text:span><text:span text:style-name="T789">ткрытый</text:span> файл должен быть закрыт вызовом функции <text:span text:style-name="Source_20_Text"><text:span text:style-name="T800">файлЗакрыть()</text:span></text:span>.</text:p>
      <text:h text:style-name="Heading_20_3" text:outline-level="3"><text:span text:style-name="T715">П</text:span>роцедура <text:span text:style-name="T695">файлЗакрыть</text:span>()</text:h>
      <text:p text:style-name="Исходный_20_код">процедура файлЗакрыть(<text:span text:style-name="T703">вв </text:span>файл: объект);</text:p>
      <text:p text:style-name="Text_20_body"><text:soft-page-break/>Закры<text:span text:style-name="T792">в</text:span>ает <text:span text:style-name="T792">файл, открытый вызовом функции </text:span><text:span text:style-name="Source_20_Text"><text:span text:style-name="T847">файлСоздать()</text:span></text:span><text:span text:style-name="T792"> или </text:span><text:span text:style-name="Source_20_Text"><text:span text:style-name="T847">файлОткрыть()</text:span></text:span><text:span text:style-name="T792">, и присваивает значение </text:span><text:span text:style-name="Source_20_Text"><text:span text:style-name="T847">пусто</text:span></text:span><text:span text:style-name="T792"> переданному объекту.</text:span></text:p>
      <text:p text:style-name="P311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0">ОшибкаВыполнения</text:span></text:span>. Поэтому вызов этой функции желательно помещать в секцию <text:span text:style-name="Source_20_Text"><text:span text:style-name="T800">напоследок</text:span></text:span> составного блока, <text:s/>например:</text:p>
      <text:p text:style-name="P317">переменная<text:line-break/> <text:s text:c="3"/>ф: объект;<text:line-break/>начало<text:line-break/> <text:s text:c="3"/><text:span text:style-name="T793">ф := файлОткрыть</text:span>(<text:span text:style-name="T793">фтТекст, "мой-файл.txt", фрдЗапись | фсдИсключить</text:span>);<text:line-break/> <text:s text:c="3"/><text:span text:style-name="T793">начало<text:line-break/> <text:s text:c="7"/></text:span><text:span text:style-name="T794">файлРазмер(ф, 0);</text:span><text:span text:style-name="T793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5">исключение<text:line-break/> <text:s text:c="7"/>когда </text:span><text:span text:style-name="T893">любое</text:span><text:span text:style-name="T795"> тогда сообщить("Ошибка при записи в файл.");</text:span><text:span text:style-name="T793"><text:line-break/> <text:s text:c="3"/>напоследок<text:line-break/> <text:s text:c="7"/>файлЗакрыть(ф);<text:line-break/> <text:s text:c="3"/>конец;<text:line-break/></text:span><text:span text:style-name="T795">исключение<text:line-break/> <text:s text:c="3"/>когда </text:span><text:span text:style-name="T893">любое</text:span><text:span text:style-name="T795"> тогда сообщить("Ошибка при открытии файла.");</text:span><text:line-break/><text:span text:style-name="T793">окончание</text:span>.</text:p>
      <text:h text:style-name="P557" text:outline-level="3"><text:span text:style-name="T715">Ф</text:span>ункция файл<text:span text:style-name="T716">Размер</text:span>()</text:h>
      <text:p text:style-name="P297"><text:span text:style-name="T702">функция</text:span> файл<text:span text:style-name="T716">Размер</text:span>(<text:span text:style-name="T704">вх </text:span>файл: объект): <text:span text:style-name="T705">целое</text:span>;</text:p>
      <text:p text:style-name="P322"><text:span text:style-name="T702">функция</text:span> файл<text:span text:style-name="T744">Размер</text:span>(<text:span text:style-name="T704">вх </text:span>файл: объект; <text:span text:style-name="T705">вх </text:span><text:span text:style-name="T744">размер</text:span><text:span text:style-name="T705">: целое</text:span>): <text:span text:style-name="T705">целое</text:span>;</text:p>
      <text:p text:style-name="P318">Возвращает размер <text:span text:style-name="T889">переданного </text:span>файла в байтах.</text:p>
      <text:p text:style-name="P318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1">При этом позиция чтения-записи будет установлена в конец файла.</text:span></text:p>
      <text:h text:style-name="P557" text:outline-level="3"><text:span text:style-name="T715">Ф</text:span>ункция файлПоз()</text:h>
      <text:p text:style-name="P289"><text:span text:style-name="T702">функция</text:span> файл<text:span text:style-name="T702">Поз</text:span>(<text:span text:style-name="T704">вх </text:span>файл: объект): <text:span text:style-name="T705">целое</text:span>;</text:p>
      <text:p text:style-name="P290"><text:span text:style-name="T702">функция</text:span> файл<text:span text:style-name="T702">Поз</text:span>(<text:span text:style-name="T704">вх </text:span>файл: объект; <text:span text:style-name="T705">вх поз: целое</text:span>): <text:span text:style-name="T705">целое</text:span>;</text:p>
      <text:p text:style-name="P290"><text:span text:style-name="T702">функция</text:span> файл<text:span text:style-name="T702">Поз</text:span>(<text:span text:style-name="T704">вх </text:span>файл: объект; <text:span text:style-name="T705">вх поз: целое; вх откуда: целое</text:span>): <text:span text:style-name="T705">целое</text:span>;</text:p>
      <text:p text:style-name="P319">Возвращает текущую позицию чтения-записи <text:span text:style-name="T890">для </text:span>переданного файла — <text:span text:style-name="T890">номер байта, считая от начала файла</text:span>. <text:span text:style-name="T890">Первый байт в файле имеет номер 0.</text:span></text:p>
      <text:p text:style-name="P320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7">ОшибкаВводаВывода</text:span></text:span><text:span text:style-name="T897">.</text:span></text:p>
      <text:p text:style-name="P321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66169417" text:style-name="L20">
        <text:list-item>
          <text:p text:style-name="P646"><text:span text:style-name="Source_20_Text"><text:span text:style-name="T894">фпОтНачала</text:span></text:span><text:span text:style-name="T894"> — в </text:span><text:span text:style-name="Source_20_Text"><text:span text:style-name="T894">поз</text:span></text:span><text:span text:style-name="T894"> передан номер байта, считая от начала файла. </text:span><text:span text:style-name="T895">Это значение используется по умолчанию.</text:span></text:p>
        </text:list-item>
        <text:list-item>
          <text:p text:style-name="P647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47"><text:soft-page-break/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5">П</text:span>роцедура файлПрочесть()</text:h>
      <text:p text:style-name="P331"><text:span text:style-name="T709">процедура</text:span> файл<text:span text:style-name="T706">Прочесть</text:span>(<text:span text:style-name="T704">вх </text:span>файл: объект; <text:span text:style-name="T707">вых </text:span><text:span text:style-name="T708">арг1, арг2, арг3, ...</text:span>);</text:p>
      <text:p text:style-name="P323">Читает данные из переданного файла, начиная с текущей позиции чтения-записи, и <text:span text:style-name="T899">по порядку </text:span><text:span text:style-name="T910">присваивает</text:span> прочитанные значения переданны<text:span text:style-name="T910">м</text:span> параметр<text:span text:style-name="T910">ам</text:span>. Позиция чтения-записи сдвигается к концу файла <text:span text:style-name="T898">на число прочитанных байт</text:span><text:span text:style-name="T929">ов</text:span>. Если в файле недостаточно данных, чтобы <text:span text:style-name="T940">прочесть </text:span><text:span text:style-name="T898">все переданны</text:span><text:span text:style-name="T940">е</text:span><text:span text:style-name="T898"> параметр</text:span><text:span text:style-name="T940">ы</text:span><text:span text:style-name="T898">, возникает исключение </text:span><text:span text:style-name="Source_20_Text"><text:span text:style-name="T898">ОшибкаВводаВывода</text:span></text:span><text:span text:style-name="T898">.</text:span></text:p>
      <text:p text:style-name="P324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7">иначе возникнет исключение </text:span><text:span text:style-name="Source_20_Text"><text:span text:style-name="T907">ОшибкаВводаВывода</text:span></text:span>.</text:p>
      <text:h text:style-name="Heading_20_4" text:outline-level="4">Двоичный файл</text:h>
      <text:p text:style-name="P328">При чтении данных из двоичного файла, в зависимости от типа <text:span text:style-name="T922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4140194770" text:style-name="L21">
        <text:list-item>
          <text:p text:style-name="P648"><text:span text:style-name="Source_20_Text"><text:span text:style-name="T899">строка</text:span></text:span><text:span text:style-name="T89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8">число</text:span><text:span text:style-name="T89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50"><text:span text:style-name="Source_20_Text">объект</text:span> — значение этого типа не может быть прочитано из файла. При попытке чтения возник<text:span text:style-name="T906">н</text:span>ет исключение <text:span text:style-name="Source_20_Text">НеверныйТип</text:span>.</text:p>
        </text:list-item>
        <text:list-item>
          <text:p text:style-name="P651"><text:span text:style-name="T19">д</text:span><text:span text:style-name="T1">ругие простые типы</text:span> — читает из файла <text:span text:style-name="T942">один или несколько байтов</text:span>, <text:span text:style-name="T941">в соответствии с</text:span> размер<text:span text:style-name="T94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53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29">При чтении данных из <text:span text:style-name="T904">текстового</text:span> файла, в зависимости от типа <text:span text:style-name="T923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1589960742" text:style-name="L22">
        <text:list-item>
          <text:p text:style-name="P657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57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57"><text:span text:style-name="Source_20_Text">объект</text:span> — <text:span text:style-name="T899">значение этого типа не может быть прочитано из файла. При попытке чтения возник</text:span><text:span text:style-name="T905">н</text:span><text:span text:style-name="T899">ет исключение </text:span><text:span text:style-name="Source_20_Text"><text:span text:style-name="T899">НеверныйТип</text:span></text:span><text:span text:style-name="T899">.</text:span></text:p>
        </text:list-item>
        <text:list-item>
          <text:p text:style-name="P659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3">возврата каретки, </text:span>перевода строки, либо до конца файла. <text:span text:style-name="T90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2">ОшибкаКонвертации</text:span></text:span><text:span text:style-name="T902">.</text:span></text:p>
        </text:list-item>
        <text:list-item>
          <text:p text:style-name="P656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oft-page-break/><text:span text:style-name="T715">П</text:span>роцедура файлЗаписать()</text:h>
      <text:p text:style-name="P332"><text:span text:style-name="T709">процедура</text:span> файл<text:span text:style-name="T710">Записать</text:span>(<text:span text:style-name="T704">вх </text:span>файл: объект; <text:span text:style-name="T707">вх </text:span><text:span text:style-name="T708">арг1, арг2, арг3, ...</text:span>);</text:p>
      <text:p text:style-name="P330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8">Текущая позиция чтения-записи смещается к концу файла на число записанных байт</text:span><text:span text:style-name="T930">ов</text:span><text:span text:style-name="T928">. </text:span><text:span text:style-name="T911">При ошибках записи возник</text:span><text:span text:style-name="T958">а</text:span><text:span text:style-name="T911">ет исключение </text:span><text:span text:style-name="Source_20_Text"><text:span text:style-name="T911">ОшибкаВводаВывода</text:span></text:span><text:span text:style-name="T911">.</text:span></text:p>
      <text:p text:style-name="P325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606" text:outline-level="4">Двоичный файл</text:h>
      <text:p text:style-name="P327">При <text:span text:style-name="T912">записи</text:span> данных <text:span text:style-name="T912">в</text:span> двоичн<text:span text:style-name="T912">ый</text:span> файл, в зависимости от типа <text:span text:style-name="T924">каждого </text:span><text:span text:style-name="T900">переданного </text:span>параметра, <text:span text:style-name="T920">процедура</text:span><text:span text:style-name="T919"> </text:span>выполня<text:span text:style-name="T919">ет</text:span> следующие действия:</text:p>
      <text:list xml:id="list234337555565554" text:continue-list="list4140194770" text:style-name="L21">
        <text:list-item>
          <text:p text:style-name="P649"><text:span text:style-name="Source_20_Text"><text:span text:style-name="T899">строка</text:span></text:span><text:span text:style-name="T899"> — </text:span><text:span text:style-name="T913">записывает в файл </text:span><text:span text:style-name="T899">64-битное целое со знаком, представляющее собой длину строки в байтах. Затем, если </text:span><text:span text:style-name="T913">строка непустая</text:span><text:span text:style-name="T899">, </text:span><text:span text:style-name="T913">записывает</text:span><text:span text:style-name="T899"> </text:span><text:span text:style-name="T944">один или несколько</text:span><text:span text:style-name="T899"> байтов — </text:span><text:span text:style-name="T913">содержимое строки </text:span><text:span text:style-name="T914">в кодировке UTF-8</text:span><text:span text:style-name="T899">.</text:span></text:p>
        </text:list-item>
        <text:list-item>
          <text:p text:style-name="P652"><text:span text:style-name="T19">д</text:span><text:span text:style-name="T1">ругие простые типы</text:span> — <text:span text:style-name="T915">записывает в файл</text:span> <text:span text:style-name="T943">один или несколько</text:span> байт<text:span text:style-name="T931">ов</text:span>, <text:span text:style-name="T943">в соответствии с</text:span> размер<text:span text:style-name="T94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54"><text:span text:style-name="T19">с</text:span><text:span text:style-name="T1">оставные типы</text:span> — значения составных типов не могут быть <text:span text:style-name="T916">записаны в файл</text:span>.</text:p>
        </text:list-item>
      </text:list>
      <text:h text:style-name="P607" text:outline-level="4">Текстовый файл</text:h>
      <text:p text:style-name="P326">При <text:span text:style-name="T917">записи данных в текстовый файл</text:span>, в зависимости от типа <text:span text:style-name="T925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234338200567631" text:continue-numbering="true" text:style-name="L21">
        <text:list-item>
          <text:p text:style-name="P658"><text:span text:style-name="Source_20_Text">символ</text:span> — <text:span text:style-name="T918">записывает в файл</text:span> один символ в кодировке UTF-8.</text:p>
        </text:list-item>
        <text:list-item>
          <text:p text:style-name="P658"><text:span text:style-name="Source_20_Text">строка</text:span> — <text:span text:style-name="T919">записывает в файл символы в кодировке UTF-8, составляющие содержимое строки</text:span><text:span text:style-name="T909">. </text:span><text:span text:style-name="T919">Никакие дополнительные символы, свидетельствующие об окончании строки, </text:span><text:span text:style-name="T945">в</text:span><text:span text:style-name="T919"> файл не записываются.</text:span></text:p>
        </text:list-item>
        <text:list-item>
          <text:p text:style-name="P660"><text:span text:style-name="T18">д</text:span><text:span text:style-name="T1">ругие простые типы</text:span> — <text:span text:style-name="T919">записывает в файл </text:span><text:span text:style-name="T92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55"><text:span text:style-name="T18">с</text:span><text:span text:style-name="T1">оставные типы</text:span> — значения составных типов не могут быть <text:span text:style-name="T927">записаны в файл</text:span>.</text:p>
        </text:list-item>
      </text:list>
      <text:h text:style-name="P558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3">Возвращает истинное значение, если существует файл, <text:span text:style-name="T969">но не каталог,</text:span> с указанным именем.</text:p>
      <text:h text:style-name="P559" text:outline-level="3"><text:span text:style-name="T971">Функция</text:span> файл<text:span text:style-name="T967">Есть</text:span><text:span text:style-name="T970">Кат</text:span>()</text:h>
      <text:p text:style-name="P347"><text:span text:style-name="T968">функция</text:span> файлЕсть<text:span text:style-name="T970">Кат</text:span>(вх имя: строка): <text:span text:style-name="T968">логическое</text:span>;</text:p>
      <text:p text:style-name="P344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49"><text:soft-page-break/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560" text:outline-level="3">Функция файл<text:span text:style-name="T974">В</text:span>рм<text:span text:style-name="T973">Имя</text:span>()</text:h>
      <text:p text:style-name="P348">функция файлВрмКаталог(вх общий: логическое; <text:span text:style-name="T973">вх префикс: строка</text:span>): строка;</text:p>
      <text:p text:style-name="P350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1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2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2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561" text:outline-level="3">Функция файл<text:span text:style-name="T1017">Выполняемый</text:span>()</text:h>
      <text:p text:style-name="P358">функция файл<text:span text:style-name="T1017">Выполняемый</text:span>(): строка;</text:p>
      <text:p text:style-name="P353"><text:span text:style-name="T987">Возвращает имя файла выполняемой программы</text:span>.</text:p>
      <text:h text:style-name="P562" text:outline-level="3">Функция файл<text:span text:style-name="T988">ДомКат</text:span>()</text:h>
      <text:p text:style-name="P359">функция файл<text:span text:style-name="T988">ДомКат</text:span>(): строка;</text:p>
      <text:p text:style-name="P354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563" text:outline-level="3">Функция файл<text:span text:style-name="T989">Атрибуты</text:span>()</text:h>
      <text:p text:style-name="P360">функция файл<text:span text:style-name="T989">Атрибуты</text:span>(<text:span text:style-name="T989">вх имя: строка</text:span>): <text:span text:style-name="T989">целое</text:span>;</text:p>
      <text:p text:style-name="P355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4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564" text:outline-level="3">Функция файл<text:span text:style-name="T996">Возраст</text:span>()</text:h>
      <text:p text:style-name="P361">функция файл<text:span text:style-name="T996">Возраст</text:span>(<text:span text:style-name="T989">вх имя: строка</text:span>): <text:span text:style-name="T996">момент</text:span>;</text:p>
      <text:p text:style-name="P356"><text:soft-page-break/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565" text:outline-level="3">Функция файл<text:span text:style-name="T1003">Переместить</text:span>()</text:h>
      <text:p text:style-name="P362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65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566" text:outline-level="3">Функция файл<text:span text:style-name="T1001">Удалить</text:span>()</text:h>
      <text:p text:style-name="P363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66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1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1">Шаблон может содержать абсолютный или относительный путь к каталогу, а также маску имени файла с символами «*» и «?».</text:p>
      <text:p text:style-name="P371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78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<text:soft-pag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67" text:outline-level="3">Функция файл<text:span text:style-name="T1012">Следующий</text:span>()</text:h>
      <text:p text:style-name="P370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72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2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3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534" text:outline-level="2">Массивы</text:h>
      <text:h text:style-name="P568" text:outline-level="3">Конструкции есть() и нету()</text:h>
      <text:p text:style-name="P423"><text:span text:style-name="T1125">переменная<text:line-break/> <text:s text:c="3"/>м: массив целых;<text:line-break/>н</text:span>ачало<text:line-break/> <text:s text:c="3"/><text:span text:style-name="T1125">если есть(м[10]) </text:span><text:span text:style-name="T1126">то </text:span><text:span text:style-name="T1125">вывести("да");<text:line-break/> <text:s text:c="3"/>если нету(м[10]) </text:span><text:span text:style-name="T1126">то </text:span><text:span text:style-name="T1125">вывести("</text:span><text:span text:style-name="T1126">нет</text:span><text:span text:style-name="T1125">"); // </text:span><text:span text:style-name="T1126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Если передан параметр <text:span text:style-name="Source_20_Text"><text:span text:style-name="T848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3" text:outline-level="3"><text:soft-page-break/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49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0">НеверныйИндекс</text:span></text:span>.</text:p>
      <text:h text:style-name="Heading_20_3" text:outline-level="3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0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0">НеверныйИндекс</text:span></text:span>.</text:p>
      <text:h text:style-name="P535" text:outline-level="2">Словари</text:h>
      <text:h text:style-name="P569" text:outline-level="3">Конструкции есть() и нету()</text:h>
      <text:p text:style-name="P424"><text:span text:style-name="T1125">переменная<text:line-break/> <text:s text:c="3"/></text:span><text:span text:style-name="T1127">сл</text:span><text:span text:style-name="T1125">: </text:span><text:span text:style-name="T1127">словарь</text:span><text:span text:style-name="T1125"> целых </text:span><text:span text:style-name="T1127">ключ строка</text:span><text:span text:style-name="T1125">;<text:line-break/>н</text:span>ачало<text:line-break/> <text:s text:c="3"/><text:span text:style-name="T1128">сл["первый"] := 10;</text:span><text:line-break/> <text:s text:c="3"/><text:span text:style-name="T1125">если есть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да"); <text:s/>// </text:span><text:span text:style-name="T1126">будет выведено "</text:span><text:span text:style-name="T1128">да</text:span><text:span text:style-name="T1126">"</text:span><text:span text:style-name="T1125"><text:line-break/> <text:s text:c="3"/>если нету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</text:span><text:span text:style-name="T1126">нет</text:span><text:span text:style-name="T1125">");</text:span><text:line-break/>окончание;</text:p>
      <text:p text:style-name="Text_20_body"><text:span text:style-name="T1126">Эти конструкции выглядят как функции, но фактически ими не являются. Конструкция </text:span><text:span text:style-name="Source_20_Text"><text:span text:style-name="T1126">есть()</text:span></text:span><text:span text:style-name="T1126"> имеет истинное значение, если существует указанный в скобках элемент </text:span><text:span text:style-name="T1129">словаря</text:span><text:span text:style-name="T1126"> — т. е., если </text:span><text:span text:style-name="T1129">в словаре есть </text:span><text:span text:style-name="T1126">указанный </text:span><text:span text:style-name="T1129">ключ</text:span><text:span text:style-name="T1126">. Конструкция </text:span><text:span text:style-name="Source_20_Text"><text:span text:style-name="T1126">нету()</text:span></text:span><text:span text:style-name="T1126"> имеет истинное значение в противоположном случае.</text:span></text:p>
      <text:h text:style-name="P570" text:outline-level="3"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571" text:outline-level="3"><text:soft-page-break/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Добавляет <text:span text:style-name="T339">в словарь </text:span>переданный <text:span text:style-name="Source_20_Text"><text:span text:style-name="T851">ключ</text:span></text:span>. <text:span text:style-name="T332">Если передано </text:span><text:span text:style-name="Source_20_Text"><text:span text:style-name="T851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571" text:outline-level="3"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571" text:outline-level="3"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2">НеверныйКлюч</text:span></text:span><text:span text:style-name="T344">.</text:span></text:p>
      <text:h text:style-name="P537" text:outline-level="2">Числа</text:h>
      <text:h text:style-name="Heading_20_3" text:outline-level="3">Константы</text:h>
      <text:p text:style-name="Исходный_20_код"><text:span text:style-name="T693">константы</text:span><text:line-break/> <text:s text:c="3"/>МинЦелое <text:span text:style-name="T689">= -9223372036854775808; <text:s text:c="3"/>// </text:span><text:span text:style-name="T690">Минимальное значение целого числа</text:span><text:line-break/> <text:s text:c="3"/><text:span text:style-name="T688">максЦелое </text:span><text:span text:style-name="T690">= 9223372036854775807; <text:s text:c="3"/>// Максимальное значение целого числа</text:span><text:span text:style-name="T688"><text:line-break/> <text:s text:c="3"/>минДробное </text:span><text:span text:style-name="T690">= 2.2250738585072E-308; <text:s/>// Минимальное значение дробного числа</text:span><text:span text:style-name="T688"><text:line-break/> <text:s text:c="3"/>максДробное </text:span><text:span text:style-name="T690">= 1.79769313486232E308; // Максимальное значение дробного числа</text:span><text:span text:style-name="T688"><text:line-break/> <text:s text:c="3"/>Pi </text:span><text:span text:style-name="T690">= 3.14159265358979; <text:s text:c="13"/>// Значение числа Пи</text:span></text:p>
      <text:p text:style-name="Исходный_20_код"><text:span text:style-name="T691"><text:s text:c="4"/>Пи</text:span><text:span text:style-name="T688"> </text:span><text:span text:style-name="T690">= 3.14159265358979; <text:s text:c="13"/>// Значение числа Пи</text:span></text:p>
      <text:h text:style-name="P572" text:outline-level="3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573" text:outline-level="3"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<text:soft-page-break/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574" text:outline-level="3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0">НеверноеЧисло</text:span></text:span>.</text:p>
      <text:h text:style-name="P575" text:outline-level="3"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76" text:outline-level="3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77" text:outline-level="3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78" text:outline-level="3"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79" text:outline-level="3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79" text:outline-level="3"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<text:soft-page-break/>Возвращает <text:span text:style-name="T461">арк</text:span><text:span text:style-name="T459">ко</text:span>синус переданного числа.</text:p>
      <text:h text:style-name="P579" text:outline-level="3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Возвращает <text:span text:style-name="T461">арк</text:span><text:span text:style-name="T460">тангенс</text:span> переданного числа.</text:p>
      <text:h text:style-name="P580" text:outline-level="3"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80" text:outline-level="3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81" text:outline-level="3">Функция <text:span text:style-name="T536">случайное</text:span>()</text:h>
      <text:p text:style-name="P207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08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3">псевдо</text:span><text:span text:style-name="T539">случайных чисел инициализируется при первом обращении к функции.</text:span></text:p>
      <text:h text:style-name="P536" text:outline-level="2">Моменты</text:h>
      <text:h text:style-name="Heading_20_3" text:outline-level="3">Функци<text:span text:style-name="T972">я</text:span> дата()</text:h>
      <text:p text:style-name="P345">функция дата: момент;<text:line-break/><text:span text:style-name="T959">функция дата(м: момент): момент;</text:span></text:p>
      <text:p text:style-name="P104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1">функция <text:span text:style-name="T327">время</text:span>: момент;<text:line-break/>функция <text:span text:style-name="T960">время</text:span>(м: момент): момент;</text:p>
      <text:p text:style-name="P100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4">ку</text:span>щего момента — дату и время.</text:p>
      <text:h text:style-name="P535" text:outline-level="2"><text:soft-page-break/>Исключения</text:h>
      <text:h text:style-name="Heading_20_3" text:outline-level="3">Предопределённые исключения</text:h>
      <text:p text:style-name="P497">В стандартной библиотеке Клаус определены следующие исключения:</text:p>
      <text:p text:style-name="P498"><text:span text:style-name="Source_20_Text">ОшибкаВводаВывода</text:span><text:tab/>-<text:tab/><text:span text:style-name="T1362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9"><text:span text:style-name="Source_20_Text">ОшибкаКонвертации</text:span><text:tab/>-<text:tab/><text:span text:style-name="T1362">возникает при ошибках преобразования значений из текстового формата в двоичный и обратно.</text:span></text:p>
      <text:p text:style-name="P499"><text:span text:style-name="Source_20_Text">НеверныйИндекс</text:span><text:tab/>-<text:tab/><text:span text:style-name="T1363">возникает при обращении к несуществующему индексу в массиве.</text:span></text:p>
      <text:p text:style-name="P499"><text:span text:style-name="Source_20_Text">НеверныйКлюч</text:span><text:tab/>-<text:tab/><text:span text:style-name="T1363">возникает при обращении к несуществующему ключу в словаре.</text:span></text:p>
      <text:p text:style-name="P499"><text:span text:style-name="Source_20_Text">НеверныйСимвол</text:span><text:tab/>-<text:tab/><text:span text:style-name="T1366">возникает при ошибках, связанных с обращением к неверному байту в строке.</text:span></text:p>
      <text:p text:style-name="P503"><text:span text:style-name="Source_20_Text">НеверноеИмя</text:span><text:tab/>-<text:tab/><text:span text:style-name="T1365">возникает при обращении к несуществующему идентификатору.</text:span></text:p>
      <text:p text:style-name="P503"><text:span text:style-name="Source_20_Text">НеверноеЧисло</text:span><text:tab/>-<text:tab/><text:span text:style-name="T1366">возникает при ошибках, связанных с обработкой дробных чисел.</text:span></text:p>
      <text:p text:style-name="P502"><text:span text:style-name="Source_20_Text">НеверныйТип</text:span><text:tab/>-<text:tab/><text:span text:style-name="T1364">возникает при ошибках, связанных с несовместимостью типов данных.</text:span></text:p>
      <text:p text:style-name="P502"><text:span text:style-name="Source_20_Text">НеверныйСинтаксис</text:span><text:tab/>-<text:tab/><text:span text:style-name="T1366">возникает при синтаксических ошибках.</text:span></text:p>
      <text:p text:style-name="P501"><text:span text:style-name="Source_20_Text">ОшибкаВыполнения</text:span><text:tab/>-<text:tab/><text:span text:style-name="T1366">прочие ошибки программы или операционной системы.</text:span></text:p>
      <text:p text:style-name="P500"><text:span text:style-name="Source_20_Text">ВнутренняяОшибка</text:span><text:tab/>-<text:tab/><text:span text:style-name="T1367">ошибки, допущенные разработчиками Клауса. При возникновении такой ошибки авторы будут благодарны за </text:span><text:span text:style-name="T1369">добавление</text:span><text:span text:style-name="T1367"> сообщения о </text:span><text:span text:style-name="T1368">проблеме</text:span><text:span text:style-name="T1367"> в репозитори</text:span><text:span text:style-name="T1369">й</text:span><text:span text:style-name="T1367"> проекта. Заранее спасибо!</text:span></text:p>
      <text:p text:style-name="Text_20_body">Все предопределённые исключения не <text:span text:style-name="T1371">принимают</text:span> параметров. <text:span text:style-name="T1370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535" text:outline-level="2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oft-page-break/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3">Не</text:span></text:span><text:span text:style-name="Source_20_Text"><text:span text:style-name="T854">верный</text:span></text:span><text:span text:style-name="Source_20_Text"><text:span text:style-name="T853">Символ</text:span></text:span><text:span text:style-name="T114"> в случае ошибок</text:span>. Например, <text:span text:style-name="T115">такое 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82" text:outline-level="3"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2">ов</text:span>.</text:p>
      <text:p text:style-name="P24">Если передан параметр <text:span text:style-name="Source_20_Text"><text:span text:style-name="T848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3">ов</text:span>, не оказался разбит на части — <text:span text:style-name="T150">иначе</text:span> возникнет ошибка <text:span text:style-name="Source_20_Text"><text:span text:style-name="T800">НеверныйСимвол</text:span></text:span><text:span text:style-name="T157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83" text:outline-level="3"><text:span text:style-name="T15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55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56">НеверныйСимвол</text:span></text:span><text:span text:style-name="T121">.</text:span></text:p>
      <text:p text:style-name="P30">Если параметр <text:span text:style-name="Source_20_Text"><text:span text:style-name="T800">индекс</text:span></text:span> не указан, <text:span text:style-name="T120">он считается равным 0, и функция</text:span> возвращает первый символ в строке.</text:p>
      <text:h text:style-name="Heading_20_3" text:outline-level="3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<text:soft-page-break/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7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5">В параметре <text:span text:style-name="Source_20_Text"><text:span text:style-name="T800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59">индекс</text:span></text:span><text:span text:style-name="T130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0">индекс</text:span></text:span><text:span text:style-name="T129"> и </text:span><text:span text:style-name="Source_20_Text"><text:span text:style-name="T860">максЦелое</text:span></text:span><text:span text:style-name="T129"> в параметре </text:span><text:span text:style-name="Source_20_Text"><text:span text:style-name="T860">кво</text:span></text:span><text:span text:style-name="T129">.</text:span></text:p>
      <text:h text:style-name="P586" text:outline-level="3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57">индекс</text:span></text:span>. <text:span text:style-name="T134">Для получения позиции последнего символа в строке в параметре </text:span><text:span text:style-name="Source_20_Text"><text:span text:style-name="T861">индекс</text:span></text:span><text:span text:style-name="T134"> 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6">В параметре <text:span text:style-name="Source_20_Text"><text:span text:style-name="T800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59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2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0">индекс</text:span></text:span><text:span text:style-name="T129"> и </text:span><text:span text:style-name="Source_20_Text"><text:span text:style-name="T860">кво</text:span></text:span><text:span text:style-name="T129">.</text:span></text:p>
      <text:p text:style-name="P43"><text:span text:style-name="T195">Примечание:</text:span> для <text:span text:style-name="T885">строки из </text:span>многобайтовых символов функция <text:span text:style-name="Source_20_Text"><text:span text:style-name="T800">след()</text:span></text:span> работает быстрее, чем <text:span text:style-name="Source_20_Text"><text:span text:style-name="T800">пред()</text:span></text:span>.</text:p>
      <text:h text:style-name="Heading_20_3" text:outline-level="3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2">Если параметр <text:span text:style-name="Source_20_Text"><text:span text:style-name="T800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3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4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58">НеверныйСимвол</text:span></text:span><text:span text:style-name="T142">.</text:span></text:p>
      <text:h text:style-name="Heading_20_3" text:outline-level="3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0">стр2</text:span></text:span> в конец строки <text:span text:style-name="Source_20_Text"><text:span text:style-name="T800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3" text:outline-level="3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0">подстр</text:span></text:span> в указанную позицию строки <text:span text:style-name="Source_20_Text"><text:span text:style-name="T800">стр</text:span></text:span>, <text:span text:style-name="T161">так что символы из строки </text:span><text:span text:style-name="Source_20_Text"><text:span text:style-name="T864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4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4">индекс</text:span></text:span><text:span text:style-name="T161">. П</text:span>ри этом длина строки <text:span text:style-name="Source_20_Text"><text:span text:style-name="T800">стр</text:span></text:span> увеличивается на длину строки <text:span text:style-name="Source_20_Text"><text:span text:style-name="T800">подстр</text:span></text:span>.</text:p>
      <text:p text:style-name="P40"><text:span text:style-name="T163">Если переданный </text:span><text:span text:style-name="Source_20_Text"><text:span text:style-name="T865">индекс</text:span></text:span><text:span text:style-name="T163"> больше или равен длине </text:span><text:span text:style-name="Source_20_Text"><text:span text:style-name="T866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5">ов</text:span>, начиная с переданного индекса, включительно.</text:p>
      <text:p text:style-name="P41"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36">ов</text:span> справа от индекса, чем передано в параметре <text:span text:style-name="Source_20_Text"><text:span text:style-name="T800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удаляемый символ, если он </text:span><text:span text:style-name="T187">занимает несколько байт</text:span><text:span text:style-name="T937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0">стр1</text:span></text:span><text:span text:style-name="T164"> </text:span>байты из <text:span text:style-name="Source_20_Text"><text:span text:style-name="T800">стр2</text:span></text:span>.</text:p>
      <text:p text:style-name="P48"><text:span text:style-name="T192">Из </text:span><text:span text:style-name="Source_20_Text"><text:span text:style-name="T867">стр2</text:span></text:span><text:span text:style-name="T192"> копируется </text:span><text:span text:style-name="T193">указанное </text:span><text:span text:style-name="Source_20_Text"><text:span text:style-name="T867">число</text:span></text:span><text:span text:style-name="T192"> байт</text:span><text:span text:style-name="T938">ов</text:span><text:span text:style-name="T192">, начиная от </text:span><text:span text:style-name="Source_20_Text"><text:span text:style-name="T867">индекс2</text:span></text:span><text:span text:style-name="T192">, включительно; </text:span><text:span text:style-name="T193">эти байты размещаются в </text:span><text:span text:style-name="Source_20_Text"><text:span text:style-name="T868">стр1</text:span></text:span><text:span text:style-name="T167">,</text:span><text:span text:style-name="T193"> начиная от </text:span><text:span text:style-name="Source_20_Text"><text:span text:style-name="T868">индекс</text:span></text:span><text:span text:style-name="T193">, и заменяют собой байты, которые раньше находились в </text:span><text:span text:style-name="Source_20_Text"><text:span text:style-name="T868">стр1</text:span></text:span><text:span text:style-name="T193"> в этих позициях. Если длины </text:span><text:span text:style-name="Source_20_Text"><text:span text:style-name="T868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0">число</text:span></text:span>, то копируются все байты от <text:span text:style-name="Source_20_Text"><text:span text:style-name="T800">индекс2</text:span></text:span> до конца <text:span text:style-name="Source_20_Text"><text:span text:style-name="T800">стр2</text:span></text:span>. Если не передан <text:span text:style-name="Source_20_Text"><text:span text:style-name="T800">индекс2</text:span></text:span>, то копируется вся <text:span text:style-name="Source_20_Text"><text:span text:style-name="T800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0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oft-page-break/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0">что</text:span></text:span> в строке <text:span text:style-name="Source_20_Text"><text:span text:style-name="T800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69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0">учтРегистр</text:span></text:span> передано <text:span text:style-name="Source_20_Text"><text:span text:style-name="T800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587" text:outline-level="3"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0">число</text:span></text:span> байт<text:span text:style-name="T939">ов</text:span>, начиная с переданного индекса, на байты из строки <text:span text:style-name="Source_20_Text"><text:span text:style-name="T800">чем</text:span></text:span>. <text:span text:style-name="T226">Длина строки изменяется соответственно.</text:span></text:p>
      <text:p text:style-name="P69">Значения <text:span text:style-name="Source_20_Text"><text:span text:style-name="T800">индекс</text:span></text:span> и <text:span text:style-name="Source_20_Text"><text:span text:style-name="T800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0">НеверныйСимвол</text:span></text:span>.</text:p>
      <text:h text:style-name="Heading_20_3" text:outline-level="3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4">Символы в апострофах <text:span text:style-name="T887">должны быть указаны</text:span> в шаблон<text:span text:style-name="T886">е</text:span> буквально, без апострофов.</text:p>
      <text:p text:style-name="P314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ext:soft-page-break/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0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608" text:outline-level="4"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88">hh</text:span><text:span text:style-name="T262">:</text:span><text:span text:style-name="T888">mm</text:span><text:span text:style-name="T262">:</text:span><text:span text:style-name="T888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86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><text:soft-page-break/></text:p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84" text:outline-level="3"><text:span text:style-name="T153">Функция </text:span><text:span text:style-name="T964">загл</text:span>()</text:h>
      <text:p text:style-name="P346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585" text:outline-level="3"><text:span text:style-name="T153">Функция </text:span><text:span text:style-name="T965">строч</text:span>()</text:h>
      <text:p text:style-name="P341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538" text:outline-level="2">Разное</text:h>
      <text:h text:style-name="P588" text:outline-level="3">Процедура уничтожить()</text:h>
      <text:p text:style-name="Исходный_20_код">процедура уничтожить(вв о: объект);</text:p>
      <text:p text:style-name="P342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2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<text:soft-page-break/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12-28T23:43:36.751987632</dc:date>
    <meta:editing-duration>P8DT13H5M35S</meta:editing-duration>
    <meta:editing-cycles>2340</meta:editing-cycles>
    <meta:generator>LibreOffice/7.3.7.2$Linux_X86_64 LibreOffice_project/30$Build-2</meta:generator>
    <meta:document-statistic meta:table-count="3" meta:image-count="0" meta:object-count="0" meta:page-count="60" meta:paragraph-count="1331" meta:word-count="16878" meta:character-count="127476" meta:non-whitespace-character-count="109199"/>
  </office:meta>
</office:document-meta>
</file>